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yriad Pro" svg:font-family="'Myriad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6.316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2.118cm"/>
    </style:style>
    <style:style style:name="co15" style:family="table-column">
      <style:table-column-properties fo:break-before="auto" style:column-width="1.834cm"/>
    </style:style>
    <style:style style:name="co16" style:family="table-column">
      <style:table-column-properties fo:break-before="auto" style:column-width="2.346cm"/>
    </style:style>
    <style:style style:name="co17" style:family="table-column">
      <style:table-column-properties fo:break-before="auto" style:column-width="3.563cm"/>
    </style:style>
    <style:style style:name="co18" style:family="table-column">
      <style:table-column-properties fo:break-before="auto" style:column-width="4.588cm"/>
    </style:style>
    <style:style style:name="co19" style:family="table-column">
      <style:table-column-properties fo:break-before="auto" style:column-width="3.422cm"/>
    </style:style>
    <style:style style:name="co20" style:family="table-column">
      <style:table-column-properties fo:break-before="auto" style:column-width="3.739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5.576cm"/>
    </style:style>
    <style:style style:name="co23" style:family="table-column">
      <style:table-column-properties fo:break-before="auto" style:column-width="4.868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3.316cm"/>
    </style:style>
    <style:style style:name="co27" style:family="table-column">
      <style:table-column-properties fo:break-before="auto" style:column-width="5.539cm"/>
    </style:style>
    <style:style style:name="co28" style:family="table-column">
      <style:table-column-properties fo:break-before="auto" style:column-width="1.505cm"/>
    </style:style>
    <style:style style:name="co29" style:family="table-column">
      <style:table-column-properties fo:break-before="auto" style:column-width="3.457cm"/>
    </style:style>
    <style:style style:name="co30" style:family="table-column">
      <style:table-column-properties fo:break-before="auto" style:column-width="5.082cm"/>
    </style:style>
    <style:style style:name="co31" style:family="table-column">
      <style:table-column-properties fo:break-before="auto" style:column-width="3.986cm"/>
    </style:style>
    <style:style style:name="co32" style:family="table-column">
      <style:table-column-properties fo:break-before="auto" style:column-width="4.022cm"/>
    </style:style>
    <style:style style:name="co33" style:family="table-column">
      <style:table-column-properties fo:break-before="auto" style:column-width="5.786cm"/>
    </style:style>
    <style:style style:name="co34" style:family="table-column">
      <style:table-column-properties fo:break-before="auto" style:column-width="3.704cm"/>
    </style:style>
    <style:style style:name="co35" style:family="table-column">
      <style:table-column-properties fo:break-before="auto" style:column-width="2.27cm"/>
    </style:style>
    <style:style style:name="co36" style:family="table-column">
      <style:table-column-properties fo:break-before="auto" style:column-width="4.057cm"/>
    </style:style>
    <style:style style:name="co37" style:family="table-column">
      <style:table-column-properties fo:break-before="auto" style:column-width="5.964cm"/>
    </style:style>
    <style:style style:name="co38" style:family="table-column">
      <style:table-column-properties fo:break-before="auto" style:column-width="3.845cm"/>
    </style:style>
    <style:style style:name="co39" style:family="table-column">
      <style:table-column-properties fo:break-before="auto" style:column-width="1.556cm"/>
    </style:style>
    <style:style style:name="co40" style:family="table-column">
      <style:table-column-properties fo:break-before="auto" style:column-width="3.916cm"/>
    </style:style>
    <style:style style:name="co41" style:family="table-column">
      <style:table-column-properties fo:break-before="auto" style:column-width="6.458cm"/>
    </style:style>
    <style:style style:name="co42" style:family="table-column">
      <style:table-column-properties fo:break-before="auto" style:column-width="1.99cm"/>
    </style:style>
    <style:style style:name="co43" style:family="table-column">
      <style:table-column-properties fo:break-before="auto" style:column-width="6.105cm"/>
    </style:style>
    <style:style style:name="co44" style:family="table-column">
      <style:table-column-properties fo:break-before="auto" style:column-width="4.128cm"/>
    </style:style>
    <style:style style:name="co45" style:family="table-column">
      <style:table-column-properties fo:break-before="auto" style:column-width="4.374cm"/>
    </style:style>
    <style:style style:name="co46" style:family="table-column">
      <style:table-column-properties fo:break-before="auto" style:column-width="4.41cm"/>
    </style:style>
    <style:style style:name="co47" style:family="table-column">
      <style:table-column-properties fo:break-before="auto" style:column-width="1.914cm"/>
    </style:style>
    <style:style style:name="co48" style:family="table-column">
      <style:table-column-properties fo:break-before="auto" style:column-width="6.669cm"/>
    </style:style>
    <style:style style:name="co49" style:family="table-column">
      <style:table-column-properties fo:break-before="auto" style:column-width="4.269cm"/>
    </style:style>
    <style:style style:name="co50" style:family="table-column">
      <style:table-column-properties fo:break-before="auto" style:column-width="3.669cm"/>
    </style:style>
    <style:style style:name="co51" style:family="table-column">
      <style:table-column-properties fo:break-before="auto" style:column-width="1.785cm"/>
    </style:style>
    <style:style style:name="co52" style:family="table-column">
      <style:table-column-properties fo:break-before="auto" style:column-width="3.634cm"/>
    </style:style>
    <style:style style:name="co53" style:family="table-column">
      <style:table-column-properties fo:break-before="auto" style:column-width="3.351cm"/>
    </style:style>
    <style:style style:name="co54" style:family="table-column">
      <style:table-column-properties fo:break-before="auto" style:column-width="1.683cm"/>
    </style:style>
    <style:style style:name="co55" style:family="table-column">
      <style:table-column-properties fo:break-before="auto" style:column-width="5.858cm"/>
    </style:style>
    <style:style style:name="co56" style:family="table-column">
      <style:table-column-properties fo:break-before="auto" style:column-width="3.881cm"/>
    </style:style>
    <style:style style:name="co57" style:family="table-column">
      <style:table-column-properties fo:break-before="auto" style:column-width="4.621cm"/>
    </style:style>
    <style:style style:name="co58" style:family="table-column">
      <style:table-column-properties fo:break-before="auto" style:column-width="2.434cm"/>
    </style:style>
    <style:style style:name="co59" style:family="table-column">
      <style:table-column-properties fo:break-before="auto" style:column-width="6.705cm"/>
    </style:style>
    <style:style style:name="co60" style:family="table-column">
      <style:table-column-properties fo:break-before="auto" style:column-width="2.092cm"/>
    </style:style>
    <style:style style:name="co61" style:family="table-column">
      <style:table-column-properties fo:break-before="auto" style:column-width="6.987cm"/>
    </style:style>
    <style:style style:name="co62" style:family="table-column">
      <style:table-column-properties fo:break-before="auto" style:column-width="3.953cm"/>
    </style:style>
    <style:style style:name="co63" style:family="table-column">
      <style:table-column-properties fo:break-before="auto" style:column-width="2.258cm"/>
    </style:style>
    <style:style style:name="co64" style:family="table-column">
      <style:table-column-properties fo:break-before="auto" style:column-width="2.933cm"/>
    </style:style>
    <style:style style:name="co65" style:family="table-column">
      <style:table-column-properties fo:break-before="auto" style:column-width="3.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PageStyle_5f_ABR-15">
      <style:table-properties table:display="true" style:writing-mode="lr-tb"/>
    </style:style>
    <style:style style:name="ta2" style:family="table" style:master-page-name="PageStyle_5f_MAI-15">
      <style:table-properties table:display="true" style:writing-mode="lr-tb"/>
    </style:style>
    <style:style style:name="ta3" style:family="table" style:master-page-name="PageStyle_5f_JUN-15">
      <style:table-properties table:display="true" style:writing-mode="lr-tb"/>
    </style:style>
    <style:style style:name="ta4" style:family="table" style:master-page-name="PageStyle_5f_JUL-15">
      <style:table-properties table:display="true" style:writing-mode="lr-tb"/>
    </style:style>
    <style:style style:name="ta5" style:family="table" style:master-page-name="PageStyle_5f_AGO-15">
      <style:table-properties table:display="true" style:writing-mode="lr-tb"/>
    </style:style>
    <style:style style:name="ta6" style:family="table" style:master-page-name="PageStyle_5f_SET-15">
      <style:table-properties table:display="true" style:writing-mode="lr-tb"/>
    </style:style>
    <style:style style:name="ta7" style:family="table" style:master-page-name="PageStyle_5f_OUT-15">
      <style:table-properties table:display="true" style:writing-mode="lr-tb"/>
    </style:style>
    <style:style style:name="ta8" style:family="table" style:master-page-name="PageStyle_5f_NOV-15">
      <style:table-properties table:display="true" style:writing-mode="lr-tb"/>
    </style:style>
    <style:style style:name="ta9" style:family="table" style:master-page-name="PageStyle_5f_DEZ-15">
      <style:table-properties table:display="true" style:writing-mode="lr-tb"/>
    </style:style>
    <style:style style:name="ta10" style:family="table" style:master-page-name="PageStyle_5f_JAN-16">
      <style:table-properties table:display="true" style:writing-mode="lr-tb"/>
    </style:style>
    <style:style style:name="ta11" style:family="table" style:master-page-name="PageStyle_5f_FEV-16">
      <style:table-properties table:display="true" style:writing-mode="lr-tb"/>
    </style:style>
    <style:style style:name="ta12" style:family="table" style:master-page-name="PageStyle_5f_MAR-16">
      <style:table-properties table:display="true" style:writing-mode="lr-tb"/>
    </style:style>
    <style:style style:name="ta13" style:family="table" style:master-page-name="PageStyle_5f_ABR-16">
      <style:table-properties table:display="true" style:writing-mode="lr-tb"/>
    </style:style>
    <style:style style:name="ta14" style:family="table" style:master-page-name="PageStyle_5f_MAI-16">
      <style:table-properties table:display="true" style:writing-mode="lr-tb"/>
    </style:style>
    <style:style style:name="ta1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0" number:language="pt" number:country="B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9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505050" style:rotation-align="none"/>
    </style:style>
    <style:style style:name="ce29" style:family="table-cell" style:parent-style-name="Default">
      <style:table-cell-properties fo:border-bottom="none" style:diagonal-bl-tr="none" style:diagonal-tl-br="none" fo:border-left="0.74pt solid #505050" fo:border-right="0.74pt solid #505050" style:rotation-align="none" fo:border-top="0.74pt solid #505050"/>
    </style:style>
    <style:style style:name="ce30" style:family="table-cell" style:parent-style-name="Default">
      <style:table-cell-properties style:diagonal-bl-tr="none" style:diagonal-tl-br="none" fo:border="0.74pt solid #000000" style:rotation-align="none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style:diagonal-bl-tr="none" style:diagonal-tl-br="none" fo:border="0.74pt solid #505050" style:rotation-align="none"/>
    </style:style>
    <style:style style:name="ce34" style:family="table-cell" style:parent-style-name="Default" style:data-style-name="N2">
      <style:table-cell-properties fo:border-bottom="none" style:diagonal-bl-tr="none" style:diagonal-tl-br="none" fo:border-left="0.74pt solid #505050" fo:border-right="0.74pt solid #505050" style:rotation-align="none" fo:border-top="0.74pt solid #505050"/>
    </style:style>
    <style:style style:name="ce3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36" style:family="table-cell" style:parent-style-name="Default" style:data-style-name="N11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505050" fo:border-right="none" style:rotation-align="none" fo:border-top="0.74pt solid #505050"/>
    </style:style>
    <style:style style:name="ce38" style:family="table-cell" style:parent-style-name="Default" style:data-style-name="N11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10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rotation-align="none"/>
    </style:style>
    <style:style style:name="ce43" style:family="table-cell" style:parent-style-name="Default" style:data-style-name="N110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30"/>
    <style:style style:name="ce46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47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48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9" style:family="table-cell" style:parent-style-name="Default" style:data-style-name="N100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3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53" style:family="table-cell" style:parent-style-name="Default" style:data-style-name="N30">
      <style:table-cell-properties style:diagonal-bl-tr="none" style:diagonal-tl-br="none" fo:border="0.74pt solid #000000" style:rotation-align="none"/>
    </style:style>
    <style:style style:name="ce54" style:family="table-cell" style:parent-style-name="Default" style:data-style-name="N110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10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30">
      <style:table-cell-properties style:diagonal-bl-tr="none" style:diagonal-tl-br="none" style:text-align-source="fix" style:repeat-content="false" fo:border="0.74pt solid #505050" style:rotation-align="none"/>
      <style:paragraph-properties fo:text-align="center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border="0.74pt solid #505050" style:rotation-align="none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diagonal-bl-tr="none" style:diagonal-tl-br="none" style:text-align-source="fix" style:repeat-content="false" fo:border-left="0.74pt solid #505050" fo:border-right="0.74pt solid #505050" style:rotation-align="none" fo:border-top="0.74pt solid #505050"/>
      <style:paragraph-properties fo:text-align="center" fo:margin-left="0cm"/>
    </style:style>
    <style:style style:name="ce60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</style:style>
    <style:style style:name="ce6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ACERTO&quot;;&quot;ADESIVOS&quot;;&quot;ALADIM&quot;;&quot;ALUGUEL&quot;;&quot;BOMBEIRO&quot;;&quot;CAIXA&quot;;&quot;CASA&quot;;&quot;CHEQUE IN&quot;;&quot;CHEQUE OUT&quot;;&quot;COMIDA&quot;;&quot;CONTADOR&quot;;&quot;CRISTAL&quot;;&quot;DEPOSITO BANCO&quot;;&quot;GASOLINA&quot;;&quot;GLAUCIA&quot;;&quot;IPTU&quot;;&quot;KOLOSS&quot;;&quot;LIMPEZA&quot;;&quot;MARCO BONI&quot;;&quot;PROLABORE BECA&quot;;&quot;PROLABORE NATI&quot;;&quot;PROLABORE SANDRA&quot;;&quot;REAL&quot;;&quot;SACOLAS&quot;;&quot;TELEFONE&quot;;&quot;VULT&quot;;&quot;ZAMPHY&quot;)" table:allow-empty-cell="true" table:display-list="unsorted" table:base-cell-address="'ABR-15'.A1">
          <table:help-message table:display="true"/>
        </table:content-validation>
      </table:content-validations>
      <table:table table:name="ABR-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6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2" table:number-rows-spanned="1">
            <text:p>MARIA BONITA COSMÉTICOS</text:p>
          </table:table-cell>
          <table:covered-table-cell table:style-name="ce1"/>
          <table:covered-table-cell table:number-columns-repeated="4" table:style-name="ce7"/>
          <table:covered-table-cell table:number-columns-repeated="2" table:style-name="ce11"/>
          <table:covered-table-cell table:style-name="ce7"/>
          <table:covered-table-cell table:number-columns-repeated="2" table:style-name="ce11"/>
          <table:covered-table-cell table:style-name="ce17"/>
          <table:table-cell table:number-columns-repeated="101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12" table:number-rows-spanned="1">
            <text:p>Controle Diário de Finanças</text:p>
          </table:table-cell>
          <table:covered-table-cell table:style-name="ce2"/>
          <table:covered-table-cell table:number-columns-repeated="4" table:style-name="ce8"/>
          <table:covered-table-cell table:number-columns-repeated="2" table:style-name="ce12"/>
          <table:covered-table-cell table:style-name="ce8"/>
          <table:covered-table-cell table:number-columns-repeated="2" table:style-name="ce12"/>
          <table:covered-table-cell table:style-name="ce18"/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account_id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3" office:value-type="string" calcext:value-type="string">
            <text:p>value</text:p>
          </table:table-cell>
          <table:table-cell table:style-name="ce13"/>
          <table:table-cell table:style-name="ce3" office:value-type="string" calcext:value-type="string">
            <text:p>Histórico</text:p>
          </table:table-cell>
          <table:table-cell table:style-name="ce13" office:value-type="string" calcext:value-type="string">
            <text:p>Crédito</text:p>
          </table:table-cell>
          <table:table-cell table:style-name="ce1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0"/>
        </table:table-row>
        <table:table-row table:style-name="ro4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9"/>
          <table:table-cell table:style-name="ce4" office:value-type="string" calcext:value-type="string">
            <text:p>', description: '</text:p>
          </table:table-cell>
          <table:table-cell table:style-name="ce9"/>
          <table:table-cell table:style-name="ce4" office:value-type="string" calcext:value-type="string">
            <text:p>', value: '</text:p>
          </table:table-cell>
          <table:table-cell table:style-name="ce14"/>
          <table:table-cell table:style-name="ce4" office:value-type="string" calcext:value-type="string">
            <text:p>')</text:p>
          </table:table-cell>
          <table:table-cell table:style-name="ce9"/>
          <table:table-cell table:style-name="ce14"/>
          <table:table-cell table:style-name="ce16"/>
          <table:table-cell table:style-name="ce19" office:value-type="float" office:value="1410" calcext:value-type="float">
            <text:p>R$ 1.41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60" calcext:value-type="float">
            <text:p>60,00</text:p>
          </table:table-cell>
          <table:table-cell table:style-name="ce20" table:formula="of:=SUM([.L7];[.N6]-[.M7])" office:value-type="float" office:value="1350" calcext:value-type="float">
            <text:p>R$ 1.35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15"/>
          <table:table-cell table:style-name="ce21" table:formula="of:=SUM([.L8];[.N7]-[.M8])" office:value-type="float" office:value="1678.55" calcext:value-type="float">
            <text:p>R$ 1.678,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5.7" calcext:value-type="float">
            <text:p>175,70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5.7" calcext:value-type="float">
            <text:p>175,70</text:p>
          </table:table-cell>
          <table:table-cell table:style-name="ce21" table:formula="of:=SUM([.L9];[.N8]-[.M9])" office:value-type="float" office:value="1502.85" calcext:value-type="float">
            <text:p>R$ 1.502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79" calcext:value-type="float">
            <text:p>179,0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9" calcext:value-type="float">
            <text:p>179,00</text:p>
          </table:table-cell>
          <table:table-cell table:style-name="ce21" table:formula="of:=SUM([.L10];[.N9]-[.M10])" office:value-type="float" office:value="1323.85" calcext:value-type="float">
            <text:p>R$ 1.32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276.5" calcext:value-type="float">
            <text:p>276,5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276.5" calcext:value-type="float">
            <text:p>276,50</text:p>
          </table:table-cell>
          <table:table-cell table:style-name="ce21" table:formula="of:=SUM([.L11];[.N10]-[.M11])" office:value-type="float" office:value="1047.35" calcext:value-type="float">
            <text:p>R$ 1.047,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 table:number-columns-repeated="3"/>
          <table:table-cell table:style-name="ce15" office:value-type="float" office:value="167.9" calcext:value-type="float">
            <text:p>167,90</text:p>
          </table:table-cell>
          <table:table-cell table:style-name="ce15"/>
          <table:table-cell table:style-name="ce6" table:content-validation-name="val1" office:value-type="string" calcext:value-type="string">
            <text:p>BIO EXTRATUS</text:p>
          </table:table-cell>
          <table:table-cell table:style-name="ce15"/>
          <table:table-cell table:style-name="ce15" office:value-type="float" office:value="167.9" calcext:value-type="float">
            <text:p>167,90</text:p>
          </table:table-cell>
          <table:table-cell table:style-name="ce21" table:formula="of:=SUM([.L12];[.N11]-[.M12])" office:value-type="float" office:value="879.45" calcext:value-type="float">
            <text:p>R$ 879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64.4" calcext:value-type="float">
            <text:p>564,4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564.4" calcext:value-type="float">
            <text:p>564,40</text:p>
          </table:table-cell>
          <table:table-cell table:style-name="ce15"/>
          <table:table-cell table:style-name="ce21" table:formula="of:=SUM([.L13];[.N12]-[.M13])" office:value-type="float" office:value="1443.85" calcext:value-type="float">
            <text:p>R$ 1.44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80" calcext:value-type="float">
            <text:p>8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80" calcext:value-type="float">
            <text:p>80,00</text:p>
          </table:table-cell>
          <table:table-cell table:style-name="ce21" table:formula="of:=SUM([.L14];[.N13]-[.M14])" office:value-type="float" office:value="1363.85" calcext:value-type="float">
            <text:p>R$ 1.36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10" calcext:value-type="float">
            <text:p>1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10" calcext:value-type="float">
            <text:p>110,00</text:p>
          </table:table-cell>
          <table:table-cell table:style-name="ce21" table:formula="of:=SUM([.L15];[.N14]-[.M15])" office:value-type="float" office:value="1253.85" calcext:value-type="float">
            <text:p>R$ 1.25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 table:number-columns-repeated="3"/>
          <table:table-cell table:style-name="ce15" office:value-type="float" office:value="221.4" calcext:value-type="float">
            <text:p>221,40</text:p>
          </table:table-cell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15"/>
          <table:table-cell table:style-name="ce15" office:value-type="float" office:value="221.4" calcext:value-type="float">
            <text:p>221,40</text:p>
          </table:table-cell>
          <table:table-cell table:style-name="ce21" table:formula="of:=SUM([.L16];[.N15]-[.M16])" office:value-type="float" office:value="1032.45" calcext:value-type="float">
            <text:p>R$ 1.032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185.9" calcext:value-type="float">
            <text:p>185,90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185.9" calcext:value-type="float">
            <text:p>185,90</text:p>
          </table:table-cell>
          <table:table-cell table:style-name="ce21" table:formula="of:=SUM([.L17];[.N16]-[.M17])" office:value-type="float" office:value="846.55" calcext:value-type="float">
            <text:p>R$ 846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8" calcext:value-type="float">
            <text:p>8</text:p>
          </table:table-cell>
          <table:table-cell table:style-name="ce6" table:content-validation-name="val1" table:number-columns-repeated="3"/>
          <table:table-cell table:style-name="ce15" office:value-type="float" office:value="67.9" calcext:value-type="float">
            <text:p>67,90</text:p>
          </table:table-cell>
          <table:table-cell table:style-name="ce15"/>
          <table:table-cell table:style-name="ce6" table:content-validation-name="val1" office:value-type="string" calcext:value-type="string">
            <text:p>BOMBEIRO</text:p>
          </table:table-cell>
          <table:table-cell table:style-name="ce15"/>
          <table:table-cell table:style-name="ce15" office:value-type="float" office:value="67.9" calcext:value-type="float">
            <text:p>67,90</text:p>
          </table:table-cell>
          <table:table-cell table:style-name="ce21" table:formula="of:=SUM([.L18];[.N17]-[.M18])" office:value-type="float" office:value="778.65" calcext:value-type="float">
            <text:p>R$ 778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0" calcext:value-type="float">
            <text:p>20,00</text:p>
          </table:table-cell>
          <table:table-cell table:style-name="ce21" table:formula="of:=SUM([.L19];[.N18]-[.M19])" office:value-type="float" office:value="758.65" calcext:value-type="float">
            <text:p>R$ 758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21.15" calcext:value-type="float">
            <text:p>221,1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21.15" calcext:value-type="float">
            <text:p>221,15</text:p>
          </table:table-cell>
          <table:table-cell table:style-name="ce15"/>
          <table:table-cell table:style-name="ce21" table:formula="of:=SUM([.L20];[.N19]-[.M20])" office:value-type="float" office:value="979.8" calcext:value-type="float">
            <text:p>R$ 979,80</text:p>
          </table:table-cell>
          <table:table-cell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96.5" calcext:value-type="float">
            <text:p>296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96.5" calcext:value-type="float">
            <text:p>296,50</text:p>
          </table:table-cell>
          <table:table-cell table:style-name="ce15"/>
          <table:table-cell table:style-name="ce21" table:formula="of:=SUM([.L21];[.N20]-[.M21])" office:value-type="float" office:value="1276.3" calcext:value-type="float">
            <text:p>R$ 1.27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22];[.N21]-[.M22])" office:value-type="float" office:value="1226.3" calcext:value-type="float">
            <text:p>R$ 1.22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08" calcext:value-type="date">
            <text:p>08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31.1" calcext:value-type="float">
            <text:p>231,1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31.1" calcext:value-type="float">
            <text:p>231,10</text:p>
          </table:table-cell>
          <table:table-cell table:style-name="ce15"/>
          <table:table-cell table:style-name="ce21" table:formula="of:=SUM([.L23];[.N22]-[.M23])" office:value-type="float" office:value="1457.4" calcext:value-type="float">
            <text:p>R$ 1.457,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227.5" calcext:value-type="float">
            <text:p>227,50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227.5" calcext:value-type="float">
            <text:p>227,50</text:p>
          </table:table-cell>
          <table:table-cell table:style-name="ce21" table:formula="of:=SUM([.L24];[.N23]-[.M24])" office:value-type="float" office:value="1229.9" calcext:value-type="float">
            <text:p>R$ 1.229,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75.7" calcext:value-type="float">
            <text:p>175,7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5.7" calcext:value-type="float">
            <text:p>175,70</text:p>
          </table:table-cell>
          <table:table-cell table:style-name="ce21" table:formula="of:=SUM([.L25];[.N24]-[.M25])" office:value-type="float" office:value="1054.2" calcext:value-type="float">
            <text:p>R$ 1.05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65.35" calcext:value-type="float">
            <text:p>165,3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65.35" calcext:value-type="float">
            <text:p>165,35</text:p>
          </table:table-cell>
          <table:table-cell table:style-name="ce21" table:formula="of:=SUM([.L26];[.N25]-[.M26])" office:value-type="float" office:value="888.85" calcext:value-type="float">
            <text:p>R$ 888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 table:number-columns-repeated="3"/>
          <table:table-cell table:style-name="ce15" office:value-type="float" office:value="102.85" calcext:value-type="float">
            <text:p>102,85</text:p>
          </table:table-cell>
          <table:table-cell table:style-name="ce15"/>
          <table:table-cell table:style-name="ce6" table:content-validation-name="val1" office:value-type="string" calcext:value-type="string">
            <text:p>IPTU</text:p>
          </table:table-cell>
          <table:table-cell table:style-name="ce15"/>
          <table:table-cell table:style-name="ce15" office:value-type="float" office:value="102.85" calcext:value-type="float">
            <text:p>102,85</text:p>
          </table:table-cell>
          <table:table-cell table:style-name="ce21" table:formula="of:=SUM([.L27];[.N26]-[.M27])" office:value-type="float" office:value="786" calcext:value-type="float">
            <text:p>R$ 786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ONTADOR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28];[.N27]-[.M28])" office:value-type="float" office:value="736" calcext:value-type="float">
            <text:p>R$ 736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15" office:value-type="float" office:value="26.5" calcext:value-type="float">
            <text:p>26,50</text:p>
          </table:table-cell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15"/>
          <table:table-cell table:style-name="ce15" office:value-type="float" office:value="26.5" calcext:value-type="float">
            <text:p>26,50</text:p>
          </table:table-cell>
          <table:table-cell table:style-name="ce21" table:formula="of:=SUM([.L29];[.N28]-[.M29])" office:value-type="float" office:value="709.5" calcext:value-type="float">
            <text:p>R$ 709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22" calcext:value-type="float">
            <text:p>222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22" calcext:value-type="float">
            <text:p>222,00</text:p>
          </table:table-cell>
          <table:table-cell table:style-name="ce21" table:formula="of:=SUM([.L30];[.N29]-[.M30])" office:value-type="float" office:value="487.5" calcext:value-type="float">
            <text:p>R$ 487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96.7" calcext:value-type="float">
            <text:p>396,7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96.7" calcext:value-type="float">
            <text:p>396,70</text:p>
          </table:table-cell>
          <table:table-cell table:style-name="ce15"/>
          <table:table-cell table:style-name="ce21" table:formula="of:=SUM([.L31];[.N30]-[.M31])" office:value-type="float" office:value="884.2" calcext:value-type="float">
            <text:p>R$ 88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0" calcext:value-type="date">
            <text:p>10/04/15</text:p>
          </table:table-cell>
          <table:table-cell table:style-name="ce5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70" calcext:value-type="float">
            <text:p>7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70" calcext:value-type="float">
            <text:p>70,00</text:p>
          </table:table-cell>
          <table:table-cell table:style-name="ce21" table:formula="of:=SUM([.L32];[.N31]-[.M32])" office:value-type="float" office:value="814.2" calcext:value-type="float">
            <text:p>R$ 81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0" calcext:value-type="date">
            <text:p>10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78.95" calcext:value-type="float">
            <text:p>378,9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78.95" calcext:value-type="float">
            <text:p>378,95</text:p>
          </table:table-cell>
          <table:table-cell table:style-name="ce15"/>
          <table:table-cell table:style-name="ce21" table:formula="of:=SUM([.L33];[.N32]-[.M33])" office:value-type="float" office:value="1193.15" calcext:value-type="float">
            <text:p>R$ 1.193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01.5" calcext:value-type="float">
            <text:p>401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01.5" calcext:value-type="float">
            <text:p>401,50</text:p>
          </table:table-cell>
          <table:table-cell table:style-name="ce15"/>
          <table:table-cell table:style-name="ce21" table:formula="of:=SUM([.L34];[.N33]-[.M34])" office:value-type="float" office:value="1594.65" calcext:value-type="float">
            <text:p>R$ 1.59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10" calcext:value-type="float">
            <text:p>2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10" calcext:value-type="float">
            <text:p>210,00</text:p>
          </table:table-cell>
          <table:table-cell table:style-name="ce21" table:formula="of:=SUM([.L35];[.N34]-[.M35])" office:value-type="float" office:value="1384.65" calcext:value-type="float">
            <text:p>R$ 1.38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21" table:formula="of:=SUM([.L36];[.N35]-[.M36])" office:value-type="float" office:value="1784.65" calcext:value-type="float">
            <text:p>R$ 1.78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37];[.N36]-[.M37])" office:value-type="float" office:value="1734.65" calcext:value-type="float">
            <text:p>R$ 1.73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344" calcext:value-type="float">
            <text:p>344,0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344" calcext:value-type="float">
            <text:p>344,00</text:p>
          </table:table-cell>
          <table:table-cell table:style-name="ce21" table:formula="of:=SUM([.L38];[.N37]-[.M38])" office:value-type="float" office:value="1390.65" calcext:value-type="float">
            <text:p>R$ 1.390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85.3" calcext:value-type="float">
            <text:p>185,3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85.3" calcext:value-type="float">
            <text:p>185,30</text:p>
          </table:table-cell>
          <table:table-cell table:style-name="ce15"/>
          <table:table-cell table:style-name="ce21" table:formula="of:=SUM([.L39];[.N38]-[.M39])" office:value-type="float" office:value="1575.95" calcext:value-type="float">
            <text:p>R$ 1.57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120" calcext:value-type="float">
            <text:p>120,0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120" calcext:value-type="float">
            <text:p>120,00</text:p>
          </table:table-cell>
          <table:table-cell table:style-name="ce21" table:formula="of:=SUM([.L40];[.N39]-[.M40])" office:value-type="float" office:value="1455.95" calcext:value-type="float">
            <text:p>R$ 1.45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 table:number-columns-repeated="3"/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15"/>
          <table:table-cell table:style-name="ce15" office:value-type="float" office:value="10" calcext:value-type="float">
            <text:p>10,00</text:p>
          </table:table-cell>
          <table:table-cell table:style-name="ce21" table:formula="of:=SUM([.L41];[.N40]-[.M41])" office:value-type="float" office:value="1445.95" calcext:value-type="float">
            <text:p>R$ 1.44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string" calcext:value-type="string">
            <text:p>,</text:p>
          </table:table-cell>
          <table:table-cell table:style-name="ce15" office:value-type="float" office:value="10" calcext:value-type="float">
            <text:p>10,00</text:p>
          </table:table-cell>
          <table:table-cell table:style-name="ce21" table:formula="of:=SUM([.L42];[.N41]-[.M42])" office:value-type="float" office:value="1435.95" calcext:value-type="float">
            <text:p>R$ 1.43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14" calcext:value-type="float">
            <text:p>14,00</text:p>
          </table:table-cell>
          <table:table-cell table:style-name="ce15"/>
          <table:table-cell table:style-name="ce6" table:content-validation-name="val1" office:value-type="string" calcext:value-type="string">
            <text:p>TELEFONE</text:p>
          </table:table-cell>
          <table:table-cell table:style-name="ce15"/>
          <table:table-cell table:style-name="ce15" office:value-type="float" office:value="14" calcext:value-type="float">
            <text:p>14,00</text:p>
          </table:table-cell>
          <table:table-cell table:style-name="ce21" table:formula="of:=SUM([.L43];[.N42]-[.M43])" office:value-type="float" office:value="1421.95" calcext:value-type="float">
            <text:p>R$ 1.421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4" calcext:value-type="date">
            <text:p>14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70.2" calcext:value-type="float">
            <text:p>270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70.2" calcext:value-type="float">
            <text:p>270,20</text:p>
          </table:table-cell>
          <table:table-cell table:style-name="ce15"/>
          <table:table-cell table:style-name="ce21" table:formula="of:=SUM([.L44];[.N43]-[.M44])" office:value-type="float" office:value="1692.15" calcext:value-type="float">
            <text:p>R$ 1.692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table:number-columns-repeated="3"/>
          <table:table-cell table:style-name="ce15" office:value-type="float" office:value="40" calcext:value-type="float">
            <text:p>40,00</text:p>
          </table:table-cell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15"/>
          <table:table-cell table:style-name="ce15" office:value-type="float" office:value="40" calcext:value-type="float">
            <text:p>40,00</text:p>
          </table:table-cell>
          <table:table-cell table:style-name="ce21" table:formula="of:=SUM([.L45];[.N44]-[.M45])" office:value-type="float" office:value="1652.15" calcext:value-type="float">
            <text:p>R$ 1.652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table:number-columns-repeated="3"/>
          <table:table-cell table:style-name="ce15" office:value-type="float" office:value="724" calcext:value-type="float">
            <text:p>724,00</text:p>
          </table:table-cell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15"/>
          <table:table-cell table:style-name="ce15" office:value-type="float" office:value="724" calcext:value-type="float">
            <text:p>724,00</text:p>
          </table:table-cell>
          <table:table-cell table:style-name="ce21" table:formula="of:=SUM([.L46];[.N45]-[.M46])" office:value-type="float" office:value="928.15" calcext:value-type="float">
            <text:p>R$ 928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77.6" calcext:value-type="float">
            <text:p>277,6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77.6" calcext:value-type="float">
            <text:p>277,60</text:p>
          </table:table-cell>
          <table:table-cell table:style-name="ce15"/>
          <table:table-cell table:style-name="ce21" table:formula="of:=SUM([.L47];[.N46]-[.M47])" office:value-type="float" office:value="1205.75" calcext:value-type="float">
            <text:p>R$ 1.205,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6" calcext:value-type="date">
            <text:p>16/04/15</text:p>
          </table:table-cell>
          <table:table-cell table:style-name="ce5"/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 table:number-columns-repeated="3"/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15"/>
          <table:table-cell table:style-name="ce15" office:value-type="float" office:value="400" calcext:value-type="float">
            <text:p>400,00</text:p>
          </table:table-cell>
          <table:table-cell table:style-name="ce21" table:formula="of:=SUM([.L48];[.N47]-[.M48])" office:value-type="float" office:value="805.75" calcext:value-type="float">
            <text:p>R$ 805,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6" calcext:value-type="date">
            <text:p>16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80.55" calcext:value-type="float">
            <text:p>280,5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80.55" calcext:value-type="float">
            <text:p>280,55</text:p>
          </table:table-cell>
          <table:table-cell table:style-name="ce15"/>
          <table:table-cell table:style-name="ce21" table:formula="of:=SUM([.L49];[.N48]-[.M49])" office:value-type="float" office:value="1086.3" calcext:value-type="float">
            <text:p>R$ 1.08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276.5" calcext:value-type="float">
            <text:p>276,5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276.5" calcext:value-type="float">
            <text:p>276,50</text:p>
          </table:table-cell>
          <table:table-cell table:style-name="ce21" table:formula="of:=SUM([.L50];[.N49]-[.M50])" office:value-type="float" office:value="809.8" calcext:value-type="float">
            <text:p>R$ 809,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08.5" calcext:value-type="float">
            <text:p>208,5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08.5" calcext:value-type="float">
            <text:p>208,50</text:p>
          </table:table-cell>
          <table:table-cell table:style-name="ce21" table:formula="of:=SUM([.L51];[.N50]-[.M51])" office:value-type="float" office:value="601.299999999999" calcext:value-type="float">
            <text:p>R$ 60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60" calcext:value-type="float">
            <text:p>6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60" calcext:value-type="float">
            <text:p>60,00</text:p>
          </table:table-cell>
          <table:table-cell table:style-name="ce21" table:formula="of:=SUM([.L52];[.N51]-[.M52])" office:value-type="float" office:value="541.3" calcext:value-type="float">
            <text:p>R$ 54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3];[.N52]-[.M53])" office:value-type="float" office:value="491.3" calcext:value-type="float">
            <text:p>R$ 49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20.25" calcext:value-type="float">
            <text:p>320,2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20.25" calcext:value-type="float">
            <text:p>320,25</text:p>
          </table:table-cell>
          <table:table-cell table:style-name="ce15"/>
          <table:table-cell table:style-name="ce21" table:formula="of:=SUM([.L54];[.N#REF!]-[.M54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5];[.N54]-[.M55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6];[.N55]-[.M56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7];[.N56]-[.M57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8];[.N57]-[.M58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15.5" calcext:value-type="float">
            <text:p>15,5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15.5" calcext:value-type="float">
            <text:p>15,50</text:p>
          </table:table-cell>
          <table:table-cell table:style-name="ce21" table:formula="of:=SUM([.L59];[.N58]-[.M59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67.85" calcext:value-type="float">
            <text:p>467,8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67.85" calcext:value-type="float">
            <text:p>467,85</text:p>
          </table:table-cell>
          <table:table-cell table:style-name="ce15"/>
          <table:table-cell table:style-name="ce21" table:formula="of:=SUM([.L60];[.N59]-[.M60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343.75" calcext:value-type="float">
            <text:p>343,75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343.75" calcext:value-type="float">
            <text:p>343,75</text:p>
          </table:table-cell>
          <table:table-cell table:style-name="ce21" table:formula="of:=SUM([.L61];[.N60]-[.M61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19.3" calcext:value-type="float">
            <text:p>119,3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19.3" calcext:value-type="float">
            <text:p>119,30</text:p>
          </table:table-cell>
          <table:table-cell table:style-name="ce15"/>
          <table:table-cell table:style-name="ce21" table:formula="of:=SUM([.L62];[.N61]-[.M62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63];[.N62]-[.M63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2" calcext:value-type="date">
            <text:p>22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44.95" calcext:value-type="float">
            <text:p>344,9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44.95" calcext:value-type="float">
            <text:p>344,95</text:p>
          </table:table-cell>
          <table:table-cell table:style-name="ce15"/>
          <table:table-cell table:style-name="ce21" table:formula="of:=SUM([.L64];[.N63]-[.M64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65.35" calcext:value-type="float">
            <text:p>165,3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65.35" calcext:value-type="float">
            <text:p>165,35</text:p>
          </table:table-cell>
          <table:table-cell table:style-name="ce21" table:formula="of:=SUM([.L65];[.N64]-[.M65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00" calcext:value-type="float">
            <text:p>100,00</text:p>
          </table:table-cell>
          <table:table-cell table:style-name="ce21" table:formula="of:=SUM([.L66];[.N65]-[.M66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60" calcext:value-type="float">
            <text:p>260,00</text:p>
          </table:table-cell>
          <table:table-cell table:style-name="ce15"/>
          <table:table-cell table:style-name="ce6" table:content-validation-name="val1" office:value-type="string" calcext:value-type="string">
            <text:p>CASA PLAMEG</text:p>
          </table:table-cell>
          <table:table-cell table:style-name="ce15"/>
          <table:table-cell table:style-name="ce15" office:value-type="float" office:value="260" calcext:value-type="float">
            <text:p>260,00</text:p>
          </table:table-cell>
          <table:table-cell table:style-name="ce21" table:formula="of:=SUM([.L67];[.N66]-[.M67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53.85" calcext:value-type="float">
            <text:p>253,8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53.85" calcext:value-type="float">
            <text:p>253,85</text:p>
          </table:table-cell>
          <table:table-cell table:style-name="ce15"/>
          <table:table-cell table:style-name="ce21" table:formula="of:=SUM([.L68];[.N67]-[.M68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187.65" calcext:value-type="float">
            <text:p>187,65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187.65" calcext:value-type="float">
            <text:p>187,65</text:p>
          </table:table-cell>
          <table:table-cell table:style-name="ce21" table:formula="of:=SUM([.L69];[.N68]-[.M69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08.55" calcext:value-type="float">
            <text:p>208,5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08.55" calcext:value-type="float">
            <text:p>208,55</text:p>
          </table:table-cell>
          <table:table-cell table:style-name="ce21" table:formula="of:=SUM([.L70];[.N69]-[.M70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 table:number-columns-repeated="3"/>
          <table:table-cell table:style-name="ce15" office:value-type="float" office:value="14" calcext:value-type="float">
            <text:p>14,00</text:p>
          </table:table-cell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15"/>
          <table:table-cell table:style-name="ce15" office:value-type="float" office:value="14" calcext:value-type="float">
            <text:p>14,00</text:p>
          </table:table-cell>
          <table:table-cell table:style-name="ce21" table:formula="of:=SUM([.L71];[.N70]-[.M71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21" table:formula="of:=SUM([.L72];[.N71]-[.M72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76.45" calcext:value-type="float">
            <text:p>176,4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76.45" calcext:value-type="float">
            <text:p>176,45</text:p>
          </table:table-cell>
          <table:table-cell table:style-name="ce15"/>
          <table:table-cell table:style-name="ce21" table:formula="of:=SUM([.L73];[.N72]-[.M73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 table:number-columns-repeated="3"/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15"/>
          <table:table-cell table:style-name="ce15" office:value-type="float" office:value="20" calcext:value-type="float">
            <text:p>20,00</text:p>
          </table:table-cell>
          <table:table-cell table:style-name="ce21" table:formula="of:=SUM([.L74];[.N73]-[.M74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75];[.N74]-[.M75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07.2" calcext:value-type="float">
            <text:p>507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507.2" calcext:value-type="float">
            <text:p>507,20</text:p>
          </table:table-cell>
          <table:table-cell table:style-name="ce15"/>
          <table:table-cell table:style-name="ce21" table:formula="of:=SUM([.L76];[.N75]-[.M76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30" calcext:value-type="float">
            <text:p>30,0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30" calcext:value-type="float">
            <text:p>30,00</text:p>
          </table:table-cell>
          <table:table-cell table:style-name="ce21" table:formula="of:=SUM([.L77];[.N76]-[.M77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7" calcext:value-type="date">
            <text:p>2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85.65" calcext:value-type="float">
            <text:p>285,6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85.65" calcext:value-type="float">
            <text:p>285,65</text:p>
          </table:table-cell>
          <table:table-cell table:style-name="ce15"/>
          <table:table-cell table:style-name="ce21" table:formula="of:=SUM([.L78];[.N77]-[.M78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7" calcext:value-type="date">
            <text:p>2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00" calcext:value-type="float">
            <text:p>100,00</text:p>
          </table:table-cell>
          <table:table-cell table:style-name="ce21" table:formula="of:=SUM([.L79];[.N78]-[.M79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8" calcext:value-type="date">
            <text:p>28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80.5" calcext:value-type="float">
            <text:p>180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80.5" calcext:value-type="float">
            <text:p>180,50</text:p>
          </table:table-cell>
          <table:table-cell table:style-name="ce15"/>
          <table:table-cell table:style-name="ce21" table:formula="of:=SUM([.L80];[.N79]-[.M80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9" calcext:value-type="date">
            <text:p>29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45.2" calcext:value-type="float">
            <text:p>445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45.2" calcext:value-type="float">
            <text:p>445,20</text:p>
          </table:table-cell>
          <table:table-cell table:style-name="ce15"/>
          <table:table-cell table:style-name="ce21" table:formula="of:=SUM([.L81];[.N80]-[.M81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82];[.N81]-[.M82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25.25" calcext:value-type="float">
            <text:p>225,2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25.25" calcext:value-type="float">
            <text:p>225,25</text:p>
          </table:table-cell>
          <table:table-cell table:style-name="ce21" table:formula="of:=SUM([.L83];[.N82]-[.M83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639.9" calcext:value-type="float">
            <text:p>639,9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639.9" calcext:value-type="float">
            <text:p>639,90</text:p>
          </table:table-cell>
          <table:table-cell table:style-name="ce15"/>
          <table:table-cell table:style-name="ce21" table:formula="of:=SUM([.L84];[.N83]-[.M84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/>
          <table:table-cell table:style-name="ce22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-15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ce10"/>
        <table:table-column table:style-name="co18" table:visibility="collapse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312.35" calcext:value-type="float">
            <text:p>R$ 2.312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8.55" calcext:value-type="float">
            <text:p>208,5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8.55" calcext:value-type="float">
            <text:p>R$ 208,55</text:p>
          </table:table-cell>
          <table:table-cell table:style-name="ce20" table:formula="of:=SUM([.G7];[.I6]-[.H7])" office:value-type="float" office:value="2103.8" calcext:value-type="float">
            <text:p>R$ 2.103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30.6" calcext:value-type="float">
            <text:p>330,6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30.6" calcext:value-type="float">
            <text:p>R$ 330,60</text:p>
          </table:table-cell>
          <table:table-cell table:style-name="ce21" table:formula="of:=SUM([.G8];[.I7]-[.H8])" office:value-type="float" office:value="1773.2" calcext:value-type="float">
            <text:p>R$ 1.77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7.8" calcext:value-type="float">
            <text:p>267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7.8" calcext:value-type="float">
            <text:p>R$ 267,80</text:p>
          </table:table-cell>
          <table:table-cell table:style-name="ce25"/>
          <table:table-cell table:style-name="ce21" table:formula="of:=SUM([.G9];[.I8]-[.H9])" office:value-type="float" office:value="2041" calcext:value-type="float">
            <text:p>R$ 2.04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10];[.I9]-[.H10])" office:value-type="float" office:value="1841" calcext:value-type="float">
            <text:p>R$ 1.84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ol manutenção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GOL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11];[.I10]-[.H11])" office:value-type="float" office:value="1691" calcext:value-type="float">
            <text:p>R$ 1.69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96.1" calcext:value-type="float">
            <text:p>9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6.1" calcext:value-type="float">
            <text:p>R$ 96,10</text:p>
          </table:table-cell>
          <table:table-cell table:style-name="ce25"/>
          <table:table-cell table:style-name="ce21" table:formula="of:=SUM([.G12];[.I11]-[.H12])" office:value-type="float" office:value="1787.1" calcext:value-type="float">
            <text:p>R$ 1.78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1737.1" calcext:value-type="float">
            <text:p>R$ 1.73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7.2" calcext:value-type="float">
            <text:p>147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7.2" calcext:value-type="float">
            <text:p>R$ 147,20</text:p>
          </table:table-cell>
          <table:table-cell table:style-name="ce25"/>
          <table:table-cell table:style-name="ce21" table:formula="of:=SUM([.G14];[.I13]-[.H14])" office:value-type="float" office:value="1884.3" calcext:value-type="float">
            <text:p>R$ 1.884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5.5" calcext:value-type="float">
            <text:p>185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5.5" calcext:value-type="float">
            <text:p>R$ 185,50</text:p>
          </table:table-cell>
          <table:table-cell table:style-name="ce21" table:formula="of:=SUM([.G15];[.I14]-[.H15])" office:value-type="float" office:value="1698.8" calcext:value-type="float">
            <text:p>R$ 1.698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16];[.I15]-[.H16])" office:value-type="float" office:value="1676.8" calcext:value-type="float">
            <text:p>R$ 1.676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4.65" calcext:value-type="float">
            <text:p>244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4.65" calcext:value-type="float">
            <text:p>R$ 244,65</text:p>
          </table:table-cell>
          <table:table-cell table:style-name="ce25"/>
          <table:table-cell table:style-name="ce21" table:formula="of:=SUM([.G17];[.I16]-[.H17])" office:value-type="float" office:value="1921.45" calcext:value-type="float">
            <text:p>R$ 1.92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8];[.I17]-[.H18])" office:value-type="float" office:value="1891.45" calcext:value-type="float">
            <text:p>R$ 1.89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5.3" calcext:value-type="float">
            <text:p>225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5.3" calcext:value-type="float">
            <text:p>R$ 225,30</text:p>
          </table:table-cell>
          <table:table-cell table:style-name="ce21" table:formula="of:=SUM([.G19];[.I18]-[.H19])" office:value-type="float" office:value="1666.15" calcext:value-type="float">
            <text:p>R$ 1.666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95" calcext:value-type="float">
            <text:p>195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95" calcext:value-type="float">
            <text:p>R$ 195,00</text:p>
          </table:table-cell>
          <table:table-cell table:style-name="ce21" table:formula="of:=SUM([.G20];[.I19]-[.H20])" office:value-type="float" office:value="1471.15" calcext:value-type="float">
            <text:p>R$ 1.47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 office:value-type="float" office:value="171.5" calcext:value-type="float">
            <text:p>171,50</text:p>
          </table:table-cell>
          <table:table-cell table:style-name="ce6" table:content-validation-name="val1" office:value-type="string" calcext:value-type="string">
            <text:p>Bioextratus</text:p>
          </table:table-cell>
          <table:table-cell table:style-name="ce25"/>
          <table:table-cell table:style-name="ce25" office:value-type="float" office:value="171.5" calcext:value-type="float">
            <text:p>R$ 171,50</text:p>
          </table:table-cell>
          <table:table-cell table:style-name="ce21" table:formula="of:=SUM([.G21];[.I20]-[.H21])" office:value-type="float" office:value="1299.65" calcext:value-type="float">
            <text:p>R$ 1.29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9" calcext:value-type="float">
            <text:p>269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9" calcext:value-type="float">
            <text:p>R$ 269,00</text:p>
          </table:table-cell>
          <table:table-cell table:style-name="ce25"/>
          <table:table-cell table:style-name="ce21" table:formula="of:=SUM([.G22];[.I21]-[.H22])" office:value-type="float" office:value="1568.65" calcext:value-type="float">
            <text:p>R$ 1.56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s</text:p>
          </table:table-cell>
          <table:table-cell table:style-name="ce15" office:value-type="float" office:value="110" calcext:value-type="float">
            <text:p>110,00</text:p>
          </table:table-cell>
          <table:table-cell table:style-name="ce6" table:content-validation-name="val1" office:value-type="string" calcext:value-type="string">
            <text:p>Casa roupas</text:p>
          </table:table-cell>
          <table:table-cell table:style-name="ce25"/>
          <table:table-cell table:style-name="ce25" office:value-type="float" office:value="110" calcext:value-type="float">
            <text:p>R$ 110,00</text:p>
          </table:table-cell>
          <table:table-cell table:style-name="ce21" table:formula="of:=SUM([.G23];[.I22]-[.H23])" office:value-type="float" office:value="1458.65" calcext:value-type="float">
            <text:p>R$ 1.45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53.6" calcext:value-type="float">
            <text:p>253,6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53.6" calcext:value-type="float">
            <text:p>R$ 253,60</text:p>
          </table:table-cell>
          <table:table-cell table:style-name="ce21" table:formula="of:=SUM([.G24];[.I23]-[.H24])" office:value-type="float" office:value="1205.05" calcext:value-type="float">
            <text:p>R$ 1.205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30.6" calcext:value-type="float">
            <text:p>330,6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30.6" calcext:value-type="float">
            <text:p>R$ 330,60</text:p>
          </table:table-cell>
          <table:table-cell table:style-name="ce21" table:formula="of:=SUM([.G25];[.I24]-[.H25])" office:value-type="float" office:value="874.45" calcext:value-type="float">
            <text:p>R$ 874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20.1" calcext:value-type="float">
            <text:p>620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20.1" calcext:value-type="float">
            <text:p>R$ 620,10</text:p>
          </table:table-cell>
          <table:table-cell table:style-name="ce25"/>
          <table:table-cell table:style-name="ce21" table:formula="of:=SUM([.G26];[.I25]-[.H26])" office:value-type="float" office:value="1494.55" calcext:value-type="float">
            <text:p>R$ 1.49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444.55" calcext:value-type="float">
            <text:p>R$ 1.44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81.25" calcext:value-type="float">
            <text:p>58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81.25" calcext:value-type="float">
            <text:p>R$ 581,25</text:p>
          </table:table-cell>
          <table:table-cell table:style-name="ce25"/>
          <table:table-cell table:style-name="ce21" table:formula="of:=SUM([.G28];[.I27]-[.H28])" office:value-type="float" office:value="2025.8" calcext:value-type="float">
            <text:p>R$ 2.025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1" calcext:value-type="date">
            <text:p>1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9.5" calcext:value-type="float">
            <text:p>239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9.5" calcext:value-type="float">
            <text:p>R$ 239,50</text:p>
          </table:table-cell>
          <table:table-cell table:style-name="ce25"/>
          <table:table-cell table:style-name="ce21" table:formula="of:=SUM([.G29];[.I28]-[.H29])" office:value-type="float" office:value="2265.3" calcext:value-type="float">
            <text:p>R$ 2.265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2" calcext:value-type="date">
            <text:p>1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5.25" calcext:value-type="float">
            <text:p>355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5.25" calcext:value-type="float">
            <text:p>R$ 355,25</text:p>
          </table:table-cell>
          <table:table-cell table:style-name="ce25"/>
          <table:table-cell table:style-name="ce21" table:formula="of:=SUM([.G30];[.I29]-[.H30])" office:value-type="float" office:value="2620.55" calcext:value-type="float">
            <text:p>R$ 2.620,55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5.5" calcext:value-type="float">
            <text:p>185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5.5" calcext:value-type="float">
            <text:p>R$ 185,50</text:p>
          </table:table-cell>
          <table:table-cell table:style-name="ce21" table:formula="of:=SUM([.G31];[.I30]-[.H31])" office:value-type="float" office:value="2435.05" calcext:value-type="float">
            <text:p>R$ 2.435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32];[.I31]-[.H32])" office:value-type="float" office:value="1711.05" calcext:value-type="float">
            <text:p>R$ 1.711,05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8.25" calcext:value-type="float">
            <text:p>37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8.25" calcext:value-type="float">
            <text:p>R$ 378,25</text:p>
          </table:table-cell>
          <table:table-cell table:style-name="ce25"/>
          <table:table-cell table:style-name="ce21" table:formula="of:=SUM([.G33];[.I32]-[.H33])" office:value-type="float" office:value="2089.3" calcext:value-type="float">
            <text:p>R$ 2.089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3" calcext:value-type="float">
            <text:p>426,3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3" calcext:value-type="float">
            <text:p>R$ 426,30</text:p>
          </table:table-cell>
          <table:table-cell table:style-name="ce21" table:formula="of:=SUM([.G34];[.I33]-[.H34])" office:value-type="float" office:value="1663" calcext:value-type="float">
            <text:p>R$ 1.663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94.97" calcext:value-type="float">
            <text:p>194,97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94.97" calcext:value-type="float">
            <text:p>R$ 194,97</text:p>
          </table:table-cell>
          <table:table-cell table:style-name="ce21" table:formula="of:=SUM([.G35];[.I34]-[.H35])" office:value-type="float" office:value="1468.03" calcext:value-type="float">
            <text:p>R$ 1.468,03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1.9" calcext:value-type="float">
            <text:p>16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1.9" calcext:value-type="float">
            <text:p>R$ 161,90</text:p>
          </table:table-cell>
          <table:table-cell table:style-name="ce25"/>
          <table:table-cell table:style-name="ce21" table:formula="of:=SUM([.G36];[.I35]-[.H36])" office:value-type="float" office:value="1629.93" calcext:value-type="float">
            <text:p>R$ 1.629,93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53.59" calcext:value-type="float">
            <text:p>253,59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53.59" calcext:value-type="float">
            <text:p>R$ 253,59</text:p>
          </table:table-cell>
          <table:table-cell table:style-name="ce21" table:formula="of:=SUM([.G37];[.I36]-[.H37])" office:value-type="float" office:value="1376.34" calcext:value-type="float">
            <text:p>R$ 1.376,34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3" calcext:value-type="float">
            <text:p>229,33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3" calcext:value-type="float">
            <text:p>R$ 229,33</text:p>
          </table:table-cell>
          <table:table-cell table:style-name="ce21" table:formula="of:=SUM([.G38];[.I37]-[.H38])" office:value-type="float" office:value="1147.01" calcext:value-type="float">
            <text:p>R$ 1.147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9];[.I38]-[.H39])" office:value-type="float" office:value="1097.01" calcext:value-type="float">
            <text:p>R$ 1.097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1.25" calcext:value-type="float">
            <text:p>37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1.25" calcext:value-type="float">
            <text:p>R$ 371,25</text:p>
          </table:table-cell>
          <table:table-cell table:style-name="ce25"/>
          <table:table-cell table:style-name="ce21" table:formula="of:=SUM([.G40];[.I39]-[.H40])" office:value-type="float" office:value="1468.26" calcext:value-type="float">
            <text:p>R$ 1.468,26</text:p>
          </table:table-cell>
          <table:table-cell table:number-columns-repeated="7"/>
          <table:table-cell table:style-name="ce27"/>
          <table:table-cell table:number-columns-repeated="1007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7.9" calcext:value-type="float">
            <text:p>417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7.9" calcext:value-type="float">
            <text:p>R$ 417,90</text:p>
          </table:table-cell>
          <table:table-cell table:style-name="ce25"/>
          <table:table-cell table:style-name="ce21" table:formula="of:=SUM([.G41];[.I40]-[.H41])" office:value-type="float" office:value="1886.16" calcext:value-type="float">
            <text:p>R$ 1.886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0" calcext:value-type="float">
            <text:p>R$ 60,00</text:p>
          </table:table-cell>
          <table:table-cell table:style-name="ce21" table:formula="of:=SUM([.G42];[.I41]-[.H42])" office:value-type="float" office:value="1826.16" calcext:value-type="float">
            <text:p>R$ 1.826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14" calcext:value-type="float">
            <text:p>R$ 14,00</text:p>
          </table:table-cell>
          <table:table-cell table:style-name="ce21" table:formula="of:=SUM([.G43];[.I42]-[.H43])" office:value-type="float" office:value="1812.16" calcext:value-type="float">
            <text:p>R$ 1.812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8.5" calcext:value-type="float">
            <text:p>258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8.5" calcext:value-type="float">
            <text:p>R$ 258,50</text:p>
          </table:table-cell>
          <table:table-cell table:style-name="ce25"/>
          <table:table-cell table:style-name="ce21" table:formula="of:=SUM([.G44];[.I43]-[.H44])" office:value-type="float" office:value="2070.66" calcext:value-type="float">
            <text:p>R$ 2.070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pva gol</text:p>
          </table:table-cell>
          <table:table-cell table:style-name="ce15" office:value-type="float" office:value="58" calcext:value-type="float">
            <text:p>58,00</text:p>
          </table:table-cell>
          <table:table-cell table:style-name="ce6" table:content-validation-name="val1" office:value-type="string" calcext:value-type="string">
            <text:p>Casa IPVA GOL</text:p>
          </table:table-cell>
          <table:table-cell table:style-name="ce25"/>
          <table:table-cell table:style-name="ce25" office:value-type="float" office:value="58" calcext:value-type="float">
            <text:p>R$ 58,00</text:p>
          </table:table-cell>
          <table:table-cell table:style-name="ce21" table:formula="of:=SUM([.G45];[.I44]-[.H45])" office:value-type="float" office:value="2012.66" calcext:value-type="float">
            <text:p>R$ 2.012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 roupa nati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46];[.I45]-[.H46])" office:value-type="float" office:value="1912.66" calcext:value-type="float">
            <text:p>R$ 1.912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8.5" calcext:value-type="float">
            <text:p>368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8.5" calcext:value-type="float">
            <text:p>R$ 368,50</text:p>
          </table:table-cell>
          <table:table-cell table:style-name="ce25"/>
          <table:table-cell table:style-name="ce21" table:formula="of:=SUM([.G47];[.I46]-[.H47])" office:value-type="float" office:value="2281.16" calcext:value-type="float">
            <text:p>R$ 2.281,16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30" calcext:value-type="float">
            <text:p>230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30" calcext:value-type="float">
            <text:p>R$ 230,00</text:p>
          </table:table-cell>
          <table:table-cell table:style-name="ce21" table:formula="of:=SUM([.G48];[.I47]-[.H48])" office:value-type="float" office:value="2051.16" calcext:value-type="float">
            <text:p>R$ 2.05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rcos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MARC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9];[.I48]-[.H49])" office:value-type="float" office:value="2001.16" calcext:value-type="float">
            <text:p>R$ 2.00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320" calcext:value-type="float">
            <text:p>3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320" calcext:value-type="float">
            <text:p>R$ 320,00</text:p>
          </table:table-cell>
          <table:table-cell table:style-name="ce21" table:formula="of:=SUM([.G50];[.I49]-[.H50])" office:value-type="float" office:value="1681.16" calcext:value-type="float">
            <text:p>R$ 1.68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1];[.I50]-[.H51])" office:value-type="float" office:value="1661.16" calcext:value-type="float">
            <text:p>R$ 1.66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1.05" calcext:value-type="float">
            <text:p>311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1.05" calcext:value-type="float">
            <text:p>R$ 311,05</text:p>
          </table:table-cell>
          <table:table-cell table:style-name="ce25"/>
          <table:table-cell table:style-name="ce21" table:formula="of:=SUM([.G52];[.I51]-[.H52])" office:value-type="float" office:value="1972.21" calcext:value-type="float">
            <text:p>R$ 1.972,2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53];[.I52]-[.H53])" office:value-type="float" office:value="1793.91" calcext:value-type="float">
            <text:p>R$ 1.793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8" calcext:value-type="float">
            <text:p>18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8" calcext:value-type="float">
            <text:p>R$ 18,00</text:p>
          </table:table-cell>
          <table:table-cell table:style-name="ce21" table:formula="of:=SUM([.G54];[.I53]-[.H54])" office:value-type="float" office:value="1775.91" calcext:value-type="float">
            <text:p>R$ 1.775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cia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 cartão CIA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55];[.I54]-[.H55])" office:value-type="float" office:value="1740.91" calcext:value-type="float">
            <text:p>R$ 1.740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5.6" calcext:value-type="float">
            <text:p>215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5.6" calcext:value-type="float">
            <text:p>R$ 215,60</text:p>
          </table:table-cell>
          <table:table-cell table:style-name="ce25"/>
          <table:table-cell table:style-name="ce21" table:formula="of:=SUM([.G56];[.I55]-[.H56])" office:value-type="float" office:value="1956.51" calcext:value-type="float">
            <text:p>R$ 1.956,5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" calcext:value-type="float">
            <text:p>229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" calcext:value-type="float">
            <text:p>R$ 229,30</text:p>
          </table:table-cell>
          <table:table-cell table:style-name="ce21" table:formula="of:=SUM([.G57];[.I56]-[.H57])" office:value-type="float" office:value="1727.21" calcext:value-type="float">
            <text:p>R$ 1.727,2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8.2" calcext:value-type="float">
            <text:p>238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8.2" calcext:value-type="float">
            <text:p>R$ 238,20</text:p>
          </table:table-cell>
          <table:table-cell table:style-name="ce21" table:formula="of:=SUM([.G58];[.I57]-[.H58])" office:value-type="float" office:value="1489.01" calcext:value-type="float">
            <text:p>R$ 1.489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08.4" calcext:value-type="float">
            <text:p>308,4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08.4" calcext:value-type="float">
            <text:p>R$ 308,40</text:p>
          </table:table-cell>
          <table:table-cell table:style-name="ce21" table:formula="of:=SUM([.G59];[.I58]-[.H59])" office:value-type="float" office:value="1180.61" calcext:value-type="float">
            <text:p>R$ 1.180,6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0.7" calcext:value-type="float">
            <text:p>150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0.7" calcext:value-type="float">
            <text:p>R$ 150,70</text:p>
          </table:table-cell>
          <table:table-cell table:style-name="ce25"/>
          <table:table-cell table:style-name="ce21" table:formula="of:=SUM([.G60];[.I59]-[.H60])" office:value-type="float" office:value="1331.31" calcext:value-type="float">
            <text:p>R$ 1.331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75" calcext:value-type="float">
            <text:p>22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75" calcext:value-type="float">
            <text:p>R$ 221,75</text:p>
          </table:table-cell>
          <table:table-cell table:style-name="ce25"/>
          <table:table-cell table:style-name="ce21" table:formula="of:=SUM([.G61];[.I60]-[.H61])" office:value-type="float" office:value="1553.06" calcext:value-type="float">
            <text:p>R$ 1.553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27" calcext:value-type="float">
            <text:p>27,00</text:p>
          </table:table-cell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27" calcext:value-type="float">
            <text:p>R$ 27,00</text:p>
          </table:table-cell>
          <table:table-cell table:style-name="ce21" table:formula="of:=SUM([.G62];[.I61]-[.H62])" office:value-type="float" office:value="1526.06" calcext:value-type="float">
            <text:p>R$ 1.526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1" calcext:value-type="float">
            <text:p>41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41" calcext:value-type="float">
            <text:p>R$ 41,00</text:p>
          </table:table-cell>
          <table:table-cell table:style-name="ce21" table:formula="of:=SUM([.G63];[.I62]-[.H63])" office:value-type="float" office:value="1485.06" calcext:value-type="float">
            <text:p>R$ 1.485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4];[.I63]-[.H64])" office:value-type="float" office:value="1455.06" calcext:value-type="float">
            <text:p>R$ 1.455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FACES CARL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65];[.I64]-[.H65])" office:value-type="float" office:value="1433.06" calcext:value-type="float">
            <text:p>R$ 1.433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4.55" calcext:value-type="float">
            <text:p>144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4.55" calcext:value-type="float">
            <text:p>R$ 144,55</text:p>
          </table:table-cell>
          <table:table-cell table:style-name="ce25"/>
          <table:table-cell table:style-name="ce21" table:formula="of:=SUM([.G66];[.I65]-[.H66])" office:value-type="float" office:value="1577.61" calcext:value-type="float">
            <text:p>R$ 1.577,6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3" calcext:value-type="float">
            <text:p>426,3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3" calcext:value-type="float">
            <text:p>R$ 426,30</text:p>
          </table:table-cell>
          <table:table-cell table:style-name="ce21" table:formula="of:=SUM([.G67];[.I66]-[.H67])" office:value-type="float" office:value="1151.31" calcext:value-type="float">
            <text:p>R$ 1.151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" calcext:value-type="float">
            <text:p>221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1" calcext:value-type="float">
            <text:p>R$ 221,10</text:p>
          </table:table-cell>
          <table:table-cell table:style-name="ce25"/>
          <table:table-cell table:style-name="ce21" table:formula="of:=SUM([.G68];[.I67]-[.H68])" office:value-type="float" office:value="1372.41" calcext:value-type="float">
            <text:p>R$ 1.372,4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" calcext:value-type="float">
            <text:p>267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" calcext:value-type="float">
            <text:p>R$ 267,00</text:p>
          </table:table-cell>
          <table:table-cell table:style-name="ce21" table:formula="of:=SUM([.G69];[.I68]-[.H69])" office:value-type="float" office:value="1105.41" calcext:value-type="float">
            <text:p>R$ 1.105,4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9.25" calcext:value-type="float">
            <text:p>219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9.25" calcext:value-type="float">
            <text:p>R$ 219,25</text:p>
          </table:table-cell>
          <table:table-cell table:style-name="ce25"/>
          <table:table-cell table:style-name="ce21" table:formula="of:=SUM([.G70];[.I69]-[.H70])" office:value-type="float" office:value="1324.66" calcext:value-type="float">
            <text:p>R$ 1.324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71];[.I70]-[.H71])" office:value-type="float" office:value="1146.36" calcext:value-type="float">
            <text:p>R$ 1.146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18" calcext:value-type="float">
            <text:p>18,00</text:p>
          </table:table-cell>
          <table:table-cell table:style-name="ce6" table:content-validation-name="val1" office:value-type="string" calcext:value-type="string">
            <text:p>LOJA</text:p>
          </table:table-cell>
          <table:table-cell table:style-name="ce25"/>
          <table:table-cell table:style-name="ce25" office:value-type="float" office:value="18" calcext:value-type="float">
            <text:p>R$ 18,00</text:p>
          </table:table-cell>
          <table:table-cell table:style-name="ce21" table:formula="of:=SUM([.G72];[.I71]-[.H72])" office:value-type="float" office:value="1128.36" calcext:value-type="float">
            <text:p>R$ 1.128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73];[.I72]-[.H73])" office:value-type="float" office:value="1103.36" calcext:value-type="float">
            <text:p>R$ 1.103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8" calcext:value-type="float">
            <text:p>206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8" calcext:value-type="float">
            <text:p>R$ 206,80</text:p>
          </table:table-cell>
          <table:table-cell table:style-name="ce25"/>
          <table:table-cell table:style-name="ce21" table:formula="of:=SUM([.G74];[.I73]-[.H74])" office:value-type="float" office:value="1310.16" calcext:value-type="float">
            <text:p>R$ 1.310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" calcext:value-type="float">
            <text:p>229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" calcext:value-type="float">
            <text:p>R$ 229,30</text:p>
          </table:table-cell>
          <table:table-cell table:style-name="ce21" table:formula="of:=SUM([.G75];[.I74]-[.H75])" office:value-type="float" office:value="1080.86" calcext:value-type="float">
            <text:p>R$ 1.080,8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8.15" calcext:value-type="float">
            <text:p>238,1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8.15" calcext:value-type="float">
            <text:p>R$ 238,15</text:p>
          </table:table-cell>
          <table:table-cell table:style-name="ce21" table:formula="of:=SUM([.G76];[.I75]-[.H76])" office:value-type="float" office:value="842.71" calcext:value-type="float">
            <text:p>R$ 842,7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5.6" calcext:value-type="float">
            <text:p>385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5.6" calcext:value-type="float">
            <text:p>R$ 385,60</text:p>
          </table:table-cell>
          <table:table-cell table:style-name="ce25"/>
          <table:table-cell table:style-name="ce21" table:formula="of:=SUM([.G77];[.I76]-[.H77])" office:value-type="float" office:value="1228.31" calcext:value-type="float">
            <text:p>R$ 1.228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1.7" calcext:value-type="float">
            <text:p>171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1.7" calcext:value-type="float">
            <text:p>R$ 171,70</text:p>
          </table:table-cell>
          <table:table-cell table:style-name="ce25"/>
          <table:table-cell table:style-name="ce21" table:formula="of:=SUM([.G78];[.I77]-[.H78])" office:value-type="float" office:value="1400.01" calcext:value-type="float">
            <text:p>R$ 1.400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 ACERTO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79];[.I78]-[.H79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-15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2" table:default-cell-style-name="ce10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24" table:default-cell-style-name="Default"/>
        <table:table-column table:style-name="co14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3" office:value-type="string" calcext:value-type="string">
            <text:p>value</text:p>
          </table:covered-table-cell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300" calcext:value-type="float">
            <text:p>R$ 1.300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5" calcext:value-type="float">
            <text:p>425,0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5" calcext:value-type="float">
            <text:p>R$ 425,00</text:p>
          </table:table-cell>
          <table:table-cell table:style-name="ce20" table:formula="of:=SUM([.G7];[.I6]-[.H7])" office:value-type="float" office:value="875" calcext:value-type="float">
            <text:p>R$ 875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3.1" calcext:value-type="float">
            <text:p>243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3.1" calcext:value-type="float">
            <text:p>R$ 243,10</text:p>
          </table:table-cell>
          <table:table-cell table:style-name="ce25"/>
          <table:table-cell table:style-name="ce21" table:formula="of:=SUM([.G8];[.I7]-[.H8])" office:value-type="float" office:value="1118.1" calcext:value-type="float">
            <text:p>R$ 1.11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1068.1" calcext:value-type="float">
            <text:p>R$ 1.06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14" calcext:value-type="float">
            <text:p>R$ 14,00</text:p>
          </table:table-cell>
          <table:table-cell table:style-name="ce21" table:formula="of:=SUM([.G10];[.I9]-[.H10])" office:value-type="float" office:value="1054.1" calcext:value-type="float">
            <text:p>R$ 1.054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7" calcext:value-type="float">
            <text:p>7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7" calcext:value-type="float">
            <text:p>R$ 7,00</text:p>
          </table:table-cell>
          <table:table-cell table:style-name="ce21" table:formula="of:=SUM([.G11];[.I10]-[.H11])" office:value-type="float" office:value="1047.1" calcext:value-type="float">
            <text:p>R$ 1.04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8" calcext:value-type="float">
            <text:p>8,00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25"/>
          <table:table-cell table:style-name="ce25" office:value-type="float" office:value="8" calcext:value-type="float">
            <text:p>R$ 8,00</text:p>
          </table:table-cell>
          <table:table-cell table:style-name="ce21" table:formula="of:=SUM([.G12];[.I11]-[.H12])" office:value-type="float" office:value="1039.1" calcext:value-type="float">
            <text:p>R$ 1.039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13];[.I12]-[.H13])" office:value-type="float" office:value="1027.1" calcext:value-type="float">
            <text:p>R$ 1.02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.3" calcext:value-type="float">
            <text:p>375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.3" calcext:value-type="float">
            <text:p>R$ 375,30</text:p>
          </table:table-cell>
          <table:table-cell table:style-name="ce25"/>
          <table:table-cell table:style-name="ce21" table:formula="of:=SUM([.G14];[.I13]-[.H14])" office:value-type="float" office:value="1402.4" calcext:value-type="float">
            <text:p>R$ 1.402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" calcext:value-type="float">
            <text:p>267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" calcext:value-type="float">
            <text:p>R$ 267,00</text:p>
          </table:table-cell>
          <table:table-cell table:style-name="ce21" table:formula="of:=SUM([.G15];[.I14]-[.H15])" office:value-type="float" office:value="1135.4" calcext:value-type="float">
            <text:p>R$ 1.135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16];[.I15]-[.H16])" office:value-type="float" office:value="980.9" calcext:value-type="float">
            <text:p>R$ 98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41.5" calcext:value-type="float">
            <text:p>41,50</text:p>
          </table:table-cell>
          <table:table-cell table:style-name="ce6" table:content-validation-name="val1" office:value-type="string" calcext:value-type="string">
            <text:p>CORA ESMATE</text:p>
          </table:table-cell>
          <table:table-cell table:style-name="ce25"/>
          <table:table-cell table:style-name="ce25" office:value-type="float" office:value="41.5" calcext:value-type="float">
            <text:p>R$ 41,50</text:p>
          </table:table-cell>
          <table:table-cell table:style-name="ce21" table:formula="of:=SUM([.G17];[.I16]-[.H17])" office:value-type="float" office:value="939.4" calcext:value-type="float">
            <text:p>R$ 939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889.4" calcext:value-type="float">
            <text:p>R$ 889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2.05" calcext:value-type="float">
            <text:p>202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2.05" calcext:value-type="float">
            <text:p>R$ 202,05</text:p>
          </table:table-cell>
          <table:table-cell table:style-name="ce25"/>
          <table:table-cell table:style-name="ce21" table:formula="of:=SUM([.G19];[.I18]-[.H19])" office:value-type="float" office:value="1091.45" calcext:value-type="float">
            <text:p>R$ 1.09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20];[.I19]-[.H20])" office:value-type="float" office:value="913.15" calcext:value-type="float">
            <text:p>R$ 913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 office:value-type="string" calcext:value-type="string">
            <text:p>Carla</text:p>
          </table:table-cell>
          <table:table-cell table:style-name="ce15" office:value-type="float" office:value="82" calcext:value-type="float">
            <text:p>82,00</text:p>
          </table:table-cell>
          <table:table-cell table:style-name="ce6" table:content-validation-name="val1" office:value-type="string" calcext:value-type="string">
            <text:p>ZAFER carla</text:p>
          </table:table-cell>
          <table:table-cell table:style-name="ce25"/>
          <table:table-cell table:style-name="ce25" office:value-type="float" office:value="82" calcext:value-type="float">
            <text:p>R$ 82,00</text:p>
          </table:table-cell>
          <table:table-cell table:style-name="ce21" table:formula="of:=SUM([.G21];[.I20]-[.H21])" office:value-type="float" office:value="831.15" calcext:value-type="float">
            <text:p>R$ 83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PALITOS UNH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2];[.I21]-[.H22])" office:value-type="float" office:value="801.15" calcext:value-type="float">
            <text:p>R$ 80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DIVERSOS LOJ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3];[.I22]-[.H23])" office:value-type="float" office:value="796.15" calcext:value-type="float">
            <text:p>R$ 796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4.6" calcext:value-type="float">
            <text:p>454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4.6" calcext:value-type="float">
            <text:p>R$ 454,60</text:p>
          </table:table-cell>
          <table:table-cell table:style-name="ce25"/>
          <table:table-cell table:style-name="ce21" table:formula="of:=SUM([.G24];[.I23]-[.H24])" office:value-type="float" office:value="1250.75" calcext:value-type="float">
            <text:p>R$ 1.250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25];[.I24]-[.H25])" office:value-type="float" office:value="1215.75" calcext:value-type="float">
            <text:p>R$ 1.21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66.5" calcext:value-type="float">
            <text:p>66,50</text:p>
          </table:table-cell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66.5" calcext:value-type="float">
            <text:p>R$ 66,50</text:p>
          </table:table-cell>
          <table:table-cell table:style-name="ce21" table:formula="of:=SUM([.G26];[.I25]-[.H26])" office:value-type="float" office:value="1149.25" calcext:value-type="float">
            <text:p>R$ 1.149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7.85" calcext:value-type="float">
            <text:p>37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7.85" calcext:value-type="float">
            <text:p>R$ 377,85</text:p>
          </table:table-cell>
          <table:table-cell table:style-name="ce25"/>
          <table:table-cell table:style-name="ce21" table:formula="of:=SUM([.G27];[.I26]-[.H27])" office:value-type="float" office:value="1527.1" calcext:value-type="float">
            <text:p>R$ 1.52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" calcext:value-type="float">
            <text:p>11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28];[.I27]-[.H28])" office:value-type="float" office:value="1516.1" calcext:value-type="float">
            <text:p>R$ 1.51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9];[.I28]-[.H29])" office:value-type="float" office:value="1466.1" calcext:value-type="float">
            <text:p>R$ 1.46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5.5" calcext:value-type="float">
            <text:p>5,5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5.5" calcext:value-type="float">
            <text:p>R$ 5,50</text:p>
          </table:table-cell>
          <table:table-cell table:style-name="ce21" table:formula="of:=SUM([.G30];[.I29]-[.H30])" office:value-type="float" office:value="1460.6" calcext:value-type="float">
            <text:p>R$ 1.460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4" calcext:value-type="float">
            <text:p>4,00</text:p>
          </table:table-cell>
          <table:table-cell table:style-name="ce6" table:content-validation-name="val1" office:value-type="string" calcext:value-type="string">
            <text:p>LOJA DIVERSOS</text:p>
          </table:table-cell>
          <table:table-cell table:style-name="ce25"/>
          <table:table-cell table:style-name="ce25" office:value-type="float" office:value="4" calcext:value-type="float">
            <text:p>R$ 4,00</text:p>
          </table:table-cell>
          <table:table-cell table:style-name="ce21" table:formula="of:=SUM([.G31];[.I30]-[.H31])" office:value-type="float" office:value="1456.6" calcext:value-type="float">
            <text:p>R$ 1.456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7" calcext:value-type="float">
            <text:p>17,00</text:p>
          </table:table-cell>
          <table:table-cell table:style-name="ce6" table:content-validation-name="val1" office:value-type="string" calcext:value-type="string">
            <text:p>ALMOÇO</text:p>
          </table:table-cell>
          <table:table-cell table:style-name="ce25"/>
          <table:table-cell table:style-name="ce25" office:value-type="float" office:value="17" calcext:value-type="float">
            <text:p>R$ 17,00</text:p>
          </table:table-cell>
          <table:table-cell table:style-name="ce21" table:formula="of:=SUM([.G32];[.I31]-[.H32])" office:value-type="float" office:value="1439.6" calcext:value-type="float">
            <text:p>R$ 1.439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3];[.I32]-[.H33])" office:value-type="float" office:value="1419.6" calcext:value-type="float">
            <text:p>R$ 1.419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5" calcext:value-type="float">
            <text:p>426,5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5" calcext:value-type="float">
            <text:p>R$ 426,50</text:p>
          </table:table-cell>
          <table:table-cell table:style-name="ce21" table:formula="of:=SUM([.G34];[.I33]-[.H34])" office:value-type="float" office:value="993.1" calcext:value-type="float">
            <text:p>R$ 993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 office:value-type="float" office:value="177.7" calcext:value-type="float">
            <text:p>177,70</text:p>
          </table:table-cell>
          <table:table-cell table:style-name="ce6" table:content-validation-name="val1" office:value-type="string" calcext:value-type="string">
            <text:p>NATURA</text:p>
          </table:table-cell>
          <table:table-cell table:style-name="ce25"/>
          <table:table-cell table:style-name="ce25" office:value-type="float" office:value="177.7" calcext:value-type="float">
            <text:p>R$ 177,70</text:p>
          </table:table-cell>
          <table:table-cell table:style-name="ce21" table:formula="of:=SUM([.G35];[.I34]-[.H35])" office:value-type="float" office:value="815.4" calcext:value-type="float">
            <text:p>R$ 815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9.25" calcext:value-type="float">
            <text:p>149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9.25" calcext:value-type="float">
            <text:p>R$ 149,25</text:p>
          </table:table-cell>
          <table:table-cell table:style-name="ce25"/>
          <table:table-cell table:style-name="ce21" table:formula="of:=SUM([.G36];[.I35]-[.H36])" office:value-type="float" office:value="964.65" calcext:value-type="float">
            <text:p>R$ 96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914.65" calcext:value-type="float">
            <text:p>R$ 91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38];[.I37]-[.H38])" office:value-type="float" office:value="909.65" calcext:value-type="float">
            <text:p>R$ 90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39];[.I38]-[.H39])" office:value-type="float" office:value="904.65" calcext:value-type="float">
            <text:p>R$ 90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5.4" calcext:value-type="float">
            <text:p>345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5.4" calcext:value-type="float">
            <text:p>R$ 345,40</text:p>
          </table:table-cell>
          <table:table-cell table:style-name="ce25"/>
          <table:table-cell table:style-name="ce21" table:formula="of:=SUM([.G40];[.I39]-[.H40])" office:value-type="float" office:value="1250.05" calcext:value-type="float">
            <text:p>R$ 1.250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41];[.I40]-[.H41])" office:value-type="float" office:value="1095.55" calcext:value-type="float">
            <text:p>R$ 1.095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3.4" calcext:value-type="float">
            <text:p>363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3.4" calcext:value-type="float">
            <text:p>R$ 363,40</text:p>
          </table:table-cell>
          <table:table-cell table:style-name="ce25"/>
          <table:table-cell table:style-name="ce21" table:formula="of:=SUM([.G42];[.I41]-[.H42])" office:value-type="float" office:value="1458.95" calcext:value-type="float">
            <text:p>R$ 1.458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08.3" calcext:value-type="float">
            <text:p>308,3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08.3" calcext:value-type="float">
            <text:p>R$ 308,30</text:p>
          </table:table-cell>
          <table:table-cell table:style-name="ce21" table:formula="of:=SUM([.G43];[.I42]-[.H43])" office:value-type="float" office:value="1150.65" calcext:value-type="float">
            <text:p>R$ 1.1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0" calcext:value-type="float">
            <text:p>R$ 250,00</text:p>
          </table:table-cell>
          <table:table-cell table:style-name="ce21" table:formula="of:=SUM([.G44];[.I43]-[.H44])" office:value-type="float" office:value="900.65" calcext:value-type="float">
            <text:p>R$ 9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5];[.I44]-[.H45])" office:value-type="float" office:value="850.65" calcext:value-type="float">
            <text:p>R$ 8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7.8" calcext:value-type="float">
            <text:p>317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7.8" calcext:value-type="float">
            <text:p>R$ 317,80</text:p>
          </table:table-cell>
          <table:table-cell table:style-name="ce25"/>
          <table:table-cell table:style-name="ce21" table:formula="of:=SUM([.G46];[.I45]-[.H46])" office:value-type="float" office:value="1168.45" calcext:value-type="float">
            <text:p>R$ 1.168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Devolução</text:p>
          </table:table-cell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 DEVOLUCAO</text:p>
          </table:table-cell>
          <table:table-cell table:style-name="ce25" office:value-type="float" office:value="250" calcext:value-type="float">
            <text:p>R$ 250,00</text:p>
          </table:table-cell>
          <table:table-cell table:style-name="ce25"/>
          <table:table-cell table:style-name="ce21" table:formula="of:=SUM([.G47];[.I46]-[.H47])" office:value-type="float" office:value="1418.45" calcext:value-type="float">
            <text:p>R$ 1.418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2.25" calcext:value-type="float">
            <text:p>252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2.25" calcext:value-type="float">
            <text:p>R$ 252,25</text:p>
          </table:table-cell>
          <table:table-cell table:style-name="ce25"/>
          <table:table-cell table:style-name="ce21" table:formula="of:=SUM([.G48];[.I47]-[.H48])" office:value-type="float" office:value="1670.7" calcext:value-type="float">
            <text:p>R$ 1.670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49];[.I48]-[.H49])" office:value-type="float" office:value="946.7" calcext:value-type="float">
            <text:p>R$ 946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7.85" calcext:value-type="float">
            <text:p>46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7.85" calcext:value-type="float">
            <text:p>R$ 467,85</text:p>
          </table:table-cell>
          <table:table-cell table:style-name="ce25"/>
          <table:table-cell table:style-name="ce21" table:formula="of:=SUM([.G50];[.I49]-[.H50])" office:value-type="float" office:value="1414.55" calcext:value-type="float">
            <text:p>R$ 1.41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51];[.I50]-[.H51])" office:value-type="float" office:value="1248.55" calcext:value-type="float">
            <text:p>R$ 1.248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30.5" calcext:value-type="float">
            <text:p>130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30.5" calcext:value-type="float">
            <text:p>R$ 130,50</text:p>
          </table:table-cell>
          <table:table-cell table:style-name="ce25"/>
          <table:table-cell table:style-name="ce21" table:formula="of:=SUM([.G52];[.I51]-[.H52])" office:value-type="float" office:value="1379.05" calcext:value-type="float">
            <text:p>R$ 1.37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3];[.I52]-[.H53])" office:value-type="float" office:value="1359.05" calcext:value-type="float">
            <text:p>R$ 1.35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54];[.I53]-[.H54])" office:value-type="float" office:value="1159.05" calcext:value-type="float">
            <text:p>R$ 1.15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5" calcext:value-type="float">
            <text:p>8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5" calcext:value-type="float">
            <text:p>R$ 85,00</text:p>
          </table:table-cell>
          <table:table-cell table:style-name="ce25"/>
          <table:table-cell table:style-name="ce21" table:formula="of:=SUM([.G55];[.I54]-[.H55])" office:value-type="float" office:value="1244.05" calcext:value-type="float">
            <text:p>R$ 1.24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56];[.I55]-[.H56])" office:value-type="float" office:value="1214.05" calcext:value-type="float">
            <text:p>R$ 1.21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57];[.I56]-[.H57])" office:value-type="float" office:value="1059.55" calcext:value-type="float">
            <text:p>R$ 1.059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8];[.I57]-[.H58])" office:value-type="float" office:value="1009.55" calcext:value-type="float">
            <text:p>R$ 1.009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4.5" calcext:value-type="float">
            <text:p>144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4.5" calcext:value-type="float">
            <text:p>R$ 144,50</text:p>
          </table:table-cell>
          <table:table-cell table:style-name="ce25"/>
          <table:table-cell table:style-name="ce21" table:formula="of:=SUM([.G59];[.I58]-[.H59])" office:value-type="float" office:value="1154.05" calcext:value-type="float">
            <text:p>R$ 1.15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5" calcext:value-type="float">
            <text:p>262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5" calcext:value-type="float">
            <text:p>R$ 262,50</text:p>
          </table:table-cell>
          <table:table-cell table:style-name="ce21" table:formula="of:=SUM([.G60];[.I59]-[.H60])" office:value-type="float" office:value="891.55" calcext:value-type="float">
            <text:p>R$ 891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4.8" calcext:value-type="float">
            <text:p>384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4.8" calcext:value-type="float">
            <text:p>R$ 384,80</text:p>
          </table:table-cell>
          <table:table-cell table:style-name="ce25"/>
          <table:table-cell table:style-name="ce21" table:formula="of:=SUM([.G61];[.I60]-[.H61])" office:value-type="float" office:value="1276.35" calcext:value-type="float">
            <text:p>R$ 1.276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9.5" calcext:value-type="float">
            <text:p>239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9.5" calcext:value-type="float">
            <text:p>R$ 239,50</text:p>
          </table:table-cell>
          <table:table-cell table:style-name="ce21" table:formula="of:=SUM([.G62];[.I61]-[.H62])" office:value-type="float" office:value="1036.85" calcext:value-type="float">
            <text:p>R$ 1.036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63];[.I62]-[.H63])" office:value-type="float" office:value="1016.85" calcext:value-type="float">
            <text:p>R$ 1.016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JORNAL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DIVULGACAO JORNAL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4];[.I63]-[.H64])" office:value-type="float" office:value="966.85" calcext:value-type="float">
            <text:p>R$ 966,85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3.5" calcext:value-type="float">
            <text:p>333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3.5" calcext:value-type="float">
            <text:p>R$ 333,50</text:p>
          </table:table-cell>
          <table:table-cell table:style-name="ce25"/>
          <table:table-cell table:style-name="ce21" table:formula="of:=SUM([.G65];[.I64]-[.H65])" office:value-type="float" office:value="1300.35" calcext:value-type="float">
            <text:p>R$ 1.30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REBECA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66];[.I65]-[.H66])" office:value-type="float" office:value="1260.35" calcext:value-type="float">
            <text:p>R$ 1.26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7];[.I66]-[.H67])" office:value-type="float" office:value="1230.35" calcext:value-type="float">
            <text:p>R$ 1.23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4.85" calcext:value-type="float">
            <text:p>274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4.85" calcext:value-type="float">
            <text:p>R$ 274,85</text:p>
          </table:table-cell>
          <table:table-cell table:style-name="ce25"/>
          <table:table-cell table:style-name="ce21" table:formula="of:=SUM([.G68];[.I67]-[.H68])" office:value-type="float" office:value="1505.2" calcext:value-type="float">
            <text:p>R$ 1.505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9];[.I68]-[.H69])" office:value-type="float" office:value="1455.2" calcext:value-type="float">
            <text:p>R$ 1.455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70];[.I69]-[.H70])" office:value-type="float" office:value="1289.2" calcext:value-type="float">
            <text:p>R$ 1.289,20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6.15" calcext:value-type="float">
            <text:p>276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6.15" calcext:value-type="float">
            <text:p>R$ 276,15</text:p>
          </table:table-cell>
          <table:table-cell table:style-name="ce25"/>
          <table:table-cell table:style-name="ce21" table:formula="of:=SUM([.G71];[.I70]-[.H71])" office:value-type="float" office:value="1565.35" calcext:value-type="float">
            <text:p>R$ 1.565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72];[.I71]-[.H72])" office:value-type="float" office:value="1535.35" calcext:value-type="float">
            <text:p>R$ 1.535,35</text:p>
          </table:table-cell>
          <table:table-cell table:number-columns-repeated="1015"/>
        </table:table-row>
        <table:table-row table:style-name="ro7">
          <table:table-cell/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6.4" calcext:value-type="float">
            <text:p>156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6.4" calcext:value-type="float">
            <text:p>R$ 156,40</text:p>
          </table:table-cell>
          <table:table-cell table:style-name="ce25"/>
          <table:table-cell table:style-name="ce21" table:formula="of:=SUM([.G73];[.I72]-[.H73])" office:value-type="float" office:value="1691.75" calcext:value-type="float">
            <text:p>R$ 1.691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8.2" calcext:value-type="float">
            <text:p>148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8.2" calcext:value-type="float">
            <text:p>R$ 148,20</text:p>
          </table:table-cell>
          <table:table-cell table:style-name="ce25"/>
          <table:table-cell table:style-name="ce21" table:formula="of:=SUM([.G74];[.I73]-[.H74])" office:value-type="float" office:value="1839.95" calcext:value-type="float">
            <text:p>R$ 1.839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45" calcext:value-type="float">
            <text:p>262,4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45" calcext:value-type="float">
            <text:p>R$ 262,45</text:p>
          </table:table-cell>
          <table:table-cell table:style-name="ce21" table:formula="of:=SUM([.G75];[.I74]-[.H75])" office:value-type="float" office:value="1577.5" calcext:value-type="float">
            <text:p>R$ 1.577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76];[.I75]-[.H76])" office:value-type="float" office:value="1362.3" calcext:value-type="float">
            <text:p>R$ 1.362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médio san</text:p>
          </table:table-cell>
          <table:table-cell table:style-name="ce15" office:value-type="float" office:value="78" calcext:value-type="float">
            <text:p>78,00</text:p>
          </table:table-cell>
          <table:table-cell table:style-name="ce6" table:content-validation-name="val1" office:value-type="string" calcext:value-type="string">
            <text:p>CASA REMEDIO SAM</text:p>
          </table:table-cell>
          <table:table-cell table:style-name="ce25"/>
          <table:table-cell table:style-name="ce25" office:value-type="float" office:value="78" calcext:value-type="float">
            <text:p>R$ 78,00</text:p>
          </table:table-cell>
          <table:table-cell table:style-name="ce21" table:formula="of:=SUM([.G77];[.I76]-[.H77])" office:value-type="float" office:value="1284.3" calcext:value-type="float">
            <text:p>R$ 1.284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23.8" calcext:value-type="float">
            <text:p>123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23.8" calcext:value-type="float">
            <text:p>R$ 123,80</text:p>
          </table:table-cell>
          <table:table-cell table:style-name="ce25"/>
          <table:table-cell table:style-name="ce21" table:formula="of:=SUM([.G78];[.I77]-[.H78])" office:value-type="float" office:value="1408.1" calcext:value-type="float">
            <text:p>R$ 1.40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9.4" calcext:value-type="float">
            <text:p>239,4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9.4" calcext:value-type="float">
            <text:p>R$ 239,40</text:p>
          </table:table-cell>
          <table:table-cell table:style-name="ce21" table:formula="of:=SUM([.G79];[.I78]-[.H79])" office:value-type="float" office:value="1168.7" calcext:value-type="float">
            <text:p>R$ 1.168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27" calcext:value-type="float">
            <text:p>27,00</text:p>
          </table:table-cell>
          <table:table-cell table:style-name="ce6" table:content-validation-name="val1" office:value-type="string" calcext:value-type="string">
            <text:p>FONE</text:p>
          </table:table-cell>
          <table:table-cell table:style-name="ce25"/>
          <table:table-cell table:style-name="ce25" office:value-type="float" office:value="27" calcext:value-type="float">
            <text:p>R$ 27,00</text:p>
          </table:table-cell>
          <table:table-cell table:style-name="ce21" table:formula="of:=SUM([.G80];[.I79]-[.H80])" office:value-type="float" office:value="1141.7" calcext:value-type="float">
            <text:p>R$ 1.141,70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60" calcext:value-type="float">
            <text:p>R$ 260,00</text:p>
          </table:table-cell>
          <table:table-cell table:style-name="ce21" table:formula="of:=SUM([.G81];[.I80]-[.H81])" office:value-type="float" office:value="881.7" calcext:value-type="float">
            <text:p>R$ 881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0.9" calcext:value-type="float">
            <text:p>360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0.9" calcext:value-type="float">
            <text:p>R$ 360,90</text:p>
          </table:table-cell>
          <table:table-cell table:style-name="ce25"/>
          <table:table-cell table:style-name="ce21" table:formula="of:=SUM([.G82];[.I81]-[.H82])" office:value-type="float" office:value="1242.6" calcext:value-type="float">
            <text:p>R$ 1.242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3];[.I82]-[.H83])" office:value-type="float" office:value="1192.6" calcext:value-type="float">
            <text:p>R$ 1.192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Carimbo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MANUT LOJA CARIMBO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84];[.I83]-[.H84])" office:value-type="float" office:value="1157.6" calcext:value-type="float">
            <text:p>R$ 1.15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85];[.I84]-[.H85])" office:value-type="float" office:value="1127.6" calcext:value-type="float">
            <text:p>R$ 1.12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1.2" calcext:value-type="float">
            <text:p>45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1.2" calcext:value-type="float">
            <text:p>R$ 451,20</text:p>
          </table:table-cell>
          <table:table-cell table:style-name="ce25"/>
          <table:table-cell table:style-name="ce21" table:formula="of:=SUM([.G86];[.I85]-[.H86])" office:value-type="float" office:value="1578.8" calcext:value-type="float">
            <text:p>R$ 1.578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office:value-type="string" calcext:value-type="string">
            <text:p>Ampolas</text:p>
          </table:table-cell>
          <table:table-cell table:style-name="ce15" office:value-type="float" office:value="68" calcext:value-type="float">
            <text:p>68,00</text:p>
          </table:table-cell>
          <table:table-cell table:style-name="ce6" table:content-validation-name="val1" office:value-type="string" calcext:value-type="string">
            <text:p>ALADIM ampolas</text:p>
          </table:table-cell>
          <table:table-cell table:style-name="ce25"/>
          <table:table-cell table:style-name="ce25" office:value-type="float" office:value="68" calcext:value-type="float">
            <text:p>R$ 68,00</text:p>
          </table:table-cell>
          <table:table-cell table:style-name="ce21" table:formula="of:=SUM([.G87];[.I86]-[.H87])" office:value-type="float" office:value="1510.8" calcext:value-type="float">
            <text:p>R$ 1.51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88];[.I87]-[.H88])" office:value-type="float" office:value="1344.8" calcext:value-type="float">
            <text:p>R$ 1.344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8" calcext:value-type="float">
            <text:p>206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8" calcext:value-type="float">
            <text:p>R$ 206,80</text:p>
          </table:table-cell>
          <table:table-cell table:style-name="ce25"/>
          <table:table-cell table:style-name="ce21" table:formula="of:=SUM([.G89];[.I88]-[.H89])" office:value-type="float" office:value="1551.6" calcext:value-type="float">
            <text:p>R$ 1.55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30" calcext:value-type="date">
            <text:p>3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6.35" calcext:value-type="float">
            <text:p>236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6.35" calcext:value-type="float">
            <text:p>R$ 236,35</text:p>
          </table:table-cell>
          <table:table-cell table:style-name="ce25"/>
          <table:table-cell table:style-name="ce21" table:formula="of:=SUM([.G90];[.I89]-[.H90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content-validation-name="val1" table:number-columns-repeated="2"/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-15" table:style-name="ta4">
        <office:forms form:automatic-focus="false" form:apply-design-mode="false"/>
        <table:table-column table:style-name="co14" table:number-columns-repeated="2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ce10"/>
        <table:table-column table:style-name="co27" table:default-cell-style-name="Default"/>
        <table:table-column table:style-name="co26" table:default-cell-style-name="Default"/>
        <table:table-column table:style-name="co17" table:number-columns-repeated="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.2" calcext:value-type="float">
            <text:p>181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.2" calcext:value-type="float">
            <text:p>R$ 181,20</text:p>
          </table:table-cell>
          <table:table-cell table:style-name="ce20" table:formula="of:=SUM([.G7];[.I6]-[.H7])" office:value-type="float" office:value="1606.75" calcext:value-type="float">
            <text:p>R$ 1.606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8];[.I7]-[.H8])" office:value-type="float" office:value="1440.75" calcext:value-type="float">
            <text:p>R$ 1.440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];[.I8]-[.H9])" office:value-type="float" office:value="1425.75" calcext:value-type="float">
            <text:p>R$ 1.42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0];[.I9]-[.H10])" office:value-type="float" office:value="1375.75" calcext:value-type="float">
            <text:p>R$ 1.37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3" calcext:value-type="float">
            <text:p>23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3" calcext:value-type="float">
            <text:p>R$ 23,00</text:p>
          </table:table-cell>
          <table:table-cell table:style-name="ce21" table:formula="of:=SUM([.G11];[.I10]-[.H11])" office:value-type="float" office:value="1352.75" calcext:value-type="float">
            <text:p>R$ 1.352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7.2" calcext:value-type="float">
            <text:p>R$ 287,20</text:p>
          </table:table-cell>
          <table:table-cell table:style-name="ce25"/>
          <table:table-cell table:style-name="ce21" table:formula="of:=SUM([.G12];[.I11]-[.H12])" office:value-type="float" office:value="1639.95" calcext:value-type="float">
            <text:p>R$ 1.639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13];[.I12]-[.H13])" office:value-type="float" office:value="1424.75" calcext:value-type="float">
            <text:p>R$ 1.424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4" calcext:value-type="float">
            <text:p>262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4" calcext:value-type="float">
            <text:p>R$ 262,40</text:p>
          </table:table-cell>
          <table:table-cell table:style-name="ce21" table:formula="of:=SUM([.G14];[.I13]-[.H14])" office:value-type="float" office:value="1162.35" calcext:value-type="float">
            <text:p>R$ 1.162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6.6" calcext:value-type="float">
            <text:p>386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6.6" calcext:value-type="float">
            <text:p>R$ 386,60</text:p>
          </table:table-cell>
          <table:table-cell table:style-name="ce25"/>
          <table:table-cell table:style-name="ce21" table:formula="of:=SUM([.G15];[.I14]-[.H15])" office:value-type="float" office:value="1548.95" calcext:value-type="float">
            <text:p>R$ 1.548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3.6" calcext:value-type="float">
            <text:p>393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3.6" calcext:value-type="float">
            <text:p>R$ 393,60</text:p>
          </table:table-cell>
          <table:table-cell table:style-name="ce25"/>
          <table:table-cell table:style-name="ce21" table:formula="of:=SUM([.G16];[.I15]-[.H16])" office:value-type="float" office:value="1942.55" calcext:value-type="float">
            <text:p>R$ 1.94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7];[.I16]-[.H17])" office:value-type="float" office:value="1892.55" calcext:value-type="float">
            <text:p>R$ 1.89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1842.55" calcext:value-type="float">
            <text:p>R$ 1.84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5.05" calcext:value-type="float">
            <text:p>56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65.05" calcext:value-type="float">
            <text:p>R$ 565,05</text:p>
          </table:table-cell>
          <table:table-cell table:style-name="ce25"/>
          <table:table-cell table:style-name="ce21" table:formula="of:=SUM([.G19];[.I18]-[.H19])" office:value-type="float" office:value="2407.6" calcext:value-type="float">
            <text:p>R$ 2.40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87.2" calcext:value-type="float">
            <text:p>R$ 287,20</text:p>
          </table:table-cell>
          <table:table-cell table:style-name="ce21" table:formula="of:=SUM([.G20];[.I19]-[.H20])" office:value-type="float" office:value="2120.4" calcext:value-type="float">
            <text:p>R$ 2.120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3.75" calcext:value-type="float">
            <text:p>373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3.75" calcext:value-type="float">
            <text:p>R$ 373,75</text:p>
          </table:table-cell>
          <table:table-cell table:style-name="ce25"/>
          <table:table-cell table:style-name="ce21" table:formula="of:=SUM([.G21];[.I20]-[.H21])" office:value-type="float" office:value="2494.15" calcext:value-type="float">
            <text:p>R$ 2.494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3.75" calcext:value-type="float">
            <text:p>383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3.75" calcext:value-type="float">
            <text:p>R$ 383,75</text:p>
          </table:table-cell>
          <table:table-cell table:style-name="ce25"/>
          <table:table-cell table:style-name="ce21" table:formula="of:=SUM([.G22];[.I21]-[.H22])" office:value-type="float" office:value="2877.9" calcext:value-type="float">
            <text:p>R$ 2.877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3];[.I22]-[.H23])" office:value-type="float" office:value="2827.9" calcext:value-type="float">
            <text:p>R$ 2.827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.25" calcext:value-type="float">
            <text:p>181,2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.25" calcext:value-type="float">
            <text:p>R$ 181,25</text:p>
          </table:table-cell>
          <table:table-cell table:style-name="ce21" table:formula="of:=SUM([.G24];[.I23]-[.H24])" office:value-type="float" office:value="2646.65" calcext:value-type="float">
            <text:p>R$ 2.646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" calcext:value-type="float">
            <text:p>18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" calcext:value-type="float">
            <text:p>R$ 181,00</text:p>
          </table:table-cell>
          <table:table-cell table:style-name="ce21" table:formula="of:=SUM([.G25];[.I24]-[.H25])" office:value-type="float" office:value="2465.65" calcext:value-type="float">
            <text:p>R$ 2.465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26];[.I25]-[.H26])" office:value-type="float" office:value="2450.65" calcext:value-type="float">
            <text:p>R$ 2.4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27];[.I26]-[.H27])" office:value-type="float" office:value="2150.65" calcext:value-type="float">
            <text:p>R$ 2.1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8];[.I27]-[.H28])" office:value-type="float" office:value="2100.65" calcext:value-type="float">
            <text:p>R$ 2.1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29];[.I28]-[.H29])" office:value-type="float" office:value="1900.65" calcext:value-type="float">
            <text:p>R$ 1.9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0.25" calcext:value-type="float">
            <text:p>21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0.25" calcext:value-type="float">
            <text:p>R$ 210,25</text:p>
          </table:table-cell>
          <table:table-cell table:style-name="ce25"/>
          <table:table-cell table:style-name="ce21" table:formula="of:=SUM([.G30];[.I29]-[.H30])" office:value-type="float" office:value="2110.9" calcext:value-type="float">
            <text:p>R$ 2.11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53.4" calcext:value-type="float">
            <text:p>353,4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53.4" calcext:value-type="float">
            <text:p>R$ 353,40</text:p>
          </table:table-cell>
          <table:table-cell table:style-name="ce21" table:formula="of:=SUM([.G31];[.I30]-[.H31])" office:value-type="float" office:value="1757.5" calcext:value-type="float">
            <text:p>R$ 1.757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32];[.I31]-[.H32])" office:value-type="float" office:value="1542.3" calcext:value-type="float">
            <text:p>R$ 1.542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 office:value-type="float" office:value="135" calcext:value-type="float">
            <text:p>135,00</text:p>
          </table:table-cell>
          <table:table-cell table:style-name="ce6" table:content-validation-name="val1" office:value-type="string" calcext:value-type="string">
            <text:p>DEVOLUCAO CARTAO</text:p>
          </table:table-cell>
          <table:table-cell table:style-name="ce25"/>
          <table:table-cell table:style-name="ce25" office:value-type="float" office:value="135" calcext:value-type="float">
            <text:p>R$ 135,00</text:p>
          </table:table-cell>
          <table:table-cell table:style-name="ce21" table:formula="of:=SUM([.G33];[.I32]-[.H33])" office:value-type="float" office:value="1407.3" calcext:value-type="float">
            <text:p>R$ 1.407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4.8" calcext:value-type="float">
            <text:p>374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4.8" calcext:value-type="float">
            <text:p>R$ 374,80</text:p>
          </table:table-cell>
          <table:table-cell table:style-name="ce25"/>
          <table:table-cell table:style-name="ce21" table:formula="of:=SUM([.G34];[.I33]-[.H34])" office:value-type="float" office:value="1782.1" calcext:value-type="float">
            <text:p>R$ 1.78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ávio</text:p>
          </table:table-cell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CASA FLAVIO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35];[.I34]-[.H35])" office:value-type="float" office:value="1760.1" calcext:value-type="float">
            <text:p>R$ 1.760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5.5" calcext:value-type="float">
            <text:p>385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5.5" calcext:value-type="float">
            <text:p>R$ 385,50</text:p>
          </table:table-cell>
          <table:table-cell table:style-name="ce25"/>
          <table:table-cell table:style-name="ce21" table:formula="of:=SUM([.G36];[.I35]-[.H36])" office:value-type="float" office:value="2145.6" calcext:value-type="float">
            <text:p>R$ 2.145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2095.6" calcext:value-type="float">
            <text:p>R$ 2.095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7" calcext:value-type="float">
            <text:p>67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7" calcext:value-type="float">
            <text:p>R$ 67,00</text:p>
          </table:table-cell>
          <table:table-cell table:style-name="ce21" table:formula="of:=SUM([.G38];[.I37]-[.H38])" office:value-type="float" office:value="2028.6" calcext:value-type="float">
            <text:p>R$ 2.028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8.7" calcext:value-type="float">
            <text:p>458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8.7" calcext:value-type="float">
            <text:p>R$ 458,70</text:p>
          </table:table-cell>
          <table:table-cell table:style-name="ce25"/>
          <table:table-cell table:style-name="ce21" table:formula="of:=SUM([.G39];[.I38]-[.H39])" office:value-type="float" office:value="2487.3" calcext:value-type="float">
            <text:p>R$ 2.487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87.2" calcext:value-type="float">
            <text:p>R$ 287,20</text:p>
          </table:table-cell>
          <table:table-cell table:style-name="ce21" table:formula="of:=SUM([.G40];[.I39]-[.H40])" office:value-type="float" office:value="2200.1" calcext:value-type="float">
            <text:p>R$ 2.200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41];[.I40]-[.H41])" office:value-type="float" office:value="1476.1" calcext:value-type="float">
            <text:p>R$ 1.47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4.8" calcext:value-type="float">
            <text:p>104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4.8" calcext:value-type="float">
            <text:p>R$ 104,80</text:p>
          </table:table-cell>
          <table:table-cell table:style-name="ce25"/>
          <table:table-cell table:style-name="ce21" table:formula="of:=SUM([.G42];[.I41]-[.H42])" office:value-type="float" office:value="1580.9" calcext:value-type="float">
            <text:p>R$ 1.58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43];[.I42]-[.H43])" office:value-type="float" office:value="1364.4" calcext:value-type="float">
            <text:p>R$ 1.364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/>
          <table:table-cell table:style-name="ce15" office:value-type="float" office:value="32" calcext:value-type="float">
            <text:p>32,00</text:p>
          </table:table-cell>
          <table:table-cell table:style-name="ce6" table:content-validation-name="val1" office:value-type="string" calcext:value-type="string">
            <text:p>MAX BLOND</text:p>
          </table:table-cell>
          <table:table-cell table:style-name="ce25"/>
          <table:table-cell table:style-name="ce25" office:value-type="float" office:value="32" calcext:value-type="float">
            <text:p>R$ 32,00</text:p>
          </table:table-cell>
          <table:table-cell table:style-name="ce21" table:formula="of:=SUM([.G44];[.I43]-[.H44])" office:value-type="float" office:value="1332.4" calcext:value-type="float">
            <text:p>R$ 1.332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5];[.I44]-[.H45])" office:value-type="float" office:value="1317.4" calcext:value-type="float">
            <text:p>R$ 1.317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4.7" calcext:value-type="float">
            <text:p>364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4.7" calcext:value-type="float">
            <text:p>R$ 364,70</text:p>
          </table:table-cell>
          <table:table-cell table:style-name="ce25"/>
          <table:table-cell table:style-name="ce21" table:formula="of:=SUM([.G46];[.I45]-[.H46])" office:value-type="float" office:value="1682.1" calcext:value-type="float">
            <text:p>R$ 1.68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7];[.I46]-[.H47])" office:value-type="float" office:value="1632.1" calcext:value-type="float">
            <text:p>R$ 1.63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75" calcext:value-type="float">
            <text:p>44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75" calcext:value-type="float">
            <text:p>R$ 441,75</text:p>
          </table:table-cell>
          <table:table-cell table:style-name="ce25"/>
          <table:table-cell table:style-name="ce21" table:formula="of:=SUM([.G48];[.I47]-[.H48])" office:value-type="float" office:value="2073.85" calcext:value-type="float">
            <text:p>R$ 2.073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53.5" calcext:value-type="float">
            <text:p>353,50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353.5" calcext:value-type="float">
            <text:p>R$ 353,50</text:p>
          </table:table-cell>
          <table:table-cell table:style-name="ce21" table:formula="of:=SUM([.G49];[.I48]-[.H49])" office:value-type="float" office:value="1720.35" calcext:value-type="float">
            <text:p>R$ 1.72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40.5" calcext:value-type="float">
            <text:p>140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40.5" calcext:value-type="float">
            <text:p>R$ 140,50</text:p>
          </table:table-cell>
          <table:table-cell table:style-name="ce21" table:formula="of:=SUM([.G50];[.I49]-[.H50])" office:value-type="float" office:value="1579.85" calcext:value-type="float">
            <text:p>R$ 1.579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ção</text:p>
          </table:table-cell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MANUTENCAO LOJ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51];[.I50]-[.H51])" office:value-type="float" office:value="1567.85" calcext:value-type="float">
            <text:p>R$ 1.567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2];[.I51]-[.H52])" office:value-type="float" office:value="1542.85" calcext:value-type="float">
            <text:p>R$ 1.542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0.35" calcext:value-type="float">
            <text:p>390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0.35" calcext:value-type="float">
            <text:p>R$ 390,35</text:p>
          </table:table-cell>
          <table:table-cell table:style-name="ce25"/>
          <table:table-cell table:style-name="ce21" table:formula="of:=SUM([.G53];[.I52]-[.H53])" office:value-type="float" office:value="1933.2" calcext:value-type="float">
            <text:p>R$ 1.93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54];[.I53]-[.H54])" office:value-type="float" office:value="1923.2" calcext:value-type="float">
            <text:p>R$ 1.92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120" calcext:value-type="float">
            <text:p>R$ 120,00</text:p>
          </table:table-cell>
          <table:table-cell table:style-name="ce21" table:formula="of:=SUM([.G55];[.I54]-[.H55])" office:value-type="float" office:value="1803.2" calcext:value-type="float">
            <text:p>R$ 1.80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5.45" calcext:value-type="float">
            <text:p>415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5.45" calcext:value-type="float">
            <text:p>R$ 415,45</text:p>
          </table:table-cell>
          <table:table-cell table:style-name="ce25"/>
          <table:table-cell table:style-name="ce21" table:formula="of:=SUM([.G56];[.I55]-[.H56])" office:value-type="float" office:value="2218.65" calcext:value-type="float">
            <text:p>R$ 2.21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2198.65" calcext:value-type="float">
            <text:p>R$ 2.19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2.95" calcext:value-type="float">
            <text:p>332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2.95" calcext:value-type="float">
            <text:p>R$ 332,95</text:p>
          </table:table-cell>
          <table:table-cell table:style-name="ce25"/>
          <table:table-cell table:style-name="ce21" table:formula="of:=SUM([.G58];[.I57]-[.H58])" office:value-type="float" office:value="2531.6" calcext:value-type="float">
            <text:p>R$ 2.53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 office:value-type="float" office:value="320" calcext:value-type="float">
            <text:p>320,00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25"/>
          <table:table-cell table:style-name="ce25" office:value-type="float" office:value="320" calcext:value-type="float">
            <text:p>R$ 320,00</text:p>
          </table:table-cell>
          <table:table-cell table:style-name="ce21" table:formula="of:=SUM([.G59];[.I58]-[.H59])" office:value-type="float" office:value="2211.6" calcext:value-type="float">
            <text:p>R$ 2.21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60];[.I59]-[.H60])" office:value-type="float" office:value="2061.6" calcext:value-type="float">
            <text:p>R$ 2.06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5.65" calcext:value-type="float">
            <text:p>295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5.65" calcext:value-type="float">
            <text:p>R$ 295,65</text:p>
          </table:table-cell>
          <table:table-cell table:style-name="ce25"/>
          <table:table-cell table:style-name="ce21" table:formula="of:=SUM([.G61];[.I60]-[.H61])" office:value-type="float" office:value="2357.25" calcext:value-type="float">
            <text:p>R$ 2.357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62];[.I61]-[.H62])" office:value-type="float" office:value="2332.25" calcext:value-type="float">
            <text:p>R$ 2.332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63];[.I62]-[.H63])" office:value-type="float" office:value="2307.25" calcext:value-type="float">
            <text:p>R$ 2.307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64];[.I63]-[.H64])" office:value-type="float" office:value="2090.75" calcext:value-type="float">
            <text:p>R$ 2.090,75</text:p>
          </table:table-cell>
          <table:table-cell table:number-columns-repeated="1015"/>
        </table:table-row>
        <table:table-row table:style-name="ro8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" calcext:value-type="float">
            <text:p>18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" calcext:value-type="float">
            <text:p>R$ 181,00</text:p>
          </table:table-cell>
          <table:table-cell table:style-name="ce21" table:formula="of:=SUM([.G65];[.I64]-[.H65])" office:value-type="float" office:value="1909.75" calcext:value-type="float">
            <text:p>R$ 1.909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66];[.I65]-[.H66])" office:value-type="float" office:value="1654.95" calcext:value-type="float">
            <text:p>R$ 1.654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0.05" calcext:value-type="float">
            <text:p>210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0.05" calcext:value-type="float">
            <text:p>R$ 210,05</text:p>
          </table:table-cell>
          <table:table-cell table:style-name="ce25"/>
          <table:table-cell table:style-name="ce21" table:formula="of:=SUM([.G67];[.I66]-[.H67])" office:value-type="float" office:value="1865" calcext:value-type="float">
            <text:p>R$ 1.865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5.35" calcext:value-type="float">
            <text:p>425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5.35" calcext:value-type="float">
            <text:p>R$ 425,35</text:p>
          </table:table-cell>
          <table:table-cell table:style-name="ce25"/>
          <table:table-cell table:style-name="ce21" table:formula="of:=SUM([.G68];[.I67]-[.H68])" office:value-type="float" office:value="2290.35" calcext:value-type="float">
            <text:p>R$ 2.29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 table:number-columns-repeated="2"/>
          <table:table-cell table:style-name="ce21" table:formula="of:=SUM([.G69];[.I68]-[.H69])" office:value-type="float" office:value="2290.35" calcext:value-type="float">
            <text:p>R$ 2.29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0.45" calcext:value-type="float">
            <text:p>310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0.45" calcext:value-type="float">
            <text:p>R$ 310,45</text:p>
          </table:table-cell>
          <table:table-cell table:style-name="ce25"/>
          <table:table-cell table:style-name="ce21" table:formula="of:=SUM([.G70];[.I69]-[.H70])" office:value-type="float" office:value="2600.8" calcext:value-type="float">
            <text:p>R$ 2.60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1];[.I70]-[.H71])" office:value-type="float" office:value="2590.8" calcext:value-type="float">
            <text:p>R$ 2.59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2];[.I71]-[.H72])" office:value-type="float" office:value="2540.8" calcext:value-type="float">
            <text:p>R$ 2.54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3];[.I72]-[.H73])" office:value-type="float" office:value="2530.8" calcext:value-type="float">
            <text:p>R$ 2.53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40.5" calcext:value-type="float">
            <text:p>140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40.5" calcext:value-type="float">
            <text:p>R$ 140,50</text:p>
          </table:table-cell>
          <table:table-cell table:style-name="ce21" table:formula="of:=SUM([.G74];[.I73]-[.H74])" office:value-type="float" office:value="2390.3" calcext:value-type="float">
            <text:p>R$ 2.390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0.2" calcext:value-type="float">
            <text:p>41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0.2" calcext:value-type="float">
            <text:p>R$ 410,20</text:p>
          </table:table-cell>
          <table:table-cell table:style-name="ce25"/>
          <table:table-cell table:style-name="ce21" table:formula="of:=SUM([.G75];[.I74]-[.H75])" office:value-type="float" office:value="2800.5" calcext:value-type="float">
            <text:p>R$ 2.80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6];[.I75]-[.H76])" office:value-type="float" office:value="2750.5" calcext:value-type="float">
            <text:p>R$ 2.75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OJA MANUTENCA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7];[.I76]-[.H77])" office:value-type="float" office:value="2740.5" calcext:value-type="float">
            <text:p>R$ 2.74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78];[.I77]-[.H78])" office:value-type="float" office:value="2710.5" calcext:value-type="float">
            <text:p>R$ 2.71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9];[.I78]-[.H79])" office:value-type="float" office:value="2690.5" calcext:value-type="float">
            <text:p>R$ 2.69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9.15" calcext:value-type="float">
            <text:p>469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9.15" calcext:value-type="float">
            <text:p>R$ 469,15</text:p>
          </table:table-cell>
          <table:table-cell table:style-name="ce25"/>
          <table:table-cell table:style-name="ce21" table:formula="of:=SUM([.G80];[.I79]-[.H80])" office:value-type="float" office:value="3159.65" calcext:value-type="float">
            <text:p>R$ 3.15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14" calcext:value-type="float">
            <text:p>214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14" calcext:value-type="float">
            <text:p>R$ 214,00</text:p>
          </table:table-cell>
          <table:table-cell table:style-name="ce21" table:formula="of:=SUM([.G81];[.I80]-[.H81])" office:value-type="float" office:value="2945.65" calcext:value-type="float">
            <text:p>R$ 2.945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82];[.I81]-[.H82])" office:value-type="float" office:value="2729.15" calcext:value-type="float">
            <text:p>R$ 2.729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5" calcext:value-type="float">
            <text:p>24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5" calcext:value-type="float">
            <text:p>R$ 244,50</text:p>
          </table:table-cell>
          <table:table-cell table:style-name="ce21" table:formula="of:=SUM([.G83];[.I82]-[.H83])" office:value-type="float" office:value="2484.65" calcext:value-type="float">
            <text:p>R$ 2.48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84];[.I83]-[.H84])" office:value-type="float" office:value="2229.85" calcext:value-type="float">
            <text:p>R$ 2.229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51.5" calcext:value-type="float">
            <text:p>451,5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51.5" calcext:value-type="float">
            <text:p>R$ 451,50</text:p>
          </table:table-cell>
          <table:table-cell table:style-name="ce21" table:formula="of:=SUM([.G85];[.I84]-[.H85])" office:value-type="float" office:value="1778.35" calcext:value-type="float">
            <text:p>R$ 1.778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1.8" calcext:value-type="float">
            <text:p>301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1.8" calcext:value-type="float">
            <text:p>R$ 301,80</text:p>
          </table:table-cell>
          <table:table-cell table:style-name="ce25"/>
          <table:table-cell table:style-name="ce21" table:formula="of:=SUM([.G86];[.I85]-[.H86])" office:value-type="float" office:value="2080.15" calcext:value-type="float">
            <text:p>R$ 2.080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7];[.I86]-[.H87])" office:value-type="float" office:value="2030.15" calcext:value-type="float">
            <text:p>R$ 2.030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inema</text:p>
          </table:table-cell>
          <table:table-cell table:style-name="ce15" office:value-type="float" office:value="53" calcext:value-type="float">
            <text:p>53,00</text:p>
          </table:table-cell>
          <table:table-cell table:style-name="ce6" table:content-validation-name="val1" office:value-type="string" calcext:value-type="string">
            <text:p>Casa CInema</text:p>
          </table:table-cell>
          <table:table-cell table:style-name="ce25"/>
          <table:table-cell table:style-name="ce25" office:value-type="float" office:value="53" calcext:value-type="float">
            <text:p>R$ 53,00</text:p>
          </table:table-cell>
          <table:table-cell table:style-name="ce21" table:formula="of:=SUM([.G88];[.I87]-[.H88])" office:value-type="float" office:value="1977.15" calcext:value-type="float">
            <text:p>R$ 1.977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2.5" calcext:value-type="float">
            <text:p>322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2.5" calcext:value-type="float">
            <text:p>R$ 322,50</text:p>
          </table:table-cell>
          <table:table-cell table:style-name="ce25"/>
          <table:table-cell table:style-name="ce21" table:formula="of:=SUM([.G89];[.I88]-[.H89])" office:value-type="float" office:value="2299.65" calcext:value-type="float">
            <text:p>R$ 2.29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 office:value-type="float" office:value="75" calcext:value-type="float">
            <text:p>75,00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25"/>
          <table:table-cell table:style-name="ce25" office:value-type="float" office:value="75" calcext:value-type="float">
            <text:p>R$ 75,00</text:p>
          </table:table-cell>
          <table:table-cell table:style-name="ce21" table:formula="of:=SUM([.G90];[.I89]-[.H90])" office:value-type="float" office:value="2224.65" calcext:value-type="float">
            <text:p>R$ 2.22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3" calcext:value-type="float">
            <text:p>441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3" calcext:value-type="float">
            <text:p>R$ 441,30</text:p>
          </table:table-cell>
          <table:table-cell table:style-name="ce25"/>
          <table:table-cell table:style-name="ce21" table:formula="of:=SUM([.G91];[.I90]-[.H91])" office:value-type="float" office:value="2665.95" calcext:value-type="float">
            <text:p>R$ 2.66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430" calcext:value-type="float">
            <text:p>43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430" calcext:value-type="float">
            <text:p>R$ 430,00</text:p>
          </table:table-cell>
          <table:table-cell table:style-name="ce21" table:formula="of:=SUM([.G92];[.I91]-[.H92])" office:value-type="float" office:value="2235.95" calcext:value-type="float">
            <text:p>R$ 2.23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93];[.I92]-[.H93])" office:value-type="float" office:value="2215.95" calcext:value-type="float">
            <text:p>R$ 2.21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32" office:value-type="float" office:value="291.4" calcext:value-type="float">
            <text:p>291,40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36" office:value-type="float" office:value="291.4" calcext:value-type="float">
            <text:p>R$ 291,40</text:p>
          </table:table-cell>
          <table:table-cell table:style-name="ce36"/>
          <table:table-cell table:style-name="ce38" table:formula="of:=SUM([.G94];[.I93]-[.H94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 table:number-columns-repeated="2"/>
          <table:table-cell/>
          <table:table-cell table:style-name="ce33"/>
          <table:table-cell table:style-name="ce28" table:number-columns-repeated="3"/>
          <table:table-cell table:style-name="ce38" table:formula="of:=SUM([.G95];[.I94]-[.H95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2"/>
          <table:table-cell table:style-name="ce33"/>
          <table:table-cell table:style-name="ce28" table:number-columns-repeated="3"/>
          <table:table-cell table:style-name="ce38" table:formula="of:=SUM([.G96];[.I95]-[.H96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2"/>
          <table:table-cell table:style-name="ce33"/>
          <table:table-cell table:style-name="ce28" table:number-columns-repeated="3"/>
          <table:table-cell table:style-name="ce38" table:formula="of:=SUM([.G97];[.I96]-[.H97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2"/>
          <table:table-cell table:style-name="ce33"/>
          <table:table-cell table:style-name="ce28" table:number-columns-repeated="3"/>
          <table:table-cell table:style-name="ce38" table:formula="of:=SUM([.G98];[.I97]-[.H98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9"/>
          <table:table-cell table:number-columns-repeated="2"/>
          <table:table-cell table:style-name="ce34"/>
          <table:table-cell table:style-name="ce29" table:number-columns-repeated="2"/>
          <table:table-cell table:style-name="ce37"/>
          <table:table-cell table:style-name="ce38" table:formula="of:=SUM([.G99];[.I98]-[.H99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0];[.I99]-[.H100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1];[.I100]-[.H101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2];[.I101]-[.H102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3];[.I102]-[.H103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4];[.I103]-[.H104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O-15" table:style-name="ta5">
        <office:forms form:automatic-focus="false" form:apply-design-mode="false"/>
        <table:table-column table:style-name="co14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ce10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2457.35" calcext:value-type="float">
            <text:p>R$ 2.457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5.95" calcext:value-type="float">
            <text:p>565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65.95" calcext:value-type="float">
            <text:p>R$ 565,95</text:p>
          </table:table-cell>
          <table:table-cell table:style-name="ce25"/>
          <table:table-cell table:style-name="ce21" table:formula="of:=SUM([.G8];[.I7]-[.H8])" office:value-type="float" office:value="3023.3" calcext:value-type="float">
            <text:p>R$ 3.023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 office:value-type="float" office:value="442" calcext:value-type="float">
            <text:p>442,00</text:p>
          </table:table-cell>
          <table:table-cell table:style-name="ce6" table:content-validation-name="val1" office:value-type="string" calcext:value-type="string">
            <text:p>MEGA FORTE</text:p>
          </table:table-cell>
          <table:table-cell table:style-name="ce25"/>
          <table:table-cell table:style-name="ce25" office:value-type="float" office:value="442" calcext:value-type="float">
            <text:p>R$ 442,00</text:p>
          </table:table-cell>
          <table:table-cell table:style-name="ce21" table:formula="of:=SUM([.G9];[.I8]-[.H9])" office:value-type="float" office:value="2581.3" calcext:value-type="float">
            <text:p>R$ 2.581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2.2" calcext:value-type="float">
            <text:p>172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2.2" calcext:value-type="float">
            <text:p>R$ 172,20</text:p>
          </table:table-cell>
          <table:table-cell table:style-name="ce25"/>
          <table:table-cell table:style-name="ce21" table:formula="of:=SUM([.G10];[.I9]-[.H10])" office:value-type="float" office:value="2753.5" calcext:value-type="float">
            <text:p>R$ 2.753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88.2" calcext:value-type="float">
            <text:p>188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88.2" calcext:value-type="float">
            <text:p>R$ 188,20</text:p>
          </table:table-cell>
          <table:table-cell table:style-name="ce21" table:formula="of:=SUM([.G11];[.I10]-[.H11])" office:value-type="float" office:value="2565.3" calcext:value-type="float">
            <text:p>R$ 2.565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6" calcext:value-type="float">
            <text:p>24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6" calcext:value-type="float">
            <text:p>R$ 246,00</text:p>
          </table:table-cell>
          <table:table-cell table:style-name="ce21" table:formula="of:=SUM([.G12];[.I11]-[.H12])" office:value-type="float" office:value="2319.3" calcext:value-type="float">
            <text:p>R$ 2.319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8.15" calcext:value-type="float">
            <text:p>228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8.15" calcext:value-type="float">
            <text:p>R$ 228,15</text:p>
          </table:table-cell>
          <table:table-cell table:style-name="ce25"/>
          <table:table-cell table:style-name="ce21" table:formula="of:=SUM([.G13];[.I12]-[.H13])" office:value-type="float" office:value="2547.45" calcext:value-type="float">
            <text:p>R$ 2.547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14];[.I13]-[.H14])" office:value-type="float" office:value="2292.65" calcext:value-type="float">
            <text:p>R$ 2.29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4" calcext:value-type="float">
            <text:p>244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4" calcext:value-type="float">
            <text:p>R$ 244,40</text:p>
          </table:table-cell>
          <table:table-cell table:style-name="ce21" table:formula="of:=SUM([.G15];[.I14]-[.H15])" office:value-type="float" office:value="2048.25" calcext:value-type="float">
            <text:p>R$ 2.048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40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6];[.I15]-[.H16])" office:value-type="float" office:value="2033.25" calcext:value-type="float">
            <text:p>R$ 2.033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MANUTENCAO LOL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17];[.I16]-[.H17])" office:value-type="float" office:value="2008.25" calcext:value-type="float">
            <text:p>R$ 2.008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18];[.I17]-[.H18])" office:value-type="float" office:value="1928.25" calcext:value-type="float">
            <text:p>R$ 1.928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0.25" calcext:value-type="float">
            <text:p>17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0.25" calcext:value-type="float">
            <text:p>R$ 170,25</text:p>
          </table:table-cell>
          <table:table-cell table:style-name="ce25"/>
          <table:table-cell table:style-name="ce21" table:formula="of:=SUM([.G19];[.I18]-[.H19])" office:value-type="float" office:value="2098.5" calcext:value-type="float">
            <text:p>R$ 2.09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6" calcext:value-type="date">
            <text:p>06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6.25" calcext:value-type="float">
            <text:p>296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6.25" calcext:value-type="float">
            <text:p>R$ 296,25</text:p>
          </table:table-cell>
          <table:table-cell table:style-name="ce25"/>
          <table:table-cell table:style-name="ce21" table:formula="of:=SUM([.G20];[.I19]-[.H20])" office:value-type="float" office:value="2394.75" calcext:value-type="float">
            <text:p>R$ 2.394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1];[.I20]-[.H21])" office:value-type="float" office:value="2344.75" calcext:value-type="float">
            <text:p>R$ 2.344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51.5" calcext:value-type="float">
            <text:p>451,5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51.5" calcext:value-type="float">
            <text:p>R$ 451,50</text:p>
          </table:table-cell>
          <table:table-cell table:style-name="ce21" table:formula="of:=SUM([.G22];[.I21]-[.H22])" office:value-type="float" office:value="1893.25" calcext:value-type="float">
            <text:p>R$ 1.893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23];[.I22]-[.H23])" office:value-type="float" office:value="1169.25" calcext:value-type="float">
            <text:p>R$ 1.169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24];[.I23]-[.H24])" office:value-type="float" office:value="1079.25" calcext:value-type="float">
            <text:p>R$ 1.079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25];[.I24]-[.H25])" office:value-type="float" office:value="1039.25" calcext:value-type="float">
            <text:p>R$ 1.039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9.55" calcext:value-type="float">
            <text:p>349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9.55" calcext:value-type="float">
            <text:p>R$ 349,55</text:p>
          </table:table-cell>
          <table:table-cell table:style-name="ce25"/>
          <table:table-cell table:style-name="ce21" table:formula="of:=SUM([.G26];[.I25]-[.H26])" office:value-type="float" office:value="1388.8" calcext:value-type="float">
            <text:p>R$ 1.388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338.8" calcext:value-type="float">
            <text:p>R$ 1.338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8];[.I27]-[.H28])" office:value-type="float" office:value="1288.8" calcext:value-type="float">
            <text:p>R$ 1.288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64.75" calcext:value-type="float">
            <text:p>664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64.75" calcext:value-type="float">
            <text:p>R$ 664,75</text:p>
          </table:table-cell>
          <table:table-cell table:style-name="ce25"/>
          <table:table-cell table:style-name="ce21" table:formula="of:=SUM([.G29];[.I28]-[.H29])" office:value-type="float" office:value="1953.55" calcext:value-type="float">
            <text:p>R$ 1.953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rinco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BRINCO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0];[.I29]-[.H30])" office:value-type="float" office:value="1903.55" calcext:value-type="float">
            <text:p>R$ 1.903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8.2" calcext:value-type="float">
            <text:p>338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8.2" calcext:value-type="float">
            <text:p>R$ 338,20</text:p>
          </table:table-cell>
          <table:table-cell table:style-name="ce25"/>
          <table:table-cell table:style-name="ce21" table:formula="of:=SUM([.G31];[.I30]-[.H31])" office:value-type="float" office:value="2241.75" calcext:value-type="float">
            <text:p>R$ 2.241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560" calcext:value-type="float">
            <text:p>560,00</text:p>
          </table:table-cell>
          <table:table-cell table:style-name="ce6" table:content-validation-name="val1" office:value-type="string" calcext:value-type="string">
            <text:p>COSMAX</text:p>
          </table:table-cell>
          <table:table-cell table:style-name="ce25"/>
          <table:table-cell table:style-name="ce25" office:value-type="float" office:value="560" calcext:value-type="float">
            <text:p>R$ 560,00</text:p>
          </table:table-cell>
          <table:table-cell table:style-name="ce21" table:formula="of:=SUM([.G32];[.I31]-[.H32])" office:value-type="float" office:value="1681.75" calcext:value-type="float">
            <text:p>R$ 1.681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33];[.I32]-[.H33])" office:value-type="float" office:value="1666.75" calcext:value-type="float">
            <text:p>R$ 1.666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.95" calcext:value-type="float">
            <text:p>375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.95" calcext:value-type="float">
            <text:p>R$ 375,95</text:p>
          </table:table-cell>
          <table:table-cell table:style-name="ce25"/>
          <table:table-cell table:style-name="ce21" table:formula="of:=SUM([.G34];[.I33]-[.H34])" office:value-type="float" office:value="2042.7" calcext:value-type="float">
            <text:p>R$ 2.04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.5" calcext:value-type="float">
            <text:p>267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.5" calcext:value-type="float">
            <text:p>R$ 267,50</text:p>
          </table:table-cell>
          <table:table-cell table:style-name="ce21" table:formula="of:=SUM([.G35];[.I34]-[.H35])" office:value-type="float" office:value="1775.2" calcext:value-type="float">
            <text:p>R$ 1.775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5" calcext:value-type="float">
            <text:p>24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5" calcext:value-type="float">
            <text:p>R$ 244,50</text:p>
          </table:table-cell>
          <table:table-cell table:style-name="ce21" table:formula="of:=SUM([.G36];[.I35]-[.H36])" office:value-type="float" office:value="1530.7" calcext:value-type="float">
            <text:p>R$ 1.530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480.7" calcext:value-type="float">
            <text:p>R$ 1.480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38];[.I37]-[.H38])" office:value-type="float" office:value="1445.7" calcext:value-type="float">
            <text:p>R$ 1.445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RTAO LOJA 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39];[.I38]-[.H39])" office:value-type="float" office:value="1345.7" calcext:value-type="float">
            <text:p>R$ 1.345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3.5" calcext:value-type="float">
            <text:p>203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3.5" calcext:value-type="float">
            <text:p>R$ 203,50</text:p>
          </table:table-cell>
          <table:table-cell table:style-name="ce25"/>
          <table:table-cell table:style-name="ce21" table:formula="of:=SUM([.G40];[.I39]-[.H40])" office:value-type="float" office:value="1549.2" calcext:value-type="float">
            <text:p>R$ 1.549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547" calcext:value-type="float">
            <text:p>547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547" calcext:value-type="float">
            <text:p>R$ 547,00</text:p>
          </table:table-cell>
          <table:table-cell table:style-name="ce21" table:formula="of:=SUM([.G41];[.I40]-[.H41])" office:value-type="float" office:value="1002.2" calcext:value-type="float">
            <text:p>R$ 1.002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1.45" calcext:value-type="float">
            <text:p>341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1.45" calcext:value-type="float">
            <text:p>R$ 341,45</text:p>
          </table:table-cell>
          <table:table-cell table:style-name="ce25"/>
          <table:table-cell table:style-name="ce21" table:formula="of:=SUM([.G42];[.I41]-[.H42])" office:value-type="float" office:value="1343.65" calcext:value-type="float">
            <text:p>R$ 1.343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3];[.I42]-[.H43])" office:value-type="float" office:value="1328.65" calcext:value-type="float">
            <text:p>R$ 1.328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20" calcext:value-type="float">
            <text:p>R$ 120,00</text:p>
          </table:table-cell>
          <table:table-cell table:style-name="ce21" table:formula="of:=SUM([.G44];[.I43]-[.H44])" office:value-type="float" office:value="1208.65" calcext:value-type="float">
            <text:p>R$ 1.208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25" calcext:value-type="float">
            <text:p>2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25" calcext:value-type="float">
            <text:p>R$ 225,00</text:p>
          </table:table-cell>
          <table:table-cell table:style-name="ce21" table:formula="of:=SUM([.G45];[.I44]-[.H45])" office:value-type="float" office:value="983.65" calcext:value-type="float">
            <text:p>R$ 983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4.1" calcext:value-type="float">
            <text:p>394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4.1" calcext:value-type="float">
            <text:p>R$ 394,10</text:p>
          </table:table-cell>
          <table:table-cell table:style-name="ce25"/>
          <table:table-cell table:style-name="ce21" table:formula="of:=SUM([.G46];[.I45]-[.H46])" office:value-type="float" office:value="1377.75" calcext:value-type="float">
            <text:p>R$ 1.37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47];[.I46]-[.H47])" office:value-type="float" office:value="1357.75" calcext:value-type="float">
            <text:p>R$ 1.35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1" calcext:value-type="float">
            <text:p>11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48];[.I47]-[.H48])" office:value-type="float" office:value="1346.75" calcext:value-type="float">
            <text:p>R$ 1.346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0.2" calcext:value-type="float">
            <text:p>36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0.2" calcext:value-type="float">
            <text:p>R$ 360,20</text:p>
          </table:table-cell>
          <table:table-cell table:style-name="ce25"/>
          <table:table-cell table:style-name="ce21" table:formula="of:=SUM([.G49];[.I48]-[.H49])" office:value-type="float" office:value="1706.95" calcext:value-type="float">
            <text:p>R$ 1.706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16" calcext:value-type="float">
            <text:p>216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16" calcext:value-type="float">
            <text:p>R$ 216,00</text:p>
          </table:table-cell>
          <table:table-cell table:style-name="ce21" table:formula="of:=SUM([.G50];[.I49]-[.H50])" office:value-type="float" office:value="1490.95" calcext:value-type="float">
            <text:p>R$ 1.490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7.35" calcext:value-type="float">
            <text:p>237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7.35" calcext:value-type="float">
            <text:p>R$ 237,35</text:p>
          </table:table-cell>
          <table:table-cell table:style-name="ce25"/>
          <table:table-cell table:style-name="ce21" table:formula="of:=SUM([.G51];[.I50]-[.H51])" office:value-type="float" office:value="1728.3" calcext:value-type="float">
            <text:p>R$ 1.728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30" calcext:value-type="float">
            <text:p>23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30" calcext:value-type="float">
            <text:p>R$ 230,00</text:p>
          </table:table-cell>
          <table:table-cell table:style-name="ce21" table:formula="of:=SUM([.G52];[.I51]-[.H52])" office:value-type="float" office:value="1498.3" calcext:value-type="float">
            <text:p>R$ 1.498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1448.3" calcext:value-type="float">
            <text:p>R$ 1.448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7" calcext:value-type="float">
            <text:p>187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7" calcext:value-type="float">
            <text:p>R$ 187,00</text:p>
          </table:table-cell>
          <table:table-cell table:style-name="ce25"/>
          <table:table-cell table:style-name="ce21" table:formula="of:=SUM([.G54];[.I53]-[.H54])" office:value-type="float" office:value="1635.3" calcext:value-type="float">
            <text:p>R$ 1.635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.5" calcext:value-type="float">
            <text:p>267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.5" calcext:value-type="float">
            <text:p>R$ 267,50</text:p>
          </table:table-cell>
          <table:table-cell table:style-name="ce21" table:formula="of:=SUM([.G55];[.I54]-[.H55])" office:value-type="float" office:value="1367.8" calcext:value-type="float">
            <text:p>R$ 1.367,80</text:p>
          </table:table-cell>
          <table:table-cell/>
          <table:table-cell table:style-name="ce42"/>
          <table:table-cell table:number-columns-repeated="1013"/>
        </table:table-row>
        <table:table-row table:style-name="ro1">
          <table:table-cell/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17.6" calcext:value-type="float">
            <text:p>317,6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17.6" calcext:value-type="float">
            <text:p>R$ 317,60</text:p>
          </table:table-cell>
          <table:table-cell table:style-name="ce21" table:formula="of:=SUM([.G56];[.I55]-[.H56])" office:value-type="float" office:value="1050.2" calcext:value-type="float">
            <text:p>R$ 1.050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57];[.I56]-[.H5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#REF!]-[.H5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6" table:content-validation-name="val1" table:number-columns-repeated="2"/>
          <table:table-cell table:style-name="ce32"/>
          <table:table-cell table:style-name="ce31" table:content-validation-name="val1"/>
          <table:table-cell table:style-name="ce36" table:number-columns-repeated="2"/>
          <table:table-cell table:style-name="ce38" table:formula="of:=SUM([.G93];[.I92]-[.H9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4];[.I93]-[.H9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5];[.I94]-[.H9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6];[.I95]-[.H9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7];[.I96]-[.H9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8];[.I97]-[.H9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9];[.I98]-[.H9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0];[.I99]-[.H10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21" table:formula="of:=SUM([.G101];[.I100]-[.H10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 table:number-rows-repeated="10484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ET-15" table:style-name="ta6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/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0" table:formula="of:=SUM([.G7];[.I6]-[.H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];[.I7]-[.H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];[.I8]-[.H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];[.I9]-[.H1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];[.I10]-[.H1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2];[.I11]-[.H1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3];[.I12]-[.H1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4];[.I13]-[.H1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5];[.I14]-[.H1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6];[.I15]-[.H1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7];[.I16]-[.H1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8];[.I17]-[.H1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9];[.I18]-[.H1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0];[.I19]-[.H2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1];[.I20]-[.H2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2];[.I21]-[.H2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3];[.I22]-[.H2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4];[.I23]-[.H2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-15" table:style-name="ta7">
        <office:forms form:automatic-focus="false" form:apply-design-mode="false"/>
        <table:table-column table:style-name="co14" table:number-columns-repeated="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6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6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24"/>
          <table:table-cell table:style-name="ce9"/>
          <table:table-cell table:style-name="ce24"/>
          <table:table-cell table:style-name="ce26"/>
          <table:table-cell table:style-name="ce19" office:value-type="float" office:value="1837.85" calcext:value-type="float">
            <text:p>R$ 1.837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25" office:value-type="float" office:value="500" calcext:value-type="float">
            <text:p>R$ 5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500" calcext:value-type="float">
            <text:p>R$ 500,00</text:p>
          </table:table-cell>
          <table:table-cell table:style-name="ce20" table:formula="of:=SUM([.G7];[.I6]-[.H7])" office:value-type="float" office:value="1337.85" calcext:value-type="float">
            <text:p>R$ 1.337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107.1" calcext:value-type="float">
            <text:p>R$ 107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7.1" calcext:value-type="float">
            <text:p>R$ 107,10</text:p>
          </table:table-cell>
          <table:table-cell table:style-name="ce25"/>
          <table:table-cell table:style-name="ce21" table:formula="of:=SUM([.G8];[.I7]-[.H8])" office:value-type="float" office:value="1444.95" calcext:value-type="float">
            <text:p>R$ 1.444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25" office:value-type="float" office:value="15" calcext:value-type="float">
            <text:p>R$ 15,00</text:p>
          </table:table-cell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];[.I8]-[.H9])" office:value-type="float" office:value="1429.95" calcext:value-type="float">
            <text:p>R$ 1.429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25" office:value-type="float" office:value="65" calcext:value-type="float">
            <text:p>R$ 6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65" calcext:value-type="float">
            <text:p>R$ 65,00</text:p>
          </table:table-cell>
          <table:table-cell table:style-name="ce21" table:formula="of:=SUM([.G10];[.I9]-[.H10])" office:value-type="float" office:value="1364.95" calcext:value-type="float">
            <text:p>R$ 1.364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PENTES</text:p>
          </table:table-cell>
          <table:table-cell table:style-name="ce25" office:value-type="float" office:value="12" calcext:value-type="float">
            <text:p>R$ 12,00</text:p>
          </table:table-cell>
          <table:table-cell table:style-name="ce6" table:content-validation-name="val1" office:value-type="string" calcext:value-type="string">
            <text:p>PENTES CARMEM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11];[.I10]-[.H11])" office:value-type="float" office:value="1352.95" calcext:value-type="float">
            <text:p>R$ 1.352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347.15" calcext:value-type="float">
            <text:p>R$ 347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7.15" calcext:value-type="float">
            <text:p>R$ 347,15</text:p>
          </table:table-cell>
          <table:table-cell table:style-name="ce25"/>
          <table:table-cell table:style-name="ce21" table:formula="of:=SUM([.G12];[.I11]-[.H12])" office:value-type="float" office:value="1700.1" calcext:value-type="float">
            <text:p>R$ 1.700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25" office:value-type="float" office:value="319.3" calcext:value-type="float">
            <text:p>R$ 319,3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19.3" calcext:value-type="float">
            <text:p>R$ 319,30</text:p>
          </table:table-cell>
          <table:table-cell table:style-name="ce21" table:formula="of:=SUM([.G13];[.I12]-[.H13])" office:value-type="float" office:value="1380.8" calcext:value-type="float">
            <text:p>R$ 1.380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25" office:value-type="float" office:value="251.75" calcext:value-type="float">
            <text:p>R$ 251,7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75" calcext:value-type="float">
            <text:p>R$ 251,75</text:p>
          </table:table-cell>
          <table:table-cell table:style-name="ce21" table:formula="of:=SUM([.G14];[.I13]-[.H14])" office:value-type="float" office:value="1129.05" calcext:value-type="float">
            <text:p>R$ 1.129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435.3" calcext:value-type="float">
            <text:p>R$ 435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5.3" calcext:value-type="float">
            <text:p>R$ 435,30</text:p>
          </table:table-cell>
          <table:table-cell table:style-name="ce25"/>
          <table:table-cell table:style-name="ce21" table:formula="of:=SUM([.G15];[.I14]-[.H15])" office:value-type="float" office:value="1564.35" calcext:value-type="float">
            <text:p>R$ 1.564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25" office:value-type="float" office:value="352" calcext:value-type="float">
            <text:p>R$ 352,0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2" calcext:value-type="float">
            <text:p>R$ 352,00</text:p>
          </table:table-cell>
          <table:table-cell table:style-name="ce21" table:formula="of:=SUM([.G16];[.I15]-[.H16])" office:value-type="float" office:value="1212.35" calcext:value-type="float">
            <text:p>R$ 1.212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25" office:value-type="float" office:value="45" calcext:value-type="float">
            <text:p>R$ 45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7];[.I16]-[.H17])" office:value-type="float" office:value="1167.35" calcext:value-type="float">
            <text:p>R$ 1.167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25" office:value-type="float" office:value="22" calcext:value-type="float">
            <text:p>R$ 22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18];[.I17]-[.H18])" office:value-type="float" office:value="1145.35" calcext:value-type="float">
            <text:p>R$ 1.145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585.5" calcext:value-type="float">
            <text:p>R$ 585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85.5" calcext:value-type="float">
            <text:p>R$ 585,50</text:p>
          </table:table-cell>
          <table:table-cell table:style-name="ce25"/>
          <table:table-cell table:style-name="ce21" table:formula="of:=SUM([.G19];[.I18]-[.H19])" office:value-type="float" office:value="1730.85" calcext:value-type="float">
            <text:p>R$ 1.73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25" office:value-type="float" office:value="20" calcext:value-type="float">
            <text:p>R$ 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20];[.I19]-[.H20])" office:value-type="float" office:value="1710.85" calcext:value-type="float">
            <text:p>R$ 1.71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25" office:value-type="float" office:value="50" calcext:value-type="float">
            <text:p>R$ 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1];[.I20]-[.H21])" office:value-type="float" office:value="1660.85" calcext:value-type="float">
            <text:p>R$ 1.66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25" office:value-type="float" office:value="145" calcext:value-type="float">
            <text:p>R$ 145,00</text:p>
          </table:table-cell>
          <table:table-cell table:style-name="ce6" table:content-validation-name="val1" office:value-type="string" calcext:value-type="string">
            <text:p>ZAFER</text:p>
          </table:table-cell>
          <table:table-cell table:style-name="ce25"/>
          <table:table-cell table:style-name="ce25" office:value-type="float" office:value="145" calcext:value-type="float">
            <text:p>R$ 145,00</text:p>
          </table:table-cell>
          <table:table-cell table:style-name="ce21" table:formula="of:=SUM([.G22];[.I21]-[.H22])" office:value-type="float" office:value="1515.85" calcext:value-type="float">
            <text:p>R$ 1.515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25" office:value-type="float" office:value="70" calcext:value-type="float">
            <text:p>R$ 70,00</text:p>
          </table:table-cell>
          <table:table-cell table:style-name="ce6" table:content-validation-name="val1" office:value-type="string" calcext:value-type="string">
            <text:p>JAMES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23];[.I22]-[.H23])" office:value-type="float" office:value="1445.85" calcext:value-type="float">
            <text:p>R$ 1.445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527.85" calcext:value-type="float">
            <text:p>R$ 52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27.85" calcext:value-type="float">
            <text:p>R$ 527,85</text:p>
          </table:table-cell>
          <table:table-cell table:style-name="ce25"/>
          <table:table-cell table:style-name="ce21" table:formula="of:=SUM([.G24];[.I23]-[.H2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1022"/>
        </table:table-row>
      </table:table>
      <table:table table:name="NOV-15" table:style-name="ta8">
        <office:forms form:automatic-focus="false" form:apply-design-mode="false"/>
        <table:table-column table:style-name="co14" table:number-columns-repeated="2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0" table:default-cell-style-name="ce10"/>
        <table:table-column table:style-name="co41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00" calcext:value-type="float">
            <text:p>8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00" calcext:value-type="float">
            <text:p>R$ 800,00</text:p>
          </table:table-cell>
          <table:table-cell table:style-name="ce20" table:formula="of:=SUM([.G7]; [.I6]-[.H7])" office:value-type="float" office:value="1173.7" calcext:value-type="float">
            <text:p>R$ 1.17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TOK BOTANICO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8];[.I7]-[.H8])" office:value-type="float" office:value="1083.7" calcext:value-type="float">
            <text:p>R$ 1.08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6.75" calcext:value-type="float">
            <text:p>256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6.75" calcext:value-type="float">
            <text:p>R$ 256,75</text:p>
          </table:table-cell>
          <table:table-cell table:style-name="ce25"/>
          <table:table-cell table:style-name="ce21" table:formula="of:=SUM([.G9];[.I8]-[.H9])" office:value-type="float" office:value="1340.45" calcext:value-type="float">
            <text:p>R$ 1.34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15" office:value-type="float" office:value="216" calcext:value-type="float">
            <text:p>216,00</text:p>
          </table:table-cell>
          <table:table-cell table:style-name="ce6" table:content-validation-name="val1" office:value-type="string" calcext:value-type="string">
            <text:p>JAMES DIVERSOS</text:p>
          </table:table-cell>
          <table:table-cell table:style-name="ce25"/>
          <table:table-cell table:style-name="ce25" office:value-type="float" office:value="216" calcext:value-type="float">
            <text:p>R$ 216,00</text:p>
          </table:table-cell>
          <table:table-cell table:style-name="ce21" table:formula="of:=SUM([.G10];[.I9]-[.H10])" office:value-type="float" office:value="1124.45" calcext:value-type="float">
            <text:p>R$ 1.124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PUBLICIDADE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1];[.I10]-[.H11])" office:value-type="float" office:value="1079.45" calcext:value-type="float">
            <text:p>R$ 1.079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12];[.I11]-[.H12])" office:value-type="float" office:value="1029.45" calcext:value-type="float">
            <text:p>R$ 1.029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5" calcext:value-type="float">
            <text:p>221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15" calcext:value-type="float">
            <text:p>R$ 221,15</text:p>
          </table:table-cell>
          <table:table-cell table:style-name="ce25"/>
          <table:table-cell table:style-name="ce21" table:formula="of:=SUM([.G13];[.I12]-[.H13])" office:value-type="float" office:value="1250.6" calcext:value-type="float">
            <text:p>R$ 1.250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75" calcext:value-type="float">
            <text:p>251,7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75" calcext:value-type="float">
            <text:p>R$ 251,75</text:p>
          </table:table-cell>
          <table:table-cell table:style-name="ce21" table:formula="of:=SUM([.G14];[.I13]-[.H14])" office:value-type="float" office:value="998.85" calcext:value-type="float">
            <text:p>R$ 998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9" calcext:value-type="float">
            <text:p>180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0.9" calcext:value-type="float">
            <text:p>R$ 180,90</text:p>
          </table:table-cell>
          <table:table-cell table:style-name="ce25"/>
          <table:table-cell table:style-name="ce21" table:formula="of:=SUM([.G15];[.I14]-[.H15])" office:value-type="float" office:value="1179.75" calcext:value-type="float">
            <text:p>R$ 1.179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87.75" calcext:value-type="float">
            <text:p>87,7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87.75" calcext:value-type="float">
            <text:p>R$ 87,75</text:p>
          </table:table-cell>
          <table:table-cell table:style-name="ce21" table:formula="of:=SUM([.G16];[.I15]-[.H16])" office:value-type="float" office:value="1092" calcext:value-type="float">
            <text:p>R$ 1.092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17];[.I16]-[.H17])" office:value-type="float" office:value="992" calcext:value-type="float">
            <text:p>R$ 992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31.2" calcext:value-type="float">
            <text:p>53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31.2" calcext:value-type="float">
            <text:p>R$ 531,20</text:p>
          </table:table-cell>
          <table:table-cell table:style-name="ce25"/>
          <table:table-cell table:style-name="ce21" table:formula="of:=SUM([.G18];[.I17]-[.H18])" office:value-type="float" office:value="1523.2" calcext:value-type="float">
            <text:p>R$ 1.523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19];[.I18]-[.H19])" office:value-type="float" office:value="1473.2" calcext:value-type="float">
            <text:p>R$ 1.473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92.25" calcext:value-type="float">
            <text:p>692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92.25" calcext:value-type="float">
            <text:p>R$ 692,25</text:p>
          </table:table-cell>
          <table:table-cell table:style-name="ce25"/>
          <table:table-cell table:style-name="ce21" table:formula="of:=SUM([.G20];[.I19]-[.H20])" office:value-type="float" office:value="2165.45" calcext:value-type="float">
            <text:p>R$ 2.165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21];[.I20]-[.H21])" office:value-type="float" office:value="2150.45" calcext:value-type="float">
            <text:p>R$ 2.15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50" calcext:value-type="float">
            <text:p>R$ 50,00</text:p>
          </table:table-cell>
          <table:table-cell table:style-name="ce21" table:formula="of:=SUM([.G22];[.I21]-[.H22])" office:value-type="float" office:value="2100.45" calcext:value-type="float">
            <text:p>R$ 2.10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23];[.I22]-[.H23])" office:value-type="float" office:value="1744.45" calcext:value-type="float">
            <text:p>R$ 1.744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20" calcext:value-type="float">
            <text:p>R$ 120,00</text:p>
          </table:table-cell>
          <table:table-cell table:style-name="ce21" table:formula="of:=SUM([.G24];[.I23]-[.H24])" office:value-type="float" office:value="1624.45" calcext:value-type="float">
            <text:p>R$ 1.624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8.25" calcext:value-type="float">
            <text:p>17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8.25" calcext:value-type="float">
            <text:p>R$ 178,25</text:p>
          </table:table-cell>
          <table:table-cell table:style-name="ce25"/>
          <table:table-cell table:style-name="ce21" table:formula="of:=SUM([.G25];[.I24]-[.H25])" office:value-type="float" office:value="1802.7" calcext:value-type="float">
            <text:p>R$ 1.80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" calcext:value-type="float">
            <text:p>R$ 15,00</text:p>
          </table:table-cell>
          <table:table-cell table:style-name="ce21" table:formula="of:=SUM([.G26];[.I25]-[.H26])" office:value-type="float" office:value="1787.7" calcext:value-type="float">
            <text:p>R$ 1.787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" calcext:value-type="float">
            <text:p>37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" calcext:value-type="float">
            <text:p>R$ 375,00</text:p>
          </table:table-cell>
          <table:table-cell table:style-name="ce25"/>
          <table:table-cell table:style-name="ce21" table:formula="of:=SUM([.G27];[.I26]-[.H27])" office:value-type="float" office:value="2162.7" calcext:value-type="float">
            <text:p>R$ 2.16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28];[.I27]-[.H28])" office:value-type="float" office:value="1374.7" calcext:value-type="float">
            <text:p>R$ 1.374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42" calcext:value-type="float">
            <text:p>342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42" calcext:value-type="float">
            <text:p>R$ 342,00</text:p>
          </table:table-cell>
          <table:table-cell table:style-name="ce21" table:formula="of:=SUM([.G29];[.I28]-[.H29])" office:value-type="float" office:value="1032.7" calcext:value-type="float">
            <text:p>R$ 1.03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1.35" calcext:value-type="float">
            <text:p>311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1.35" calcext:value-type="float">
            <text:p>R$ 311,35</text:p>
          </table:table-cell>
          <table:table-cell table:style-name="ce25"/>
          <table:table-cell table:style-name="ce21" table:formula="of:=SUM([.G30];[.I29]-[.H30])" office:value-type="float" office:value="1344.05" calcext:value-type="float">
            <text:p>R$ 1.344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85.1" calcext:value-type="float">
            <text:p>85,1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85.1" calcext:value-type="float">
            <text:p>R$ 85,10</text:p>
          </table:table-cell>
          <table:table-cell table:style-name="ce21" table:formula="of:=SUM([.G31];[.I30]-[.H31])" office:value-type="float" office:value="1258.95" calcext:value-type="float">
            <text:p>R$ 1.258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32];[.I31]-[.H32])" office:value-type="float" office:value="970.55" calcext:value-type="float">
            <text:p>R$ 970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33];[.I32]-[.H33])" office:value-type="float" office:value="920.55" calcext:value-type="float">
            <text:p>R$ 920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3" calcext:value-type="date">
            <text:p>1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4.65" calcext:value-type="float">
            <text:p>234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4.65" calcext:value-type="float">
            <text:p>R$ 234,65</text:p>
          </table:table-cell>
          <table:table-cell table:style-name="ce25"/>
          <table:table-cell table:style-name="ce21" table:formula="of:=SUM([.G34];[.I33]-[.H34])" office:value-type="float" office:value="1155.2" calcext:value-type="float">
            <text:p>R$ 1.155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35];[.I34]-[.H35])" office:value-type="float" office:value="1055.2" calcext:value-type="float">
            <text:p>R$ 1.055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6.9" calcext:value-type="float">
            <text:p>426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6.9" calcext:value-type="float">
            <text:p>R$ 426,90</text:p>
          </table:table-cell>
          <table:table-cell table:style-name="ce25"/>
          <table:table-cell table:style-name="ce21" table:formula="of:=SUM([.G36];[.I35]-[.H36])" office:value-type="float" office:value="1482.1" calcext:value-type="float">
            <text:p>R$ 1.48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432.1" calcext:value-type="float">
            <text:p>R$ 1.43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0" calcext:value-type="float">
            <text:p>R$ 200,00</text:p>
          </table:table-cell>
          <table:table-cell table:style-name="ce21" table:formula="of:=SUM([.G38];[.I37]-[.H38])" office:value-type="float" office:value="1232.1" calcext:value-type="float">
            <text:p>R$ 1.23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1.15" calcext:value-type="float">
            <text:p>171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1.15" calcext:value-type="float">
            <text:p>R$ 171,15</text:p>
          </table:table-cell>
          <table:table-cell table:style-name="ce25"/>
          <table:table-cell table:style-name="ce21" table:formula="of:=SUM([.G39];[.I38]-[.H39])" office:value-type="float" office:value="1403.25" calcext:value-type="float">
            <text:p>R$ 1.403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Dia 12</text:p>
          </table:table-cell>
          <table:table-cell table:style-name="ce15" office:value-type="float" office:value="257" calcext:value-type="float">
            <text:p>257,00</text:p>
          </table:table-cell>
          <table:table-cell table:style-name="ce6" table:content-validation-name="val1" office:value-type="string" calcext:value-type="string">
            <text:p>CAIXA dia 12</text:p>
          </table:table-cell>
          <table:table-cell table:style-name="ce25" office:value-type="float" office:value="257" calcext:value-type="float">
            <text:p>R$ 257,00</text:p>
          </table:table-cell>
          <table:table-cell table:style-name="ce25"/>
          <table:table-cell table:style-name="ce21" table:formula="of:=SUM([.G40];[.I39]-[.H40])" office:value-type="float" office:value="1660.25" calcext:value-type="float">
            <text:p>R$ 1.660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01.7" calcext:value-type="float">
            <text:p>301,7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01.7" calcext:value-type="float">
            <text:p>R$ 301,70</text:p>
          </table:table-cell>
          <table:table-cell table:style-name="ce21" table:formula="of:=SUM([.G41];[.I40]-[.H41])" office:value-type="float" office:value="1358.55" calcext:value-type="float">
            <text:p>R$ 1.358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3.55" calcext:value-type="float">
            <text:p>103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3.55" calcext:value-type="float">
            <text:p>R$ 103,55</text:p>
          </table:table-cell>
          <table:table-cell table:style-name="ce25"/>
          <table:table-cell table:style-name="ce21" table:formula="of:=SUM([.G42];[.I41]-[.H42])" office:value-type="float" office:value="1462.1" calcext:value-type="float">
            <text:p>R$ 1.46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2.6" calcext:value-type="float">
            <text:p>242,6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2.6" calcext:value-type="float">
            <text:p>R$ 242,60</text:p>
          </table:table-cell>
          <table:table-cell table:style-name="ce21" table:formula="of:=SUM([.G43];[.I42]-[.H43])" office:value-type="float" office:value="1219.5" calcext:value-type="float">
            <text:p>R$ 1.219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42" calcext:value-type="float">
            <text:p>342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42" calcext:value-type="float">
            <text:p>R$ 342,00</text:p>
          </table:table-cell>
          <table:table-cell table:style-name="ce21" table:formula="of:=SUM([.G44];[.I43]-[.H44])" office:value-type="float" office:value="877.5" calcext:value-type="float">
            <text:p>R$ 877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5];[.I44]-[.H45])" office:value-type="float" office:value="827.5" calcext:value-type="float">
            <text:p>R$ 827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46];[.I45]-[.H46])" office:value-type="float" office:value="797.500000000001" calcext:value-type="float">
            <text:p>R$ 797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55" calcext:value-type="float">
            <text:p>24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55" calcext:value-type="float">
            <text:p>R$ 248,55</text:p>
          </table:table-cell>
          <table:table-cell table:style-name="ce25"/>
          <table:table-cell table:style-name="ce21" table:formula="of:=SUM([.G47];[.I46]-[.H47])" office:value-type="float" office:value="1046.05" calcext:value-type="float">
            <text:p>R$ 1.046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48];[.I47]-[.H48])" office:value-type="float" office:value="690.05" calcext:value-type="float">
            <text:p>R$ 690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49];[.I48]-[.H49])" office:value-type="float" office:value="401.65" calcext:value-type="float">
            <text:p>R$ 401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0" calcext:value-type="float">
            <text:p>3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 office:value-type="float" office:value="350" calcext:value-type="float">
            <text:p>R$ 350,00</text:p>
          </table:table-cell>
          <table:table-cell table:style-name="ce25"/>
          <table:table-cell table:style-name="ce21" table:formula="of:=SUM([.G50];[.I49]-[.H50])" office:value-type="float" office:value="751.65" calcext:value-type="float">
            <text:p>R$ 751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7.55" calcext:value-type="float">
            <text:p>377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7.55" calcext:value-type="float">
            <text:p>R$ 377,55</text:p>
          </table:table-cell>
          <table:table-cell table:style-name="ce25"/>
          <table:table-cell table:style-name="ce21" table:formula="of:=SUM([.G51];[.I50]-[.H51])" office:value-type="float" office:value="1129.2" calcext:value-type="float">
            <text:p>R$ 1.129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1.8" calcext:value-type="float">
            <text:p>261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1.8" calcext:value-type="float">
            <text:p>R$ 261,80</text:p>
          </table:table-cell>
          <table:table-cell table:style-name="ce25"/>
          <table:table-cell table:style-name="ce21" table:formula="of:=SUM([.G52];[.I51]-[.H52])" office:value-type="float" office:value="1391" calcext:value-type="float">
            <text:p>R$ 1.391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ANDRA</text:p>
          </table:table-cell>
          <table:table-cell table:style-name="ce15" office:value-type="float" office:value="13" calcext:value-type="float">
            <text:p>13,00</text:p>
          </table:table-cell>
          <table:table-cell table:style-name="ce6" table:content-validation-name="val1" office:value-type="string" calcext:value-type="string">
            <text:p>FONE SANDRA</text:p>
          </table:table-cell>
          <table:table-cell table:style-name="ce25"/>
          <table:table-cell table:style-name="ce41" office:value-type="float" office:value="13" calcext:value-type="float">
            <text:p>R$ 13,00</text:p>
          </table:table-cell>
          <table:table-cell table:style-name="ce21" table:formula="of:=SUM([.G53];[.I52]-[.H53])" office:value-type="float" office:value="1378" calcext:value-type="float">
            <text:p>R$ 1.378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BECA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FONE BECA</text:p>
          </table:table-cell>
          <table:table-cell table:style-name="ce25"/>
          <table:table-cell table:style-name="ce41" office:value-type="float" office:value="15" calcext:value-type="float">
            <text:p>R$ 15,00</text:p>
          </table:table-cell>
          <table:table-cell table:style-name="ce21" table:formula="of:=SUM([.G54];[.I53]-[.H54])" office:value-type="float" office:value="1363" calcext:value-type="float">
            <text:p>R$ 1.363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il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 <text:s/>SIL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55];[.I54]-[.H55])" office:value-type="float" office:value="1273" calcext:value-type="float">
            <text:p>R$ 1.273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.5" calcext:value-type="float">
            <text:p>4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.5" calcext:value-type="float">
            <text:p>R$ 4,50</text:p>
          </table:table-cell>
          <table:table-cell table:style-name="ce21" table:formula="of:=SUM([.G56];[.I55]-[.H56])" office:value-type="float" office:value="1268.5" calcext:value-type="float">
            <text:p>R$ 1.26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1248.5" calcext:value-type="float">
            <text:p>R$ 1.24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20" calcext:value-type="float">
            <text:p>R$ 20,00</text:p>
          </table:table-cell>
          <table:table-cell table:style-name="ce21" table:formula="of:=SUM([.G58];[.I57]-[.H58])" office:value-type="float" office:value="1228.5" calcext:value-type="float">
            <text:p>R$ 1.22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9.25" calcext:value-type="float">
            <text:p>309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9.25" calcext:value-type="float">
            <text:p>R$ 309,25</text:p>
          </table:table-cell>
          <table:table-cell table:style-name="ce25"/>
          <table:table-cell table:style-name="ce21" table:formula="of:=SUM([.G59];[.I58]-[.H59])" office:value-type="float" office:value="1537.75" calcext:value-type="float">
            <text:p>R$ 1.53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60];[.I59]-[.H60])" office:value-type="float" office:value="1515.75" calcext:value-type="float">
            <text:p>R$ 1.515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61];[.I60]-[.H61])" office:value-type="float" office:value="1495.75" calcext:value-type="float">
            <text:p>R$ 1.495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4" calcext:value-type="float">
            <text:p>206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4" calcext:value-type="float">
            <text:p>R$ 206,40</text:p>
          </table:table-cell>
          <table:table-cell table:style-name="ce25"/>
          <table:table-cell table:style-name="ce21" table:formula="of:=SUM([.G62];[.I61]-[.H62])" office:value-type="float" office:value="1702.15" calcext:value-type="float">
            <text:p>R$ 1.70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3];[.I62]-[.H63])" office:value-type="float" office:value="1652.15" calcext:value-type="float">
            <text:p>R$ 1.65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6.2" calcext:value-type="float">
            <text:p>146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6.2" calcext:value-type="float">
            <text:p>R$ 146,20</text:p>
          </table:table-cell>
          <table:table-cell table:style-name="ce25"/>
          <table:table-cell table:style-name="ce21" table:formula="of:=SUM([.G64];[.I63]-[.H64])" office:value-type="float" office:value="1798.35" calcext:value-type="float">
            <text:p>R$ 1.798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8.25" calcext:value-type="float">
            <text:p>18,25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8.25" calcext:value-type="float">
            <text:p>R$ 18,25</text:p>
          </table:table-cell>
          <table:table-cell table:style-name="ce21" table:formula="of:=SUM([.G65];[.I64]-[.H65])" office:value-type="float" office:value="1780.1" calcext:value-type="float">
            <text:p>R$ 1.780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7.6" calcext:value-type="float">
            <text:p>247,6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7.6" calcext:value-type="float">
            <text:p>R$ 247,60</text:p>
          </table:table-cell>
          <table:table-cell table:style-name="ce21" table:formula="of:=SUM([.G66];[.I65]-[.H66])" office:value-type="float" office:value="1532.5" calcext:value-type="float">
            <text:p>R$ 1.532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34.1" calcext:value-type="float">
            <text:p>234,1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34.1" calcext:value-type="float">
            <text:p>R$ 234,10</text:p>
          </table:table-cell>
          <table:table-cell table:style-name="ce21" table:formula="of:=SUM([.G67];[.I66]-[.H67])" office:value-type="float" office:value="1298.4" calcext:value-type="float">
            <text:p>R$ 1.298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66.2" calcext:value-type="float">
            <text:p>266,2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66.2" calcext:value-type="float">
            <text:p>R$ 266,20</text:p>
          </table:table-cell>
          <table:table-cell table:style-name="ce21" table:formula="of:=SUM([.G68];[.I67]-[.H68])" office:value-type="float" office:value="1032.2" calcext:value-type="float">
            <text:p>R$ 1.032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3.05" calcext:value-type="float">
            <text:p>423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3.05" calcext:value-type="float">
            <text:p>R$ 423,05</text:p>
          </table:table-cell>
          <table:table-cell table:style-name="ce25"/>
          <table:table-cell table:style-name="ce21" table:formula="of:=SUM([.G69];[.I68]-[.H69])" office:value-type="float" office:value="1455.25" calcext:value-type="float">
            <text:p>R$ 1.455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70];[.I69]-[.H70])" office:value-type="float" office:value="1166.85" calcext:value-type="float">
            <text:p>R$ 1.166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.75" calcext:value-type="float">
            <text:p>15,75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.75" calcext:value-type="float">
            <text:p>R$ 15,75</text:p>
          </table:table-cell>
          <table:table-cell table:style-name="ce21" table:formula="of:=SUM([.G71];[.I70]-[.H71])" office:value-type="float" office:value="1151.1" calcext:value-type="float">
            <text:p>R$ 1.151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6.05" calcext:value-type="float">
            <text:p>186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6.05" calcext:value-type="float">
            <text:p>R$ 186,05</text:p>
          </table:table-cell>
          <table:table-cell table:style-name="ce25"/>
          <table:table-cell table:style-name="ce21" table:formula="of:=SUM([.G72];[.I71]-[.H72])" office:value-type="float" office:value="1337.15" calcext:value-type="float">
            <text:p>R$ 1.33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73];[.I72]-[.H73])" office:value-type="float" office:value="1297.15" calcext:value-type="float">
            <text:p>R$ 1.29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4.5" calcext:value-type="float">
            <text:p>24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4.5" calcext:value-type="float">
            <text:p>R$ 24,50</text:p>
          </table:table-cell>
          <table:table-cell table:style-name="ce21" table:formula="of:=SUM([.G74];[.I73]-[.H74])" office:value-type="float" office:value="1272.65" calcext:value-type="float">
            <text:p>R$ 1.27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62" calcext:value-type="float">
            <text:p>162,0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62" calcext:value-type="float">
            <text:p>R$ 162,00</text:p>
          </table:table-cell>
          <table:table-cell table:style-name="ce21" table:formula="of:=SUM([.G75];[.I74]-[.H75])" office:value-type="float" office:value="1110.65" calcext:value-type="float">
            <text:p>R$ 1.11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08" calcext:value-type="float">
            <text:p>208,0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08" calcext:value-type="float">
            <text:p>R$ 208,00</text:p>
          </table:table-cell>
          <table:table-cell table:style-name="ce21" table:formula="of:=SUM([.G76];[.I75]-[.H76])" office:value-type="float" office:value="902.650000000001" calcext:value-type="float">
            <text:p>R$ 90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7.15" calcext:value-type="float">
            <text:p>287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7.15" calcext:value-type="float">
            <text:p>R$ 287,15</text:p>
          </table:table-cell>
          <table:table-cell table:style-name="ce25"/>
          <table:table-cell table:style-name="ce21" table:formula="of:=SUM([.G77];[.I76]-[.H77])" office:value-type="float" office:value="1189.8" calcext:value-type="float">
            <text:p>R$ 1.189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58.9" calcext:value-type="float">
            <text:p>658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58.9" calcext:value-type="float">
            <text:p>R$ 658,90</text:p>
          </table:table-cell>
          <table:table-cell table:style-name="ce25"/>
          <table:table-cell table:style-name="ce21" table:formula="of:=SUM([.G78];[.I77]-[.H78])" office:value-type="float" office:value="1848.7" calcext:value-type="float">
            <text:p>R$ 1.848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5" calcext:value-type="float">
            <text:p>R$ 25,00</text:p>
          </table:table-cell>
          <table:table-cell table:style-name="ce21" table:formula="of:=SUM([.G79];[.I78]-[.H79])" office:value-type="float" office:value="1823.7" calcext:value-type="float">
            <text:p>R$ 1.82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30" calcext:value-type="date">
            <text:p>3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2.65" calcext:value-type="float">
            <text:p>372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2.65" calcext:value-type="float">
            <text:p>R$ 372,65</text:p>
          </table:table-cell>
          <table:table-cell table:style-name="ce25"/>
          <table:table-cell table:style-name="ce21" table:formula="of:=SUM([.G80];[.I79]-[.H80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Z-15" table:style-name="ta9">
        <office:forms form:automatic-focus="false" form:apply-design-mode="false"/>
        <table:table-column table:style-name="co14" table:number-columns-repeated="2" table:default-cell-style-name="Default"/>
        <table:table-column table:style-name="co42" table:default-cell-style-name="ce40"/>
        <table:table-column table:style-name="co6" table:default-cell-style-name="Default"/>
        <table:table-column table:style-name="co6" table:default-cell-style-name="ce10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number-columns-repeated="1015" table:default-cell-style-name="Default"/>
        <table:table-row table:style-name="ro4">
          <table:table-cell table:number-columns-repeated="4"/>
          <table:table-cell table:style-name="ce1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0" table:formula="of:=SUM([.G7];[.I6]-[.H7])" office:value-type="float" office:value="2186.35" calcext:value-type="float">
            <text:p>R$ 2.18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string" calcext:value-type="string">
            <text:p>246, 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string" calcext:value-type="string">
            <text:p>246, 60</text:p>
          </table:table-cell>
          <table:table-cell table:style-name="ce25"/>
          <table:table-cell table:style-name="ce21" table:formula="of:=SUM([.G8];[.I7]-[.H8])" office:value-type="float" office:value="2186.35" calcext:value-type="float">
            <text:p>R$ 2.18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2136.35" calcext:value-type="float">
            <text:p>R$ 2.13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Natal</text:p>
          </table:table-cell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LOJA NATAL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0];[.I9]-[.H10])" office:value-type="float" office:value="2116.35" calcext:value-type="float">
            <text:p>R$ 2.11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6.25" calcext:value-type="float">
            <text:p>366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6.25" calcext:value-type="float">
            <text:p>R$ 366,25</text:p>
          </table:table-cell>
          <table:table-cell table:style-name="ce25"/>
          <table:table-cell table:style-name="ce21" table:formula="of:=SUM([.G11];[.I10]-[.H11])" office:value-type="float" office:value="2482.6" calcext:value-type="float">
            <text:p>R$ 2.482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15" office:value-type="float" office:value="219.5" calcext:value-type="float">
            <text:p>219,50</text:p>
          </table:table-cell>
          <table:table-cell table:style-name="ce6" table:content-validation-name="val1" office:value-type="string" calcext:value-type="string">
            <text:p>JAMES</text:p>
          </table:table-cell>
          <table:table-cell table:style-name="ce25"/>
          <table:table-cell table:style-name="ce25" office:value-type="float" office:value="219.5" calcext:value-type="float">
            <text:p>R$ 219,50</text:p>
          </table:table-cell>
          <table:table-cell table:style-name="ce21" table:formula="of:=SUM([.G12];[.I11]-[.H12])" office:value-type="float" office:value="2263.1" calcext:value-type="float">
            <text:p>R$ 2.263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0.85" calcext:value-type="float">
            <text:p>280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0.85" calcext:value-type="float">
            <text:p>R$ 280,85</text:p>
          </table:table-cell>
          <table:table-cell table:style-name="ce25"/>
          <table:table-cell table:style-name="ce21" table:formula="of:=SUM([.G13];[.I12]-[.H13])" office:value-type="float" office:value="2543.95" calcext:value-type="float">
            <text:p>R$ 2.543,95</text:p>
          </table:table-cell>
          <table:table-cell table:number-columns-repeated="1015"/>
        </table:table-row>
        <table:table-row table:style-name="ro10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15" office:value-type="float" office:value="700" calcext:value-type="float">
            <text:p>7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700" calcext:value-type="float">
            <text:p>R$ 700,00</text:p>
          </table:table-cell>
          <table:table-cell table:style-name="ce21" table:formula="of:=SUM([.G14];[.I13]-[.H14])" office:value-type="float" office:value="1843.95" calcext:value-type="float">
            <text:p>R$ 1.843,95</text:p>
          </table:table-cell>
          <table:table-cell table:number-columns-repeated="1015"/>
        </table:table-row>
        <table:table-row table:style-name="ro5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66.2" calcext:value-type="float">
            <text:p>266,2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66.2" calcext:value-type="float">
            <text:p>R$ 266,20</text:p>
          </table:table-cell>
          <table:table-cell table:style-name="ce21" table:formula="of:=SUM([.G15];[.I14]-[.H15])" office:value-type="float" office:value="1577.75" calcext:value-type="float">
            <text:p>R$ 1.57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4" calcext:value-type="date">
            <text:p>04/12/15</text:p>
          </table:table-cell>
          <table:table-cell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25"/>
          <table:table-cell table:style-name="ce25" office:value-type="float" office:value="80" calcext:value-type="float">
            <text:p>R$ 80,00</text:p>
          </table:table-cell>
          <table:table-cell table:style-name="ce21" table:formula="of:=SUM([.G16];[.I15]-[.H16])" office:value-type="float" office:value="1497.75" calcext:value-type="float">
            <text:p>R$ 1.49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/ ALMOCO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7];[.I16]-[.H17])" office:value-type="float" office:value="1482.75" calcext:value-type="float">
            <text:p>R$ 1.482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5" calcext:value-type="float">
            <text:p>499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5" calcext:value-type="float">
            <text:p>R$ 499,50</text:p>
          </table:table-cell>
          <table:table-cell table:style-name="ce25"/>
          <table:table-cell table:style-name="ce21" table:formula="of:=SUM([.G18];[.I17]-[.H18])" office:value-type="float" office:value="1982.25" calcext:value-type="float">
            <text:p>R$ 1.982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ZAPHER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19];[.I18]-[.H19])" office:value-type="float" office:value="1782.25" calcext:value-type="float">
            <text:p>R$ 1.782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ás</text:p>
          </table:table-cell>
          <table:table-cell table:style-name="ce15" office:value-type="float" office:value="55" calcext:value-type="float">
            <text:p>55,00</text:p>
          </table:table-cell>
          <table:table-cell table:style-name="ce6" table:content-validation-name="val1" office:value-type="string" calcext:value-type="string">
            <text:p>CASA GAS</text:p>
          </table:table-cell>
          <table:table-cell table:style-name="ce25"/>
          <table:table-cell table:style-name="ce41" office:value-type="float" office:value="55" calcext:value-type="float">
            <text:p>R$ 55,00</text:p>
          </table:table-cell>
          <table:table-cell table:style-name="ce21" table:formula="of:=SUM([.G20];[.I19]-[.H20])" office:value-type="float" office:value="1727.25" calcext:value-type="float">
            <text:p>R$ 1.727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84.5" calcext:value-type="float">
            <text:p>484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84.5" calcext:value-type="float">
            <text:p>R$ 484,50</text:p>
          </table:table-cell>
          <table:table-cell table:style-name="ce25"/>
          <table:table-cell table:style-name="ce21" table:formula="of:=SUM([.G21];[.I20]-[.H21])" office:value-type="float" office:value="2211.75" calcext:value-type="float">
            <text:p>R$ 2.211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1" calcext:value-type="float">
            <text:p>11,00</text:p>
          </table:table-cell>
          <table:table-cell table:style-name="ce6" table:content-validation-name="val1" office:value-type="string" calcext:value-type="string">
            <text:p>LOJA MANUTENCAO 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22];[.I21]-[.H22])" office:value-type="float" office:value="2200.75" calcext:value-type="float">
            <text:p>R$ 2.200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4.9" calcext:value-type="float">
            <text:p>204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4.9" calcext:value-type="float">
            <text:p>R$ 204,90</text:p>
          </table:table-cell>
          <table:table-cell table:style-name="ce25"/>
          <table:table-cell table:style-name="ce21" table:formula="of:=SUM([.G23];[.I22]-[.H23])" office:value-type="float" office:value="2405.65" calcext:value-type="float">
            <text:p>R$ 2.40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4];[.I23]-[.H24])" office:value-type="float" office:value="2355.65" calcext:value-type="float">
            <text:p>R$ 2.35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8" calcext:value-type="date">
            <text:p>08/12/15</text:p>
          </table:table-cell>
          <table:table-cell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25];[.I24]-[.H25])" office:value-type="float" office:value="2285.65" calcext:value-type="float">
            <text:p>R$ 2.28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8.75" calcext:value-type="float">
            <text:p>338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8.75" calcext:value-type="float">
            <text:p>R$ 338,75</text:p>
          </table:table-cell>
          <table:table-cell table:style-name="ce25"/>
          <table:table-cell table:style-name="ce21" table:formula="of:=SUM([.G26];[.I25]-[.H26])" office:value-type="float" office:value="2624.4" calcext:value-type="float">
            <text:p>R$ 2.62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2574.4" calcext:value-type="float">
            <text:p>R$ 2.57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00" calcext:value-type="float">
            <text:p>8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00" calcext:value-type="float">
            <text:p>R$ 800,00</text:p>
          </table:table-cell>
          <table:table-cell table:style-name="ce21" table:formula="of:=SUM([.G28];[.I27]-[.H28])" office:value-type="float" office:value="1774.4" calcext:value-type="float">
            <text:p>R$ 1.77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29];[.I28]-[.H29])" office:value-type="float" office:value="1724.4" calcext:value-type="float">
            <text:p>R$ 1.72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9" calcext:value-type="float">
            <text:p>499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9" calcext:value-type="float">
            <text:p>R$ 499,90</text:p>
          </table:table-cell>
          <table:table-cell table:style-name="ce25"/>
          <table:table-cell table:style-name="ce21" table:formula="of:=SUM([.G30];[.I29]-[.H30])" office:value-type="float" office:value="2224.3" calcext:value-type="float">
            <text:p>R$ 2.224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791.65" calcext:value-type="float">
            <text:p>791,65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791.65" calcext:value-type="float">
            <text:p>R$ 791,65</text:p>
          </table:table-cell>
          <table:table-cell table:style-name="ce21" table:formula="of:=SUM([.G31];[.I30]-[.H31])" office:value-type="float" office:value="1432.65" calcext:value-type="float">
            <text:p>R$ 1.43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ães e gatos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CASA <text:s/>cães <text:s/>e gatos</text:p>
          </table:table-cell>
          <table:table-cell table:style-name="ce25"/>
          <table:table-cell table:style-name="ce41" office:value-type="float" office:value="150" calcext:value-type="float">
            <text:p>R$ 150,00</text:p>
          </table:table-cell>
          <table:table-cell table:style-name="ce21" table:formula="of:=SUM([.G32];[.I31]-[.H32])" office:value-type="float" office:value="1282.65" calcext:value-type="float">
            <text:p>R$ 1.28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3.3" calcext:value-type="float">
            <text:p>303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3.3" calcext:value-type="float">
            <text:p>R$ 303,30</text:p>
          </table:table-cell>
          <table:table-cell table:style-name="ce25"/>
          <table:table-cell table:style-name="ce21" table:formula="of:=SUM([.G33];[.I32]-[.H33])" office:value-type="float" office:value="1585.95" calcext:value-type="float">
            <text:p>R$ 1.585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34];[.I33]-[.H34])" office:value-type="float" office:value="797.95" calcext:value-type="float">
            <text:p>R$ 797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57.7" calcext:value-type="float">
            <text:p>657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57.7" calcext:value-type="float">
            <text:p>R$ 657,70</text:p>
          </table:table-cell>
          <table:table-cell table:style-name="ce25"/>
          <table:table-cell table:style-name="ce21" table:formula="of:=SUM([.G35];[.I34]-[.H35])" office:value-type="float" office:value="1455.65" calcext:value-type="float">
            <text:p>R$ 1.45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sseio</text:p>
          </table:table-cell>
          <table:table-cell table:style-name="ce15" office:value-type="float" office:value="85" calcext:value-type="float">
            <text:p>85,00</text:p>
          </table:table-cell>
          <table:table-cell table:style-name="ce6" table:content-validation-name="val1" office:value-type="string" calcext:value-type="string">
            <text:p>CASA passeio</text:p>
          </table:table-cell>
          <table:table-cell table:style-name="ce25"/>
          <table:table-cell table:style-name="ce41" office:value-type="float" office:value="85" calcext:value-type="float">
            <text:p>R$ 85,00</text:p>
          </table:table-cell>
          <table:table-cell table:style-name="ce21" table:formula="of:=SUM([.G36];[.I35]-[.H36])" office:value-type="float" office:value="1370.65" calcext:value-type="float">
            <text:p>R$ 1.37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37];[.I36]-[.H37])" office:value-type="float" office:value="1290.65" calcext:value-type="float">
            <text:p>R$ 1.29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roupa nati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240.65" calcext:value-type="float">
            <text:p>R$ 1.24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6.15" calcext:value-type="float">
            <text:p>456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6.15" calcext:value-type="float">
            <text:p>R$ 456,15</text:p>
          </table:table-cell>
          <table:table-cell table:style-name="ce25"/>
          <table:table-cell table:style-name="ce21" table:formula="of:=SUM([.G39];[.I38]-[.H39])" office:value-type="float" office:value="1696.8" calcext:value-type="float">
            <text:p>R$ 1.696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0];[.I39]-[.H40])" office:value-type="float" office:value="1646.8" calcext:value-type="float">
            <text:p>R$ 1.646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8.3" calcext:value-type="float">
            <text:p>218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8.3" calcext:value-type="float">
            <text:p>R$ 218,30</text:p>
          </table:table-cell>
          <table:table-cell table:style-name="ce25"/>
          <table:table-cell table:style-name="ce21" table:formula="of:=SUM([.G41];[.I40]-[.H41])" office:value-type="float" office:value="1865.1" calcext:value-type="float">
            <text:p>R$ 1.865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VITRINE</text:p>
          </table:table-cell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VITRINE LOJ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42];[.I41]-[.H42])" office:value-type="float" office:value="1665.1" calcext:value-type="float">
            <text:p>R$ 1.665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15" office:value-type="float" office:value="39" calcext:value-type="float">
            <text:p>39,00</text:p>
          </table:table-cell>
          <table:table-cell table:style-name="ce6" table:content-validation-name="val1" office:value-type="string" calcext:value-type="string">
            <text:p>LUZ LOJA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43];[.I42]-[.H43])" office:value-type="float" office:value="1626.1" calcext:value-type="float">
            <text:p>R$ 1.626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39" calcext:value-type="float">
            <text:p>39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44];[.I43]-[.H44])" office:value-type="float" office:value="1587.1" calcext:value-type="float">
            <text:p>R$ 1.587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Crédito</text:p>
          </table:table-cell>
          <table:table-cell table:style-name="ce15" office:value-type="float" office:value="400" calcext:value-type="float">
            <text:p>400,00</text:p>
          </table:table-cell>
          <table:table-cell table:style-name="ce6" table:content-validation-name="val1" office:value-type="string" calcext:value-type="string">
            <text:p>CASA cartão <text:s/>credito</text:p>
          </table:table-cell>
          <table:table-cell table:style-name="ce25"/>
          <table:table-cell table:style-name="ce41" office:value-type="float" office:value="400" calcext:value-type="float">
            <text:p>R$ 400,00</text:p>
          </table:table-cell>
          <table:table-cell table:style-name="ce21" table:formula="of:=SUM([.G45];[.I44]-[.H45])" office:value-type="float" office:value="1187.1" calcext:value-type="float">
            <text:p>R$ 1.187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700" calcext:value-type="float">
            <text:p>7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700" calcext:value-type="float">
            <text:p>R$ 700,00</text:p>
          </table:table-cell>
          <table:table-cell table:style-name="ce21" table:formula="of:=SUM([.G46];[.I45]-[.H46])" office:value-type="float" office:value="487.1" calcext:value-type="float">
            <text:p>R$ 487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5.35" calcext:value-type="float">
            <text:p>325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5.35" calcext:value-type="float">
            <text:p>R$ 325,35</text:p>
          </table:table-cell>
          <table:table-cell table:style-name="ce25"/>
          <table:table-cell table:style-name="ce21" table:formula="of:=SUM([.G47];[.I46]-[.H47])" office:value-type="float" office:value="812.45" calcext:value-type="float">
            <text:p>R$ 812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48];[.I47]-[.H48])" office:value-type="float" office:value="800.45" calcext:value-type="float">
            <text:p>R$ 80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5.4" calcext:value-type="float">
            <text:p>265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5.4" calcext:value-type="float">
            <text:p>R$ 265,40</text:p>
          </table:table-cell>
          <table:table-cell table:style-name="ce25"/>
          <table:table-cell table:style-name="ce21" table:formula="of:=SUM([.G49];[.I48]-[.H49])" office:value-type="float" office:value="1065.85" calcext:value-type="float">
            <text:p>R$ 1.065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7" calcext:value-type="date">
            <text:p>17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8.25" calcext:value-type="float">
            <text:p>29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8.25" calcext:value-type="float">
            <text:p>R$ 298,25</text:p>
          </table:table-cell>
          <table:table-cell table:style-name="ce25"/>
          <table:table-cell table:style-name="ce21" table:formula="of:=SUM([.G50];[.I49]-[.H50])" office:value-type="float" office:value="1364.1" calcext:value-type="float">
            <text:p>R$ 1.364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8" calcext:value-type="date">
            <text:p>1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86.1" calcext:value-type="float">
            <text:p>48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86.1" calcext:value-type="float">
            <text:p>R$ 486,10</text:p>
          </table:table-cell>
          <table:table-cell table:style-name="ce25"/>
          <table:table-cell table:style-name="ce21" table:formula="of:=SUM([.G51];[.I50]-[.H51])" office:value-type="float" office:value="1850.2" calcext:value-type="float">
            <text:p>R$ 1.850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427" calcext:value-type="float">
            <text:p>427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427" calcext:value-type="float">
            <text:p>R$ 427,00</text:p>
          </table:table-cell>
          <table:table-cell table:style-name="ce21" table:formula="of:=SUM([.G52];[.I51]-[.H52])" office:value-type="float" office:value="1423.2" calcext:value-type="float">
            <text:p>R$ 1.423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42.4" calcext:value-type="float">
            <text:p>1042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42.4" calcext:value-type="float">
            <text:p>R$ 1.042,40</text:p>
          </table:table-cell>
          <table:table-cell table:style-name="ce25"/>
          <table:table-cell table:style-name="ce21" table:formula="of:=SUM([.G53];[.I52]-[.H53])" office:value-type="float" office:value="2465.6" calcext:value-type="float">
            <text:p>R$ 2.465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54];[.I53]-[.H54])" office:value-type="float" office:value="2365.6" calcext:value-type="float">
            <text:p>R$ 2.365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6" calcext:value-type="float">
            <text:p>26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6" calcext:value-type="float">
            <text:p>R$ 26,00</text:p>
          </table:table-cell>
          <table:table-cell table:style-name="ce21" table:formula="of:=SUM([.G55];[.I54]-[.H55])" office:value-type="float" office:value="2339.6" calcext:value-type="float">
            <text:p>R$ 2.339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51.25" calcext:value-type="float">
            <text:p>55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25" calcext:value-type="float">
            <text:p>R$ 551,25</text:p>
          </table:table-cell>
          <table:table-cell table:style-name="ce25"/>
          <table:table-cell table:style-name="ce21" table:formula="of:=SUM([.G56];[.I55]-[.H56])" office:value-type="float" office:value="2890.85" calcext:value-type="float">
            <text:p>R$ 2.8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1000" calcext:value-type="float">
            <text:p>10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1000" calcext:value-type="float">
            <text:p>R$ 1.000,00</text:p>
          </table:table-cell>
          <table:table-cell table:style-name="ce21" table:formula="of:=SUM([.G57];[.I56]-[.H57])" office:value-type="float" office:value="1890.85" calcext:value-type="float">
            <text:p>R$ 1.8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58];[.I57]-[.H58])" office:value-type="float" office:value="1790.85" calcext:value-type="float">
            <text:p>R$ 1.7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ACERTO CAIXA</text:p>
          </table:table-cell>
          <table:table-cell table:style-name="ce25" office:value-type="float" office:value="150" calcext:value-type="float">
            <text:p>R$ 150,00</text:p>
          </table:table-cell>
          <table:table-cell table:style-name="ce25"/>
          <table:table-cell table:style-name="ce21" table:formula="of:=SUM([.G59];[.I58]-[.H59])" office:value-type="float" office:value="1940.85" calcext:value-type="float">
            <text:p>R$ 1.94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0" calcext:value-type="float">
            <text:p>R$ 150,00</text:p>
          </table:table-cell>
          <table:table-cell table:style-name="ce21" table:formula="of:=SUM([.G60];[.I59]-[.H60])" office:value-type="float" office:value="1790.85" calcext:value-type="float">
            <text:p>R$ 1.7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60.2" calcext:value-type="float">
            <text:p>66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60.2" calcext:value-type="float">
            <text:p>R$ 660,20</text:p>
          </table:table-cell>
          <table:table-cell table:style-name="ce25"/>
          <table:table-cell table:style-name="ce21" table:formula="of:=SUM([.G61];[.I60]-[.H61])" office:value-type="float" office:value="2451.05" calcext:value-type="float">
            <text:p>R$ 2.451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62];[.I61]-[.H62])" office:value-type="float" office:value="2436.05" calcext:value-type="float">
            <text:p>R$ 2.436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63];[.I62]-[.H63])" office:value-type="float" office:value="2391.05" calcext:value-type="float">
            <text:p>R$ 2.391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966.1" calcext:value-type="float">
            <text:p>96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66.1" calcext:value-type="float">
            <text:p>R$ 966,10</text:p>
          </table:table-cell>
          <table:table-cell table:style-name="ce25"/>
          <table:table-cell table:style-name="ce21" table:formula="of:=SUM([.G64];[.I63]-[.H64])" office:value-type="float" office:value="3357.15" calcext:value-type="float">
            <text:p>R$ 3.35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5];[.I64]-[.H65])" office:value-type="float" office:value="3307.15" calcext:value-type="float">
            <text:p>R$ 3.30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84.9" calcext:value-type="float">
            <text:p>884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84.9" calcext:value-type="float">
            <text:p>R$ 884,90</text:p>
          </table:table-cell>
          <table:table-cell table:style-name="ce25"/>
          <table:table-cell table:style-name="ce21" table:formula="of:=SUM([.G66];[.I65]-[.H66])" office:value-type="float" office:value="4192.05" calcext:value-type="float">
            <text:p>R$ 4.192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67];[.I66]-[.H67])" office:value-type="float" office:value="4142.05" calcext:value-type="float">
            <text:p>R$ 4.142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8.55" calcext:value-type="float">
            <text:p>18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8.55" calcext:value-type="float">
            <text:p>R$ 188,55</text:p>
          </table:table-cell>
          <table:table-cell table:style-name="ce25"/>
          <table:table-cell table:style-name="ce21" table:formula="of:=SUM([.G68];[.I67]-[.H68])" office:value-type="float" office:value="4330.6" calcext:value-type="float">
            <text:p>R$ 4.330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6" calcext:value-type="float">
            <text:p>102,6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6" calcext:value-type="float">
            <text:p>R$ 102,60</text:p>
          </table:table-cell>
          <table:table-cell table:style-name="ce21" table:formula="of:=SUM([.G69];[.I68]-[.H69])" office:value-type="float" office:value="4228" calcext:value-type="float">
            <text:p>R$ 4.228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4.15" calcext:value-type="float">
            <text:p>264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4.15" calcext:value-type="float">
            <text:p>R$ 264,15</text:p>
          </table:table-cell>
          <table:table-cell table:style-name="ce25"/>
          <table:table-cell table:style-name="ce21" table:formula="of:=SUM([.G70];[.I69]-[.H70])" office:value-type="float" office:value="4492.15" calcext:value-type="float">
            <text:p>R$ 4.4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71];[.I70]-[.H71])" office:value-type="float" office:value="4292.15" calcext:value-type="float">
            <text:p>R$ 4.2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oalhas</text:p>
          </table:table-cell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CASA TOALHAS</text:p>
          </table:table-cell>
          <table:table-cell table:style-name="ce25"/>
          <table:table-cell table:style-name="ce41" office:value-type="float" office:value="200" calcext:value-type="float">
            <text:p>R$ 200,00</text:p>
          </table:table-cell>
          <table:table-cell table:style-name="ce21" table:formula="of:=SUM([.G72];[.I71]-[.H72])" office:value-type="float" office:value="4092.15" calcext:value-type="float">
            <text:p>R$ 4.0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0" calcext:value-type="float">
            <text:p>10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000" calcext:value-type="float">
            <text:p>R$ 1.000,00</text:p>
          </table:table-cell>
          <table:table-cell table:style-name="ce21" table:formula="of:=SUM([.G73];[.I72]-[.H73])" office:value-type="float" office:value="3092.15" calcext:value-type="float">
            <text:p>R$ 3.0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150" calcext:value-type="float">
            <text:p>R$ 150,00</text:p>
          </table:table-cell>
          <table:table-cell table:style-name="ce21" table:formula="of:=SUM([.G74];[.I73]-[.H74])" office:value-type="float" office:value="2942.15" calcext:value-type="float">
            <text:p>R$ 2.94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37.35" calcext:value-type="float">
            <text:p>537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37.35" calcext:value-type="float">
            <text:p>R$ 537,35</text:p>
          </table:table-cell>
          <table:table-cell table:style-name="ce25"/>
          <table:table-cell table:style-name="ce21" table:formula="of:=SUM([.G75];[.I74]-[.H75])" office:value-type="float" office:value="3479.5" calcext:value-type="float">
            <text:p>R$ 3.479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58.3" calcext:value-type="float">
            <text:p>45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58.3" calcext:value-type="float">
            <text:p>R$ 458,30</text:p>
          </table:table-cell>
          <table:table-cell table:style-name="ce21" table:formula="of:=SUM([.G76];[.I75]-[.H76])" office:value-type="float" office:value="3021.2" calcext:value-type="float">
            <text:p>R$ 3.021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" calcext:value-type="float">
            <text:p>4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" calcext:value-type="float">
            <text:p>R$ 4,00</text:p>
          </table:table-cell>
          <table:table-cell table:style-name="ce21" table:formula="of:=SUM([.G77];[.I76]-[.H77])" office:value-type="float" office:value="3017.2" calcext:value-type="float">
            <text:p>R$ 3.017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73.1" calcext:value-type="float">
            <text:p>673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73.1" calcext:value-type="float">
            <text:p>R$ 673,10</text:p>
          </table:table-cell>
          <table:table-cell table:style-name="ce25"/>
          <table:table-cell table:style-name="ce21" table:formula="of:=SUM([.G78];[.I77]-[.H78])" office:value-type="float" office:value="3690.3" calcext:value-type="float">
            <text:p>R$ 3.690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41.95" calcext:value-type="float">
            <text:p>841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41.95" calcext:value-type="float">
            <text:p>R$ 841,95</text:p>
          </table:table-cell>
          <table:table-cell table:style-name="ce25"/>
          <table:table-cell table:style-name="ce21" table:formula="of:=SUM([.G79];[.I78]-[.H79])" office:value-type="float" office:value="4532.25" calcext:value-type="float">
            <text:p>R$ 4.532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80];[.I79]-[.H80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1022"/>
        </table:table-row>
      </table:table>
      <table:table table:name="JAN-16" table:style-name="ta10">
        <office:forms form:automatic-focus="false" form:apply-design-mode="false"/>
        <table:table-column table:style-name="co14" table:default-cell-style-name="Default"/>
        <table:table-column table:style-name="co46" table:default-cell-style-name="ce45"/>
        <table:table-column table:style-name="co47" table:default-cell-style-name="Default"/>
        <table:table-column table:style-name="co6" table:default-cell-style-name="Default"/>
        <table:table-column table:style-name="co40" table:default-cell-style-name="ce10"/>
        <table:table-column table:style-name="co48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9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4.6" calcext:value-type="float">
            <text:p>154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4.6" calcext:value-type="float">
            <text:p>R$ 154,60</text:p>
          </table:table-cell>
          <table:table-cell table:style-name="ce25"/>
          <table:table-cell table:style-name="ce20" table:formula="of:=SUM([.G7];[.I6]-[.H7])" office:value-type="float" office:value="4586.85" calcext:value-type="float">
            <text:p>R$ 4.586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7" calcext:value-type="float">
            <text:p>102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7" calcext:value-type="float">
            <text:p>R$ 102,70</text:p>
          </table:table-cell>
          <table:table-cell table:style-name="ce21" table:formula="of:=SUM([.G8];[.I7]-[.H8])" office:value-type="float" office:value="4484.15" calcext:value-type="float">
            <text:p>R$ 4.484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29.1" calcext:value-type="float">
            <text:p>129,1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29.1" calcext:value-type="float">
            <text:p>R$ 129,10</text:p>
          </table:table-cell>
          <table:table-cell table:style-name="ce21" table:formula="of:=SUM([.G9];[.I8]-[.H9])" office:value-type="float" office:value="4355.05" calcext:value-type="float">
            <text:p>R$ 4.35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51" office:value-type="float" office:value="30" calcext:value-type="float">
            <text:p>R$ 30,00</text:p>
          </table:table-cell>
          <table:table-cell table:style-name="ce21" table:formula="of:=SUM([.G10];[.I9]-[.H10])" office:value-type="float" office:value="4325.05" calcext:value-type="float">
            <text:p>R$ 4.32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5" calcext:value-type="float">
            <text:p>R$ 25,00</text:p>
          </table:table-cell>
          <table:table-cell table:style-name="ce21" table:formula="of:=SUM([.G11];[.I10]-[.H11])" office:value-type="float" office:value="4300.05" calcext:value-type="float">
            <text:p>R$ 4.300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8.95" calcext:value-type="float">
            <text:p>188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8.95" calcext:value-type="float">
            <text:p>R$ 188,95</text:p>
          </table:table-cell>
          <table:table-cell table:style-name="ce25"/>
          <table:table-cell table:style-name="ce21" table:formula="of:=SUM([.G12];[.I11]-[.H12])" office:value-type="float" office:value="4489" calcext:value-type="float">
            <text:p>R$ 4.48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apatilha/camiseta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 sapatilha/camiseta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13];[.I12]-[.H13])" office:value-type="float" office:value="4399" calcext:value-type="float">
            <text:p>R$ 4.39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mpressora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 impressora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14];[.I13]-[.H14])" office:value-type="float" office:value="4309" calcext:value-type="float">
            <text:p>R$ 4.30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8.05" calcext:value-type="float">
            <text:p>118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8.05" calcext:value-type="float">
            <text:p>R$ 118,05</text:p>
          </table:table-cell>
          <table:table-cell table:style-name="ce25"/>
          <table:table-cell table:style-name="ce21" table:formula="of:=SUM([.G15];[.I14]-[.H15])" office:value-type="float" office:value="4427.05" calcext:value-type="float">
            <text:p>R$ 4.427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58.3" calcext:value-type="float">
            <text:p>45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58.3" calcext:value-type="float">
            <text:p>R$ 458,30</text:p>
          </table:table-cell>
          <table:table-cell table:style-name="ce21" table:formula="of:=SUM([.G16];[.I15]-[.H16])" office:value-type="float" office:value="3968.75" calcext:value-type="float">
            <text:p>R$ 3.96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04.75" calcext:value-type="float">
            <text:p>104,7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04.75" calcext:value-type="float">
            <text:p>R$ 104,75</text:p>
          </table:table-cell>
          <table:table-cell table:style-name="ce21" table:formula="of:=SUM([.G17];[.I16]-[.H17])" office:value-type="float" office:value="3864" calcext:value-type="float">
            <text:p>R$ 3.864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4" calcext:value-type="float">
            <text:p>295,4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4" calcext:value-type="float">
            <text:p>R$ 295,40</text:p>
          </table:table-cell>
          <table:table-cell table:style-name="ce21" table:formula="of:=SUM([.G18];[.I17]-[.H18])" office:value-type="float" office:value="3568.6" calcext:value-type="float">
            <text:p>R$ 3.568,6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5.9" calcext:value-type="float">
            <text:p>395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5.9" calcext:value-type="float">
            <text:p>R$ 395,90</text:p>
          </table:table-cell>
          <table:table-cell table:style-name="ce25"/>
          <table:table-cell table:style-name="ce21" table:formula="of:=SUM([.G19];[.I18]-[.H19])" office:value-type="float" office:value="3964.5" calcext:value-type="float">
            <text:p>R$ 3.964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0];[.I19]-[.H20])" office:value-type="float" office:value="3864.5" calcext:value-type="float">
            <text:p>R$ 3.864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10" calcext:value-type="float">
            <text:p>R$ 110,00</text:p>
          </table:table-cell>
          <table:table-cell table:style-name="ce21" table:formula="of:=SUM([.G21];[.I20]-[.H21])" office:value-type="float" office:value="3754.5" calcext:value-type="float">
            <text:p>R$ 3.754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2];[.I21]-[.H22])" office:value-type="float" office:value="3749.5" calcext:value-type="float">
            <text:p>R$ 3.74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3.85" calcext:value-type="float">
            <text:p>213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3.85" calcext:value-type="float">
            <text:p>R$ 213,85</text:p>
          </table:table-cell>
          <table:table-cell table:style-name="ce25"/>
          <table:table-cell table:style-name="ce21" table:formula="of:=SUM([.G23];[.I22]-[.H23])" office:value-type="float" office:value="3963.35" calcext:value-type="float">
            <text:p>R$ 3.96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7" calcext:value-type="float">
            <text:p>102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7" calcext:value-type="float">
            <text:p>R$ 102,70</text:p>
          </table:table-cell>
          <table:table-cell table:style-name="ce21" table:formula="of:=SUM([.G24];[.I23]-[.H24])" office:value-type="float" office:value="3860.65" calcext:value-type="float">
            <text:p>R$ 3.860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791.6" calcext:value-type="float">
            <text:p>791,6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791.6" calcext:value-type="float">
            <text:p>R$ 791,60</text:p>
          </table:table-cell>
          <table:table-cell table:style-name="ce21" table:formula="of:=SUM([.G25];[.I24]-[.H25])" office:value-type="float" office:value="3069.05" calcext:value-type="float">
            <text:p>R$ 3.069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tacadão</text:p>
          </table:table-cell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 <text:s/>atacadao</text:p>
          </table:table-cell>
          <table:table-cell table:style-name="ce25"/>
          <table:table-cell table:style-name="ce41" office:value-type="float" office:value="250" calcext:value-type="float">
            <text:p>R$ 250,00</text:p>
          </table:table-cell>
          <table:table-cell table:style-name="ce21" table:formula="of:=SUM([.G26];[.I25]-[.H26])" office:value-type="float" office:value="2819.05" calcext:value-type="float">
            <text:p>R$ 2.819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6.9" calcext:value-type="float">
            <text:p>186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6.9" calcext:value-type="float">
            <text:p>R$ 186,90</text:p>
          </table:table-cell>
          <table:table-cell table:style-name="ce25"/>
          <table:table-cell table:style-name="ce21" table:formula="of:=SUM([.G27];[.I26]-[.H27])" office:value-type="float" office:value="3005.95" calcext:value-type="float">
            <text:p>R$ 3.005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28];[.I27]-[.H28])" office:value-type="float" office:value="2217.95" calcext:value-type="float">
            <text:p>R$ 2.21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08.6" calcext:value-type="float">
            <text:p>408,6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08.6" calcext:value-type="float">
            <text:p>R$ 408,60</text:p>
          </table:table-cell>
          <table:table-cell table:style-name="ce21" table:formula="of:=SUM([.G29];[.I28]-[.H29])" office:value-type="float" office:value="1809.35" calcext:value-type="float">
            <text:p>R$ 1.80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600.25" calcext:value-type="float">
            <text:p>600,25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600.25" calcext:value-type="float">
            <text:p>R$ 600,25</text:p>
          </table:table-cell>
          <table:table-cell table:style-name="ce21" table:formula="of:=SUM([.G30];[.I29]-[.H30])" office:value-type="float" office:value="1209.1" calcext:value-type="float">
            <text:p>R$ 1.20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31];[.I30]-[.H31])" office:value-type="float" office:value="1058.1" calcext:value-type="float">
            <text:p>R$ 1.058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25.25" calcext:value-type="float">
            <text:p>125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25.25" calcext:value-type="float">
            <text:p>R$ 125,25</text:p>
          </table:table-cell>
          <table:table-cell table:style-name="ce25"/>
          <table:table-cell table:style-name="ce21" table:formula="of:=SUM([.G32];[.I31]-[.H32])" office:value-type="float" office:value="1183.35" calcext:value-type="float">
            <text:p>R$ 1.18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2.5" calcext:value-type="float">
            <text:p>322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2.5" calcext:value-type="float">
            <text:p>R$ 322,50</text:p>
          </table:table-cell>
          <table:table-cell table:style-name="ce25"/>
          <table:table-cell table:style-name="ce21" table:formula="of:=SUM([.G33];[.I32]-[.H33])" office:value-type="float" office:value="1505.85" calcext:value-type="float">
            <text:p>R$ 1.505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34];[.I33]-[.H34])" office:value-type="float" office:value="1470.85" calcext:value-type="float">
            <text:p>R$ 1.470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3" calcext:value-type="date">
            <text:p>1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8.65" calcext:value-type="float">
            <text:p>268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8.65" calcext:value-type="float">
            <text:p>R$ 268,65</text:p>
          </table:table-cell>
          <table:table-cell table:style-name="ce25"/>
          <table:table-cell table:style-name="ce21" table:formula="of:=SUM([.G35];[.I34]-[.H35])" office:value-type="float" office:value="1739.5" calcext:value-type="float">
            <text:p>R$ 1.73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130" calcext:value-type="float">
            <text:p>130,00</text:p>
          </table:table-cell>
          <table:table-cell table:style-name="ce6" table:content-validation-name="val1" office:value-type="string" calcext:value-type="string">
            <text:p>CORA</text:p>
          </table:table-cell>
          <table:table-cell table:style-name="ce25"/>
          <table:table-cell table:style-name="ce25" office:value-type="float" office:value="130" calcext:value-type="float">
            <text:p>R$ 130,00</text:p>
          </table:table-cell>
          <table:table-cell table:style-name="ce21" table:formula="of:=SUM([.G36];[.I35]-[.H36])" office:value-type="float" office:value="1609.5" calcext:value-type="float">
            <text:p>R$ 1.60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uniforne nati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559.5" calcext:value-type="float">
            <text:p>R$ 1.55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1.95" calcext:value-type="float">
            <text:p>291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1.95" calcext:value-type="float">
            <text:p>R$ 291,95</text:p>
          </table:table-cell>
          <table:table-cell table:style-name="ce25"/>
          <table:table-cell table:style-name="ce21" table:formula="of:=SUM([.G38];[.I37]-[.H38])" office:value-type="float" office:value="1851.45" calcext:value-type="float">
            <text:p>R$ 1.851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 office:value-type="float" office:value="335.65" calcext:value-type="float">
            <text:p>335,65</text:p>
          </table:table-cell>
          <table:table-cell table:style-name="ce6" table:content-validation-name="val1" office:value-type="string" calcext:value-type="string">
            <text:p>NATURA</text:p>
          </table:table-cell>
          <table:table-cell table:style-name="ce25"/>
          <table:table-cell table:style-name="ce25" office:value-type="float" office:value="335.65" calcext:value-type="float">
            <text:p>R$ 335,65</text:p>
          </table:table-cell>
          <table:table-cell table:style-name="ce21" table:formula="of:=SUM([.G39];[.I38]-[.H39])" office:value-type="float" office:value="1515.8" calcext:value-type="float">
            <text:p>R$ 1.515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Rebeca</text:p>
          </table:table-cell>
          <table:table-cell table:style-name="ce15" office:value-type="float" office:value="224.3" calcext:value-type="float">
            <text:p>224,30</text:p>
          </table:table-cell>
          <table:table-cell table:style-name="ce6" table:content-validation-name="val1" office:value-type="string" calcext:value-type="string">
            <text:p>CASA cartão <text:s/>beca</text:p>
          </table:table-cell>
          <table:table-cell table:style-name="ce25"/>
          <table:table-cell table:style-name="ce41" office:value-type="float" office:value="224.3" calcext:value-type="float">
            <text:p>R$ 224,30</text:p>
          </table:table-cell>
          <table:table-cell table:style-name="ce21" table:formula="of:=SUM([.G40];[.I39]-[.H40])" office:value-type="float" office:value="1291.5" calcext:value-type="float">
            <text:p>R$ 1.291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ACESSÓRIOS CARMEM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41];[.I40]-[.H41])" office:value-type="float" office:value="1221.5" calcext:value-type="float">
            <text:p>R$ 1.221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6.45" calcext:value-type="float">
            <text:p>216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6.45" calcext:value-type="float">
            <text:p>R$ 216,45</text:p>
          </table:table-cell>
          <table:table-cell table:style-name="ce25"/>
          <table:table-cell table:style-name="ce21" table:formula="of:=SUM([.G42];[.I41]-[.H42])" office:value-type="float" office:value="1437.95" calcext:value-type="float">
            <text:p>R$ 1.43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6" calcext:value-type="date">
            <text:p>1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41.9" calcext:value-type="float">
            <text:p>64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41.9" calcext:value-type="float">
            <text:p>R$ 641,90</text:p>
          </table:table-cell>
          <table:table-cell table:style-name="ce25"/>
          <table:table-cell table:style-name="ce21" table:formula="of:=SUM([.G43];[.I42]-[.H43])" office:value-type="float" office:value="2079.85" calcext:value-type="float">
            <text:p>R$ 2.079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44];[.I43]-[.H44])" office:value-type="float" office:value="1928.85" calcext:value-type="float">
            <text:p>R$ 1.928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93" calcext:value-type="float">
            <text:p>93,00</text:p>
          </table:table-cell>
          <table:table-cell table:style-name="ce6" table:content-validation-name="val1" office:value-type="string" calcext:value-type="string">
            <text:p>ACESSÓRIOS <text:s/>CARMEM </text:p>
          </table:table-cell>
          <table:table-cell table:style-name="ce25"/>
          <table:table-cell table:style-name="ce25" office:value-type="float" office:value="93" calcext:value-type="float">
            <text:p>R$ 93,00</text:p>
          </table:table-cell>
          <table:table-cell table:style-name="ce21" table:formula="of:=SUM([.G45];[.I44]-[.H45])" office:value-type="float" office:value="1835.85" calcext:value-type="float">
            <text:p>R$ 1.835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olo Nati</text:p>
          </table:table-cell>
          <table:table-cell table:style-name="ce15" office:value-type="float" office:value="65" calcext:value-type="float">
            <text:p>65,00</text:p>
          </table:table-cell>
          <table:table-cell table:style-name="ce6" table:content-validation-name="val1" office:value-type="string" calcext:value-type="string">
            <text:p>CASA bolo nati</text:p>
          </table:table-cell>
          <table:table-cell table:style-name="ce25"/>
          <table:table-cell table:style-name="ce41" office:value-type="float" office:value="65" calcext:value-type="float">
            <text:p>R$ 65,00</text:p>
          </table:table-cell>
          <table:table-cell table:style-name="ce21" table:formula="of:=SUM([.G46];[.I45]-[.H46])" office:value-type="float" office:value="1770.85" calcext:value-type="float">
            <text:p>R$ 1.770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2.6" calcext:value-type="float">
            <text:p>182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2.6" calcext:value-type="float">
            <text:p>R$ 182,60</text:p>
          </table:table-cell>
          <table:table-cell table:style-name="ce25"/>
          <table:table-cell table:style-name="ce21" table:formula="of:=SUM([.G47];[.I46]-[.H47])" office:value-type="float" office:value="1953.45" calcext:value-type="float">
            <text:p>R$ 1.95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8];[.I47]-[.H48])" office:value-type="float" office:value="1938.45" calcext:value-type="float">
            <text:p>R$ 1.93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7.45" calcext:value-type="float">
            <text:p>247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7.45" calcext:value-type="float">
            <text:p>R$ 247,45</text:p>
          </table:table-cell>
          <table:table-cell table:style-name="ce25"/>
          <table:table-cell table:style-name="ce21" table:formula="of:=SUM([.G49];[.I48]-[.H49])" office:value-type="float" office:value="2185.9" calcext:value-type="float">
            <text:p>R$ 2.185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0];[.I49]-[.H50])" office:value-type="float" office:value="2135.9" calcext:value-type="float">
            <text:p>R$ 2.135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 uniforme nati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51];[.I50]-[.H51])" office:value-type="float" office:value="2100.9" calcext:value-type="float">
            <text:p>R$ 2.100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.5" calcext:value-type="float">
            <text:p>11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1.5" calcext:value-type="float">
            <text:p>R$ 11,50</text:p>
          </table:table-cell>
          <table:table-cell table:style-name="ce21" table:formula="of:=SUM([.G52];[.I51]-[.H52])" office:value-type="float" office:value="2089.4" calcext:value-type="float">
            <text:p>R$ 2.089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6.35" calcext:value-type="float">
            <text:p>246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6.35" calcext:value-type="float">
            <text:p>R$ 246,35</text:p>
          </table:table-cell>
          <table:table-cell table:style-name="ce25"/>
          <table:table-cell table:style-name="ce21" table:formula="of:=SUM([.G53];[.I52]-[.H53])" office:value-type="float" office:value="2335.75" calcext:value-type="float">
            <text:p>R$ 2.335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lor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 cloro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54];[.I53]-[.H54])" office:value-type="float" office:value="2235.75" calcext:value-type="float">
            <text:p>R$ 2.235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3.5" calcext:value-type="float">
            <text:p>23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3.5" calcext:value-type="float">
            <text:p>R$ 23,50</text:p>
          </table:table-cell>
          <table:table-cell table:style-name="ce21" table:formula="of:=SUM([.G55];[.I54]-[.H55])" office:value-type="float" office:value="2212.25" calcext:value-type="float">
            <text:p>R$ 2.21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13" calcext:value-type="float">
            <text:p>513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13" calcext:value-type="float">
            <text:p>R$ 513,00</text:p>
          </table:table-cell>
          <table:table-cell table:style-name="ce25"/>
          <table:table-cell table:style-name="ce21" table:formula="of:=SUM([.G56];[.I55]-[.H56])" office:value-type="float" office:value="2725.25" calcext:value-type="float">
            <text:p>R$ 2.725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57];[.I56]-[.H57])" office:value-type="float" office:value="2425.25" calcext:value-type="float">
            <text:p>R$ 2.425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5" calcext:value-type="float">
            <text:p>295,5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5" calcext:value-type="float">
            <text:p>R$ 295,50</text:p>
          </table:table-cell>
          <table:table-cell table:style-name="ce21" table:formula="of:=SUM([.G58];[.I57]-[.H58])" office:value-type="float" office:value="2129.75" calcext:value-type="float">
            <text:p>R$ 2.129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90.5" calcext:value-type="float">
            <text:p>390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90.5" calcext:value-type="float">
            <text:p>R$ 390,50</text:p>
          </table:table-cell>
          <table:table-cell table:style-name="ce21" table:formula="of:=SUM([.G59];[.I58]-[.H59])" office:value-type="float" office:value="1739.25" calcext:value-type="float">
            <text:p>R$ 1.739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5.5" calcext:value-type="float">
            <text:p>45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5.5" calcext:value-type="float">
            <text:p>R$ 45,50</text:p>
          </table:table-cell>
          <table:table-cell table:style-name="ce21" table:formula="of:=SUM([.G60];[.I59]-[.H60])" office:value-type="float" office:value="1693.75" calcext:value-type="float">
            <text:p>R$ 1.69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8.55" calcext:value-type="float">
            <text:p>34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8.55" calcext:value-type="float">
            <text:p>R$ 348,55</text:p>
          </table:table-cell>
          <table:table-cell table:style-name="ce25"/>
          <table:table-cell table:style-name="ce21" table:formula="of:=SUM([.G61];[.I60]-[.H61])" office:value-type="float" office:value="2042.3" calcext:value-type="float">
            <text:p>R$ 2.042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62];[.I61]-[.H62])" office:value-type="float" office:value="1997.3" calcext:value-type="float">
            <text:p>R$ 1.997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6.5" calcext:value-type="float">
            <text:p>6,5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6.5" calcext:value-type="float">
            <text:p>R$ 6,50</text:p>
          </table:table-cell>
          <table:table-cell table:style-name="ce21" table:formula="of:=SUM([.G63];[.I62]-[.H63])" office:value-type="float" office:value="1990.8" calcext:value-type="float">
            <text:p>R$ 1.990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.85" calcext:value-type="float">
            <text:p>15,85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.85" calcext:value-type="float">
            <text:p>R$ 15,85</text:p>
          </table:table-cell>
          <table:table-cell table:style-name="ce21" table:formula="of:=SUM([.G64];[.I63]-[.H64])" office:value-type="float" office:value="1974.95" calcext:value-type="float">
            <text:p>R$ 1.974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5.35" calcext:value-type="float">
            <text:p>435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5.35" calcext:value-type="float">
            <text:p>R$ 435,35</text:p>
          </table:table-cell>
          <table:table-cell table:style-name="ce25"/>
          <table:table-cell table:style-name="ce21" table:formula="of:=SUM([.G65];[.I64]-[.H65])" office:value-type="float" office:value="2410.3" calcext:value-type="float">
            <text:p>R$ 2.410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ália</text:p>
          </table:table-cell>
          <table:table-cell table:style-name="ce15" office:value-type="float" office:value="55" calcext:value-type="float">
            <text:p>55,00</text:p>
          </table:table-cell>
          <table:table-cell table:style-name="ce6" table:content-validation-name="val1" office:value-type="string" calcext:value-type="string">
            <text:p>CASA natalia</text:p>
          </table:table-cell>
          <table:table-cell table:style-name="ce25"/>
          <table:table-cell table:style-name="ce41" office:value-type="float" office:value="55" calcext:value-type="float">
            <text:p>R$ 55,00</text:p>
          </table:table-cell>
          <table:table-cell table:style-name="ce21" table:formula="of:=SUM([.G66];[.I65]-[.H66])" office:value-type="float" office:value="2355.3" calcext:value-type="float">
            <text:p>R$ 2.355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7];[.I66]-[.H67])" office:value-type="float" office:value="2325.3" calcext:value-type="float">
            <text:p>R$ 2.325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68];[.I67]-[.H68])" office:value-type="float" office:value="2174.3" calcext:value-type="float">
            <text:p>R$ 2.17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4.85" calcext:value-type="float">
            <text:p>234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4.85" calcext:value-type="float">
            <text:p>R$ 234,85</text:p>
          </table:table-cell>
          <table:table-cell table:style-name="ce25"/>
          <table:table-cell table:style-name="ce21" table:formula="of:=SUM([.G69];[.I68]-[.H69])" office:value-type="float" office:value="2409.15" calcext:value-type="float">
            <text:p>R$ 2.409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6" calcext:value-type="date">
            <text:p>2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0.2" calcext:value-type="float">
            <text:p>25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0.2" calcext:value-type="float">
            <text:p>R$ 250,20</text:p>
          </table:table-cell>
          <table:table-cell table:style-name="ce25"/>
          <table:table-cell table:style-name="ce21" table:formula="of:=SUM([.G70];[.I69]-[.H70])" office:value-type="float" office:value="2659.35" calcext:value-type="float">
            <text:p>R$ 2.65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8" calcext:value-type="float">
            <text:p>251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8" calcext:value-type="float">
            <text:p>R$ 251,80</text:p>
          </table:table-cell>
          <table:table-cell table:style-name="ce21" table:formula="of:=SUM([.G71];[.I70]-[.H71])" office:value-type="float" office:value="2407.55" calcext:value-type="float">
            <text:p>R$ 2.407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5.7" calcext:value-type="float">
            <text:p>335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5.7" calcext:value-type="float">
            <text:p>R$ 335,70</text:p>
          </table:table-cell>
          <table:table-cell table:style-name="ce21" table:formula="of:=SUM([.G72];[.I71]-[.H72])" office:value-type="float" office:value="2071.85" calcext:value-type="float">
            <text:p>R$ 2.071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41.4" calcext:value-type="float">
            <text:p>441,4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41.4" calcext:value-type="float">
            <text:p>R$ 441,40</text:p>
          </table:table-cell>
          <table:table-cell table:style-name="ce21" table:formula="of:=SUM([.G73];[.I72]-[.H73])" office:value-type="float" office:value="1630.45" calcext:value-type="float">
            <text:p>R$ 1.63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175" calcext:value-type="float">
            <text:p>175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175" calcext:value-type="float">
            <text:p>R$ 175,00</text:p>
          </table:table-cell>
          <table:table-cell table:style-name="ce21" table:formula="of:=SUM([.G74];[.I73]-[.H74])" office:value-type="float" office:value="1455.45" calcext:value-type="float">
            <text:p>R$ 1.45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75];[.I74]-[.H75])" office:value-type="float" office:value="1375.45" calcext:value-type="float">
            <text:p>R$ 1.37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76];[.I75]-[.H76])" office:value-type="float" office:value="1275.45" calcext:value-type="float">
            <text:p>R$ 1.27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ESCRITÓRIO LOJ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7];[.I76]-[.H77])" office:value-type="float" office:value="1255.45" calcext:value-type="float">
            <text:p>R$ 1.25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2.85" calcext:value-type="float">
            <text:p>152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2.85" calcext:value-type="float">
            <text:p>R$ 152,85</text:p>
          </table:table-cell>
          <table:table-cell table:style-name="ce25"/>
          <table:table-cell table:style-name="ce21" table:formula="of:=SUM([.G78];[.I77]-[.H78])" office:value-type="float" office:value="1408.3" calcext:value-type="float">
            <text:p>R$ 1.408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8" calcext:value-type="date">
            <text:p>2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6" calcext:value-type="float">
            <text:p>R$ 356,00</text:p>
          </table:table-cell>
          <table:table-cell table:style-name="ce25"/>
          <table:table-cell table:style-name="ce21" table:formula="of:=SUM([.G79];[.I78]-[.H79])" office:value-type="float" office:value="1764.3" calcext:value-type="float">
            <text:p>R$ 1.76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0];[.I79]-[.H80])" office:value-type="float" office:value="1714.3" calcext:value-type="float">
            <text:p>R$ 1.71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81];[.I80]-[.H81])" office:value-type="float" office:value="1699.3" calcext:value-type="float">
            <text:p>R$ 1.699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25" calcext:value-type="float">
            <text:p>24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25" calcext:value-type="float">
            <text:p>R$ 248,25</text:p>
          </table:table-cell>
          <table:table-cell table:style-name="ce25"/>
          <table:table-cell table:style-name="ce21" table:formula="of:=SUM([.G82];[.I81]-[.H82])" office:value-type="float" office:value="1947.55" calcext:value-type="float">
            <text:p>R$ 1.947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74.7" calcext:value-type="float">
            <text:p>474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74.7" calcext:value-type="float">
            <text:p>R$ 474,70</text:p>
          </table:table-cell>
          <table:table-cell table:style-name="ce25"/>
          <table:table-cell table:style-name="ce21" table:formula="of:=SUM([.G83];[.I82]-[.H83])" office:value-type="float" office:value="2422.25" calcext:value-type="float">
            <text:p>R$ 2.42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60" calcext:value-type="float">
            <text:p>R$ 260,00</text:p>
          </table:table-cell>
          <table:table-cell table:style-name="ce21" table:formula="of:=SUM([.G84];[.I83]-[.H84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49"/>
          <table:table-cell table:number-columns-repeated="1022"/>
        </table:table-row>
      </table:table>
      <table:table table:name="FEV-16" table:style-name="ta11">
        <office:forms form:automatic-focus="false" form:apply-design-mode="false"/>
        <table:table-column table:style-name="co14" table:default-cell-style-name="Default"/>
        <table:table-column table:style-name="co50" table:default-cell-style-name="ce45"/>
        <table:table-column table:style-name="co51" table:default-cell-style-name="Default"/>
        <table:table-column table:style-name="co6" table:default-cell-style-name="Default"/>
        <table:table-column table:style-name="co19" table:default-cell-style-name="ce10"/>
        <table:table-column table:style-name="co11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2" calcext:value-type="float">
            <text:p>32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2" calcext:value-type="float">
            <text:p>R$ 32,00</text:p>
          </table:table-cell>
          <table:table-cell table:style-name="ce20" table:formula="of:=SUM([.G7];[.I6]-[.H7])" office:value-type="float" office:value="2130.25" calcext:value-type="float">
            <text:p>R$ 2.130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6.2" calcext:value-type="float">
            <text:p>216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6.2" calcext:value-type="float">
            <text:p>R$ 216,20</text:p>
          </table:table-cell>
          <table:table-cell table:style-name="ce25"/>
          <table:table-cell table:style-name="ce21" table:formula="of:=SUM([.G8];[.I7]-[.H8])" office:value-type="float" office:value="2346.45" calcext:value-type="float">
            <text:p>R$ 2.346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9];[.I8]-[.H9])" office:value-type="float" office:value="2266.45" calcext:value-type="float">
            <text:p>R$ 2.266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10];[.I9]-[.H10])" office:value-type="float" office:value="2176.45" calcext:value-type="float">
            <text:p>R$ 2.176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54" calcext:value-type="float">
            <text:p>54,00</text:p>
          </table:table-cell>
          <table:table-cell table:style-name="ce6" table:content-validation-name="val1" office:value-type="string" calcext:value-type="string">
            <text:p>TOK BOTHANICO</text:p>
          </table:table-cell>
          <table:table-cell table:style-name="ce25"/>
          <table:table-cell table:style-name="ce25" office:value-type="float" office:value="54" calcext:value-type="float">
            <text:p>R$ 54,00</text:p>
          </table:table-cell>
          <table:table-cell table:style-name="ce21" table:formula="of:=SUM([.G11];[.I10]-[.H11])" office:value-type="float" office:value="2122.45" calcext:value-type="float">
            <text:p>R$ 2.122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85" calcext:value-type="float">
            <text:p>27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7.85" calcext:value-type="float">
            <text:p>R$ 277,85</text:p>
          </table:table-cell>
          <table:table-cell table:style-name="ce25"/>
          <table:table-cell table:style-name="ce21" table:formula="of:=SUM([.G12];[.I11]-[.H12])" office:value-type="float" office:value="2400.3" calcext:value-type="float">
            <text:p>R$ 2.400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2350.3" calcext:value-type="float">
            <text:p>R$ 2.350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5.7" calcext:value-type="float">
            <text:p>335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5.7" calcext:value-type="float">
            <text:p>R$ 335,70</text:p>
          </table:table-cell>
          <table:table-cell table:style-name="ce21" table:formula="of:=SUM([.G14];[.I13]-[.H14])" office:value-type="float" office:value="2014.6" calcext:value-type="float">
            <text:p>R$ 2.014,6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8" calcext:value-type="float">
            <text:p>251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8" calcext:value-type="float">
            <text:p>R$ 251,80</text:p>
          </table:table-cell>
          <table:table-cell table:style-name="ce21" table:formula="of:=SUM([.G15];[.I14]-[.H15])" office:value-type="float" office:value="1762.8" calcext:value-type="float">
            <text:p>R$ 1.76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7.35" calcext:value-type="float">
            <text:p>367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7.35" calcext:value-type="float">
            <text:p>R$ 367,35</text:p>
          </table:table-cell>
          <table:table-cell table:style-name="ce25"/>
          <table:table-cell table:style-name="ce21" table:formula="of:=SUM([.G16];[.I15]-[.H16])" office:value-type="float" office:value="2130.15" calcext:value-type="float">
            <text:p>R$ 2.13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7];[.I16]-[.H17])" office:value-type="float" office:value="2120.15" calcext:value-type="float">
            <text:p>R$ 2.12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0" calcext:value-type="float">
            <text:p>R$ 40,00</text:p>
          </table:table-cell>
          <table:table-cell table:style-name="ce21" table:formula="of:=SUM([.G18];[.I17]-[.H18])" office:value-type="float" office:value="2080.15" calcext:value-type="float">
            <text:p>R$ 2.08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19];[.I18]-[.H19])" office:value-type="float" office:value="2060.15" calcext:value-type="float">
            <text:p>R$ 2.06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4.3" calcext:value-type="float">
            <text:p>424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4.3" calcext:value-type="float">
            <text:p>R$ 424,30</text:p>
          </table:table-cell>
          <table:table-cell table:style-name="ce25"/>
          <table:table-cell table:style-name="ce21" table:formula="of:=SUM([.G20];[.I19]-[.H20])" office:value-type="float" office:value="2484.45" calcext:value-type="float">
            <text:p>R$ 2.484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50" calcext:value-type="float">
            <text:p>85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50" calcext:value-type="float">
            <text:p>R$ 850,00</text:p>
          </table:table-cell>
          <table:table-cell table:style-name="ce21" table:formula="of:=SUM([.G21];[.I20]-[.H21])" office:value-type="float" office:value="1634.45" calcext:value-type="float">
            <text:p>R$ 1.634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200" calcext:value-type="float">
            <text:p>R$ 200,00</text:p>
          </table:table-cell>
          <table:table-cell table:style-name="ce21" table:formula="of:=SUM([.G22];[.I21]-[.H22])" office:value-type="float" office:value="1434.45" calcext:value-type="float">
            <text:p>R$ 1.434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00.5" calcext:value-type="float">
            <text:p>300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00.5" calcext:value-type="float">
            <text:p>R$ 300,50</text:p>
          </table:table-cell>
          <table:table-cell table:style-name="ce21" table:formula="of:=SUM([.G23];[.I22]-[.H23])" office:value-type="float" office:value="1133.95" calcext:value-type="float">
            <text:p>R$ 1.133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315.5" calcext:value-type="float">
            <text:p>315,50</text:p>
          </table:table-cell>
          <table:table-cell table:style-name="ce6" table:content-validation-name="val1" office:value-type="string" calcext:value-type="string">
            <text:p>COSMAX</text:p>
          </table:table-cell>
          <table:table-cell table:style-name="ce25"/>
          <table:table-cell table:style-name="ce25" office:value-type="float" office:value="315.5" calcext:value-type="float">
            <text:p>R$ 315,50</text:p>
          </table:table-cell>
          <table:table-cell table:style-name="ce21" table:formula="of:=SUM([.G24];[.I23]-[.H24])" office:value-type="float" office:value="818.45" calcext:value-type="float">
            <text:p>R$ 81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6.85" calcext:value-type="float">
            <text:p>306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6.85" calcext:value-type="float">
            <text:p>R$ 306,85</text:p>
          </table:table-cell>
          <table:table-cell table:style-name="ce25"/>
          <table:table-cell table:style-name="ce21" table:formula="of:=SUM([.G25];[.I24]-[.H25])" office:value-type="float" office:value="1125.3" calcext:value-type="float">
            <text:p>R$ 1.125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4" calcext:value-type="float">
            <text:p>295,4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4" calcext:value-type="float">
            <text:p>R$ 295,40</text:p>
          </table:table-cell>
          <table:table-cell table:style-name="ce21" table:formula="of:=SUM([.G26];[.I25]-[.H26])" office:value-type="float" office:value="829.9" calcext:value-type="float">
            <text:p>R$ 829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779.9" calcext:value-type="float">
            <text:p>R$ 779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01.9" calcext:value-type="float">
            <text:p>60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01.9" calcext:value-type="float">
            <text:p>R$ 601,90</text:p>
          </table:table-cell>
          <table:table-cell table:style-name="ce25"/>
          <table:table-cell table:style-name="ce21" table:formula="of:=SUM([.G28];[.I27]-[.H28])" office:value-type="float" office:value="1381.8" calcext:value-type="float">
            <text:p>R$ 1.38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40" calcext:value-type="float">
            <text:p>R$ 40,00</text:p>
          </table:table-cell>
          <table:table-cell table:style-name="ce21" table:formula="of:=SUM([.G29];[.I28]-[.H29])" office:value-type="float" office:value="1341.8" calcext:value-type="float">
            <text:p>R$ 1.34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30];[.I29]-[.H30])" office:value-type="float" office:value="1241.8" calcext:value-type="float">
            <text:p>R$ 1.24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8" calcext:value-type="date">
            <text:p>0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5.8" calcext:value-type="float">
            <text:p>85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5.8" calcext:value-type="float">
            <text:p>R$ 85,80</text:p>
          </table:table-cell>
          <table:table-cell table:style-name="ce25"/>
          <table:table-cell table:style-name="ce21" table:formula="of:=SUM([.G31];[.I30]-[.H31])" office:value-type="float" office:value="1327.6" calcext:value-type="float">
            <text:p>R$ 1.327,6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08.5" calcext:value-type="float">
            <text:p>408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08.5" calcext:value-type="float">
            <text:p>R$ 408,50</text:p>
          </table:table-cell>
          <table:table-cell table:style-name="ce21" table:formula="of:=SUM([.G32];[.I31]-[.H32])" office:value-type="float" office:value="919.1" calcext:value-type="float">
            <text:p>R$ 91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4.4" calcext:value-type="float">
            <text:p>204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4.4" calcext:value-type="float">
            <text:p>R$ 204,40</text:p>
          </table:table-cell>
          <table:table-cell table:style-name="ce25"/>
          <table:table-cell table:style-name="ce21" table:formula="of:=SUM([.G33];[.I32]-[.H33])" office:value-type="float" office:value="1123.5" calcext:value-type="float">
            <text:p>R$ 1.123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0" calcext:value-type="float">
            <text:p>R$ 40,00</text:p>
          </table:table-cell>
          <table:table-cell table:style-name="ce21" table:formula="of:=SUM([.G34];[.I33]-[.H34])" office:value-type="float" office:value="1083.5" calcext:value-type="float">
            <text:p>R$ 1.083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médio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 remedio</text:p>
          </table:table-cell>
          <table:table-cell table:style-name="ce25"/>
          <table:table-cell table:style-name="ce41" office:value-type="float" office:value="30" calcext:value-type="float">
            <text:p>R$ 30,00</text:p>
          </table:table-cell>
          <table:table-cell table:style-name="ce21" table:formula="of:=SUM([.G35];[.I34]-[.H35])" office:value-type="float" office:value="1053.5" calcext:value-type="float">
            <text:p>R$ 1.053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1.5" calcext:value-type="float">
            <text:p>181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1.5" calcext:value-type="float">
            <text:p>R$ 181,50</text:p>
          </table:table-cell>
          <table:table-cell table:style-name="ce25"/>
          <table:table-cell table:style-name="ce21" table:formula="of:=SUM([.G36];[.I35]-[.H36])" office:value-type="float" office:value="1235" calcext:value-type="float">
            <text:p>R$ 1.235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37];[.I36]-[.H37])" office:value-type="float" office:value="935" calcext:value-type="float">
            <text:p>R$ 935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38];[.I37]-[.H38])" office:value-type="float" office:value="147" calcext:value-type="float">
            <text:p>R$ 147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70" calcext:value-type="float">
            <text:p>R$ 70,00</text:p>
          </table:table-cell>
          <table:table-cell table:style-name="ce21" table:formula="of:=SUM([.G39];[.I38]-[.H39])" office:value-type="float" office:value="76.9999999999998" calcext:value-type="float">
            <text:p>R$ 77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8.5" calcext:value-type="float">
            <text:p>438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8.5" calcext:value-type="float">
            <text:p>R$ 438,50</text:p>
          </table:table-cell>
          <table:table-cell table:style-name="ce25"/>
          <table:table-cell table:style-name="ce21" table:formula="of:=SUM([.G40];[.I39]-[.H40])" office:value-type="float" office:value="515.5" calcext:value-type="float">
            <text:p>R$ 515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1];[.I40]-[.H41])" office:value-type="float" office:value="465.5" calcext:value-type="float">
            <text:p>R$ 465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3" calcext:value-type="date">
            <text:p>1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9" calcext:value-type="float">
            <text:p>44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9" calcext:value-type="float">
            <text:p>R$ 441,90</text:p>
          </table:table-cell>
          <table:table-cell table:style-name="ce25"/>
          <table:table-cell table:style-name="ce21" table:formula="of:=SUM([.G42];[.I41]-[.H42])" office:value-type="float" office:value="907.4" calcext:value-type="float">
            <text:p>R$ 907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60" calcext:value-type="float">
            <text:p>R$ 60,00</text:p>
          </table:table-cell>
          <table:table-cell table:style-name="ce21" table:formula="of:=SUM([.G43];[.I42]-[.H43])" office:value-type="float" office:value="847.4" calcext:value-type="float">
            <text:p>R$ 847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79.7" calcext:value-type="float">
            <text:p>379,7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9.7" calcext:value-type="float">
            <text:p>R$ 379,70</text:p>
          </table:table-cell>
          <table:table-cell table:style-name="ce21" table:formula="of:=SUM([.G44];[.I43]-[.H44])" office:value-type="float" office:value="467.7" calcext:value-type="float">
            <text:p>R$ 467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3.55" calcext:value-type="float">
            <text:p>263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3.55" calcext:value-type="float">
            <text:p>R$ 263,55</text:p>
          </table:table-cell>
          <table:table-cell table:style-name="ce25"/>
          <table:table-cell table:style-name="ce21" table:formula="of:=SUM([.G45];[.I44]-[.H45])" office:value-type="float" office:value="731.25" calcext:value-type="float">
            <text:p>R$ 731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6.2" calcext:value-type="float">
            <text:p>276,2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6.2" calcext:value-type="float">
            <text:p>R$ 276,20</text:p>
          </table:table-cell>
          <table:table-cell table:style-name="ce21" table:formula="of:=SUM([.G46];[.I45]-[.H46])" office:value-type="float" office:value="455.05" calcext:value-type="float">
            <text:p>R$ 45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4" calcext:value-type="float">
            <text:p>44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4" calcext:value-type="float">
            <text:p>R$ 44,00</text:p>
          </table:table-cell>
          <table:table-cell table:style-name="ce21" table:formula="of:=SUM([.G47];[.I46]-[.H47])" office:value-type="float" office:value="411.05" calcext:value-type="float">
            <text:p>R$ 41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72" calcext:value-type="float">
            <text:p>72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72" calcext:value-type="float">
            <text:p>R$ 72,00</text:p>
          </table:table-cell>
          <table:table-cell table:style-name="ce21" table:formula="of:=SUM([.G48];[.I47]-[.H48])" office:value-type="float" office:value="339.05" calcext:value-type="float">
            <text:p>R$ 339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9.4" calcext:value-type="float">
            <text:p>399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9.4" calcext:value-type="float">
            <text:p>R$ 399,40</text:p>
          </table:table-cell>
          <table:table-cell table:style-name="ce25"/>
          <table:table-cell table:style-name="ce21" table:formula="of:=SUM([.G49];[.I48]-[.H49])" office:value-type="float" office:value="738.45" calcext:value-type="float">
            <text:p>R$ 73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0];[.I49]-[.H50])" office:value-type="float" office:value="688.45" calcext:value-type="float">
            <text:p>R$ 68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8" calcext:value-type="float">
            <text:p>28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8" calcext:value-type="float">
            <text:p>R$ 28,00</text:p>
          </table:table-cell>
          <table:table-cell table:style-name="ce21" table:formula="of:=SUM([.G51];[.I50]-[.H51])" office:value-type="float" office:value="660.45" calcext:value-type="float">
            <text:p>R$ 66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52];[.I51]-[.H52])" office:value-type="float" office:value="640.45" calcext:value-type="float">
            <text:p>R$ 64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590.45" calcext:value-type="float">
            <text:p>R$ 59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7" calcext:value-type="float">
            <text:p>17,00</text:p>
          </table:table-cell>
          <table:table-cell table:style-name="ce6" table:content-validation-name="val1" office:value-type="string" calcext:value-type="string">
            <text:p>LOJA ESCRITÓRIO </text:p>
          </table:table-cell>
          <table:table-cell table:style-name="ce25"/>
          <table:table-cell table:style-name="ce25" office:value-type="float" office:value="17" calcext:value-type="float">
            <text:p>R$ 17,00</text:p>
          </table:table-cell>
          <table:table-cell table:style-name="ce21" table:formula="of:=SUM([.G54];[.I53]-[.H54])" office:value-type="float" office:value="573.45" calcext:value-type="float">
            <text:p>R$ 57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LOJA ACESSÓRIOS 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5];[.I54]-[.H55])" office:value-type="float" office:value="548.45" calcext:value-type="float">
            <text:p>R$ 54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1.25" calcext:value-type="float">
            <text:p>27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1.25" calcext:value-type="float">
            <text:p>R$ 271,25</text:p>
          </table:table-cell>
          <table:table-cell table:style-name="ce25"/>
          <table:table-cell table:style-name="ce21" table:formula="of:=SUM([.G56];[.I55]-[.H56])" office:value-type="float" office:value="819.7" calcext:value-type="float">
            <text:p>R$ 81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799.7" calcext:value-type="float">
            <text:p>R$ 79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58];[.I57]-[.H58])" office:value-type="float" office:value="779.7" calcext:value-type="float">
            <text:p>R$ 77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59];[.I57]-[.H59])" office:value-type="float" office:value="759.7" calcext:value-type="float">
            <text:p>R$ 75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85" calcext:value-type="float">
            <text:p>180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0.85" calcext:value-type="float">
            <text:p>R$ 180,85</text:p>
          </table:table-cell>
          <table:table-cell table:style-name="ce25"/>
          <table:table-cell table:style-name="ce21" table:formula="of:=SUM([.G60];[.I59]-[.H60])" office:value-type="float" office:value="940.55" calcext:value-type="float">
            <text:p>R$ 94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1];[.I60]-[.H61])" office:value-type="float" office:value="930.55" calcext:value-type="float">
            <text:p>R$ 93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4" calcext:value-type="float">
            <text:p>114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14" calcext:value-type="float">
            <text:p>R$ 114,00</text:p>
          </table:table-cell>
          <table:table-cell table:style-name="ce21" table:formula="of:=SUM([.G62];[.I61]-[.H62])" office:value-type="float" office:value="816.55" calcext:value-type="float">
            <text:p>R$ 81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00" calcext:value-type="float">
            <text:p>R$ 100,00</text:p>
          </table:table-cell>
          <table:table-cell table:style-name="ce21" table:formula="of:=SUM([.G63];[.I62]-[.H63])" office:value-type="float" office:value="716.55" calcext:value-type="float">
            <text:p>R$ 71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4];[.I63]-[.H64])" office:value-type="float" office:value="706.55" calcext:value-type="float">
            <text:p>R$ 70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5];[.I64]-[.H65])" office:value-type="float" office:value="691.55" calcext:value-type="float">
            <text:p>R$ 691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OJA MANUTENCAO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6];[.I65]-[.H66])" office:value-type="float" office:value="676.55" calcext:value-type="float">
            <text:p>R$ 67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0.25" calcext:value-type="float">
            <text:p>37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0.25" calcext:value-type="float">
            <text:p>R$ 370,25</text:p>
          </table:table-cell>
          <table:table-cell table:style-name="ce25"/>
          <table:table-cell table:style-name="ce21" table:formula="of:=SUM([.G67];[.I66]-[.H67])" office:value-type="float" office:value="1046.8" calcext:value-type="float">
            <text:p>R$ 1.046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2" calcext:value-type="float">
            <text:p>52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2" calcext:value-type="float">
            <text:p>R$ 52,00</text:p>
          </table:table-cell>
          <table:table-cell table:style-name="ce21" table:formula="of:=SUM([.G68];[.I67]-[.H68])" office:value-type="float" office:value="994.8" calcext:value-type="float">
            <text:p>R$ 994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69];[.I68]-[.H69])" office:value-type="float" office:value="982.8" calcext:value-type="float">
            <text:p>R$ 98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70];[.I69]-[.H70])" office:value-type="float" office:value="932.8" calcext:value-type="float">
            <text:p>R$ 93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10" calcext:value-type="float">
            <text:p>R$ 10,00</text:p>
          </table:table-cell>
          <table:table-cell table:style-name="ce21" table:formula="of:=SUM([.G71];[.I70]-[.H71])" office:value-type="float" office:value="922.8" calcext:value-type="float">
            <text:p>R$ 92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44" calcext:value-type="float">
            <text:p>44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AGU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72];[.I71]-[.H72])" office:value-type="float" office:value="897.8" calcext:value-type="float">
            <text:p>R$ 89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73];[.I72]-[.H73])" office:value-type="float" office:value="847.8" calcext:value-type="float">
            <text:p>R$ 84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596" calcext:value-type="float">
            <text:p>596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96" calcext:value-type="float">
            <text:p>R$ 596,00</text:p>
          </table:table-cell>
          <table:table-cell table:style-name="ce25"/>
          <table:table-cell table:style-name="ce21" table:formula="of:=SUM([.G74];[.I73]-[.H74])" office:value-type="float" office:value="1443.8" calcext:value-type="float">
            <text:p>R$ 1.44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70" calcext:value-type="float">
            <text:p>R$ 70,00</text:p>
          </table:table-cell>
          <table:table-cell table:style-name="ce25"/>
          <table:table-cell table:style-name="ce21" table:formula="of:=SUM([.G75];[.I74]-[.H75])" office:value-type="float" office:value="1513.8" calcext:value-type="float">
            <text:p>R$ 1.51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76];[.I75]-[.H76])" office:value-type="float" office:value="1463.8" calcext:value-type="float">
            <text:p>R$ 1.46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7];[.I76]-[.H77])" office:value-type="float" office:value="1413.8" calcext:value-type="float">
            <text:p>R$ 1.41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78];[.I77]-[.H78])" office:value-type="float" office:value="1368.8" calcext:value-type="float">
            <text:p>R$ 1.368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office:value-type="string" calcext:value-type="string">
            <text:p>Dia 19/02</text:p>
          </table:table-cell>
          <table:table-cell table:style-name="ce15" office:value-type="float" office:value="300.45" calcext:value-type="float">
            <text:p>300,45</text:p>
          </table:table-cell>
          <table:table-cell table:style-name="ce6" table:content-validation-name="val1" office:value-type="string" calcext:value-type="string">
            <text:p>REAL dia 19/02 </text:p>
          </table:table-cell>
          <table:table-cell table:style-name="ce25"/>
          <table:table-cell table:style-name="ce25" office:value-type="float" office:value="300.45" calcext:value-type="float">
            <text:p>R$ 300,45</text:p>
          </table:table-cell>
          <table:table-cell table:style-name="ce21" table:formula="of:=SUM([.G79];[.I78]-[.H79])" office:value-type="float" office:value="1068.35" calcext:value-type="float">
            <text:p>R$ 1.06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5.5" calcext:value-type="float">
            <text:p>115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5.5" calcext:value-type="float">
            <text:p>R$ 115,50</text:p>
          </table:table-cell>
          <table:table-cell table:style-name="ce25"/>
          <table:table-cell table:style-name="ce21" table:formula="of:=SUM([.G80];[.I79]-[.H80])" office:value-type="float" office:value="1183.85" calcext:value-type="float">
            <text:p>R$ 1.18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3" calcext:value-type="date">
            <text:p>2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6.7" calcext:value-type="float">
            <text:p>166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6.7" calcext:value-type="float">
            <text:p>R$ 166,70</text:p>
          </table:table-cell>
          <table:table-cell table:style-name="ce25"/>
          <table:table-cell table:style-name="ce21" table:formula="of:=SUM([.G81];[.I80]-[.H81])" office:value-type="float" office:value="1350.55" calcext:value-type="float">
            <text:p>R$ 1.35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82];[.I81]-[.H82])" office:value-type="float" office:value="1340.55" calcext:value-type="float">
            <text:p>R$ 1.34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99.85" calcext:value-type="float">
            <text:p>99,8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99.85" calcext:value-type="float">
            <text:p>R$ 99,85</text:p>
          </table:table-cell>
          <table:table-cell table:style-name="ce21" table:formula="of:=SUM([.G83];[.I82]-[.H83])" office:value-type="float" office:value="1240.7" calcext:value-type="float">
            <text:p>R$ 1.240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9.5" calcext:value-type="float">
            <text:p>219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9.5" calcext:value-type="float">
            <text:p>R$ 219,50</text:p>
          </table:table-cell>
          <table:table-cell table:style-name="ce21" table:formula="of:=SUM([.G84];[.I83]-[.H84])" office:value-type="float" office:value="1021.2" calcext:value-type="float">
            <text:p>R$ 1.021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9.4" calcext:value-type="float">
            <text:p>319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9.4" calcext:value-type="float">
            <text:p>R$ 319,40</text:p>
          </table:table-cell>
          <table:table-cell table:style-name="ce21" table:formula="of:=SUM([.G85];[.I84]-[.H85])" office:value-type="float" office:value="701.8" calcext:value-type="float">
            <text:p>R$ 70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35.05" calcext:value-type="float">
            <text:p>13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35.05" calcext:value-type="float">
            <text:p>R$ 135,05</text:p>
          </table:table-cell>
          <table:table-cell table:style-name="ce25"/>
          <table:table-cell table:style-name="ce21" table:formula="of:=SUM([.G86];[.I85]-[.H86])" office:value-type="float" office:value="836.85" calcext:value-type="float">
            <text:p>R$ 836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87];[.I86]-[.H87])" office:value-type="float" office:value="821.85" calcext:value-type="float">
            <text:p>R$ 821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88];[.I87]-[.H88])" office:value-type="float" office:value="781.85" calcext:value-type="float">
            <text:p>R$ 781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4.85" calcext:value-type="float">
            <text:p>254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4.85" calcext:value-type="float">
            <text:p>R$ 254,85</text:p>
          </table:table-cell>
          <table:table-cell table:style-name="ce25"/>
          <table:table-cell table:style-name="ce21" table:formula="of:=SUM([.G89];[.I88]-[.H89])" office:value-type="float" office:value="1036.7" calcext:value-type="float">
            <text:p>R$ 1.03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90];[.I89]-[.H90])" office:value-type="float" office:value="1006.7" calcext:value-type="float">
            <text:p>R$ 1.00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8" calcext:value-type="float">
            <text:p>278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8" calcext:value-type="float">
            <text:p>R$ 278,00</text:p>
          </table:table-cell>
          <table:table-cell table:style-name="ce21" table:formula="of:=SUM([.G91];[.I90]-[.H91])" office:value-type="float" office:value="728.7" calcext:value-type="float">
            <text:p>R$ 728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41.35" calcext:value-type="float">
            <text:p>441,3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41.35" calcext:value-type="float">
            <text:p>R$ 441,35</text:p>
          </table:table-cell>
          <table:table-cell table:style-name="ce21" table:formula="of:=SUM([.G92];[.I91]-[.H92])" office:value-type="float" office:value="287.35" calcext:value-type="float">
            <text:p>R$ 287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 carro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93];[.I92]-[.H93])" office:value-type="float" office:value="252.35" calcext:value-type="float">
            <text:p>R$ 25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TELEFONE</text:p>
          </table:table-cell>
          <table:table-cell table:style-name="ce25"/>
          <table:table-cell table:style-name="ce36" office:value-type="float" office:value="10" calcext:value-type="float">
            <text:p>R$ 10,00</text:p>
          </table:table-cell>
          <table:table-cell table:style-name="ce38" table:formula="of:=SUM([.G94];[.I93]-[.H94])" office:value-type="float" office:value="242.35" calcext:value-type="float">
            <text:p>R$ 24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5"/>
          <table:table-cell table:style-name="ce54" office:value-type="float" office:value="10" calcext:value-type="float">
            <text:p>R$ 10,00</text:p>
          </table:table-cell>
          <table:table-cell table:style-name="ce38" table:formula="of:=SUM([.G95];[.I94]-[.H95])" office:value-type="float" office:value="232.35" calcext:value-type="float">
            <text:p>R$ 23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/>
          <table:table-cell table:style-name="ce15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GASOLINA</text:p>
          </table:table-cell>
          <table:table-cell table:style-name="ce25"/>
          <table:table-cell table:style-name="ce36" office:value-type="float" office:value="50" calcext:value-type="float">
            <text:p>R$ 50,00</text:p>
          </table:table-cell>
          <table:table-cell table:style-name="ce38" table:formula="of:=SUM([.G96];[.I95]-[.H96])" office:value-type="float" office:value="182.35" calcext:value-type="float">
            <text:p>R$ 18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380" calcext:value-type="float">
            <text:p>380,00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380" calcext:value-type="float">
            <text:p>R$ 380,00</text:p>
          </table:table-cell>
          <table:table-cell table:style-name="ce36"/>
          <table:table-cell table:style-name="ce38" table:formula="of:=SUM([.G97];[.I96]-[.H97])" office:value-type="float" office:value="562.35" calcext:value-type="float">
            <text:p>R$ 562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12" calcext:value-type="float">
            <text:p>12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5"/>
          <table:table-cell table:style-name="ce36" office:value-type="float" office:value="12" calcext:value-type="float">
            <text:p>R$ 12,00</text:p>
          </table:table-cell>
          <table:table-cell table:style-name="ce38" table:formula="of:=SUM([.G98];[.I97]-[.H98])" office:value-type="float" office:value="550.35" calcext:value-type="float">
            <text:p>R$ 550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/>
          <table:table-cell table:style-name="ce15" office:value-type="float" office:value="35" calcext:value-type="float">
            <text:p>35,00</text:p>
          </table:table-cell>
          <table:table-cell table:style-name="ce31" table:content-validation-name="val1" office:value-type="string" calcext:value-type="string">
            <text:p>PROLABORE NATI</text:p>
          </table:table-cell>
          <table:table-cell table:style-name="ce25"/>
          <table:table-cell table:style-name="ce55" office:value-type="float" office:value="35" calcext:value-type="float">
            <text:p>R$ 35,00</text:p>
          </table:table-cell>
          <table:table-cell table:style-name="ce38" table:formula="of:=SUM([.G99];[.I98]-[.H99])" office:value-type="float" office:value="515.35" calcext:value-type="float">
            <text:p>R$ 515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416.45" calcext:value-type="float">
            <text:p>416,4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416.45" calcext:value-type="float">
            <text:p>R$ 416,45</text:p>
          </table:table-cell>
          <table:table-cell table:style-name="ce36"/>
          <table:table-cell table:style-name="ce38" table:formula="of:=SUM([.G100];[.I99]-[.H100])" office:value-type="float" office:value="931.8" calcext:value-type="float">
            <text:p>R$ 931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5" calcext:value-type="float">
            <text:p>5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5"/>
          <table:table-cell table:style-name="ce36" office:value-type="float" office:value="5" calcext:value-type="float">
            <text:p>R$ 5,00</text:p>
          </table:table-cell>
          <table:table-cell table:style-name="ce38" table:formula="of:=SUM([.G101];[.I100]-[.H101])" office:value-type="float" office:value="926.8" calcext:value-type="float">
            <text:p>R$ 926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167.45" calcext:value-type="float">
            <text:p>167,4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167.45" calcext:value-type="float">
            <text:p>R$ 167,45</text:p>
          </table:table-cell>
          <table:table-cell table:style-name="ce36"/>
          <table:table-cell table:style-name="ce38" table:formula="of:=SUM([.G102];[.I101]-[.H102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style-name="ce31" table:content-validation-name="val1"/>
          <table:table-cell/>
          <table:table-cell table:style-name="ce15"/>
          <table:table-cell table:style-name="ce31" table:content-validation-name="val1"/>
          <table:table-cell table:style-name="ce25"/>
          <table:table-cell table:style-name="ce36"/>
          <table:table-cell table:style-name="ce38" table:formula="of:=SUM([.G103];[.I102]-[.H103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style-name="ce31" table:content-validation-name="val1"/>
          <table:table-cell/>
          <table:table-cell table:style-name="ce15"/>
          <table:table-cell table:style-name="ce31" table:content-validation-name="val1"/>
          <table:table-cell table:style-name="ce25"/>
          <table:table-cell table:style-name="ce36"/>
          <table:table-cell table:style-name="ce38" table:formula="of:=SUM([.G104];[.I103]-[.H104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5];[.I104]-[.H105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/>
          <table:table-cell table:style-name="ce49"/>
          <table:table-cell table:number-columns-repeated="1022"/>
        </table:table-row>
      </table:table>
      <table:table table:name="MAR-16" table:style-name="ta12">
        <office:forms form:automatic-focus="false" form:apply-design-mode="false"/>
        <table:table-column table:style-name="co14" table:default-cell-style-name="Default"/>
        <table:table-column table:style-name="co53" table:default-cell-style-name="ce45"/>
        <table:table-column table:style-name="co54" table:default-cell-style-name="Default"/>
        <table:table-column table:style-name="co6" table:default-cell-style-name="Default"/>
        <table:table-column table:style-name="co20" table:default-cell-style-name="ce57"/>
        <table:table-column table:style-name="co55" table:default-cell-style-name="Default"/>
        <table:table-column table:style-name="co2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1044.25" calcext:value-type="float">
            <text:p>R$ 1.04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/>
          <table:table-cell table:style-name="ce15" office:value-type="float" office:value="95" calcext:value-type="float">
            <text:p>95,00</text:p>
          </table:table-cell>
          <table:table-cell table:style-name="ce6" table:content-validation-name="val1" office:value-type="string" calcext:value-type="string">
            <text:p>MAX BLOND</text:p>
          </table:table-cell>
          <table:table-cell table:style-name="ce25"/>
          <table:table-cell table:style-name="ce25" office:value-type="float" office:value="95" calcext:value-type="float">
            <text:p>R$ 95,00</text:p>
          </table:table-cell>
          <table:table-cell table:style-name="ce21" table:formula="of:=SUM([.G8];[.I7]-[.H8])" office:value-type="float" office:value="949.25" calcext:value-type="float">
            <text:p>R$ 949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9];[.I8]-[.H9])" office:value-type="float" office:value="944.25" calcext:value-type="float">
            <text:p>R$ 94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0];[.I9]-[.H10])" office:value-type="float" office:value="934.25" calcext:value-type="float">
            <text:p>R$ 93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6.1" calcext:value-type="float">
            <text:p>37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6.1" calcext:value-type="float">
            <text:p>R$ 376,10</text:p>
          </table:table-cell>
          <table:table-cell table:style-name="ce25"/>
          <table:table-cell table:style-name="ce21" table:formula="of:=SUM([.G11];[.I10]-[.H11])" office:value-type="float" office:value="1310.35" calcext:value-type="float">
            <text:p>R$ 1.31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0" calcext:value-type="float">
            <text:p>R$ 30,00</text:p>
          </table:table-cell>
          <table:table-cell table:style-name="ce21" table:formula="of:=SUM([.G12];[.I11]-[.H12])" office:value-type="float" office:value="1280.35" calcext:value-type="float">
            <text:p>R$ 1.28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1.55" calcext:value-type="float">
            <text:p>331,5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1.55" calcext:value-type="float">
            <text:p>R$ 331,55</text:p>
          </table:table-cell>
          <table:table-cell table:style-name="ce21" table:formula="of:=SUM([.G13];[.I12]-[.H13])" office:value-type="float" office:value="948.8" calcext:value-type="float">
            <text:p>R$ 948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9.05" calcext:value-type="float">
            <text:p>319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9.05" calcext:value-type="float">
            <text:p>R$ 319,05</text:p>
          </table:table-cell>
          <table:table-cell table:style-name="ce25"/>
          <table:table-cell table:style-name="ce21" table:formula="of:=SUM([.G14];[.I13]-[.H14])" office:value-type="float" office:value="1267.85" calcext:value-type="float">
            <text:p>R$ 1.267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3" calcext:value-type="float">
            <text:p>13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3" calcext:value-type="float">
            <text:p>R$ 13,00</text:p>
          </table:table-cell>
          <table:table-cell table:style-name="ce21" table:formula="of:=SUM([.G15];[.I#REF!]-[.H1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0.95" calcext:value-type="float">
            <text:p>160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0.95" calcext:value-type="float">
            <text:p>R$ 160,95</text:p>
          </table:table-cell>
          <table:table-cell table:style-name="ce25"/>
          <table:table-cell table:style-name="ce21" table:formula="of:=SUM([.G16];[.I15]-[.H1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7];[.I16]-[.H1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" calcext:value-type="float">
            <text:p>R$ 10,00</text:p>
          </table:table-cell>
          <table:table-cell table:style-name="ce21" table:formula="of:=SUM([.G18];[.I17]-[.H1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9];[.I18]-[.H1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00" calcext:value-type="float">
            <text:p>R$ 100,00</text:p>
          </table:table-cell>
          <table:table-cell table:style-name="ce21" table:formula="of:=SUM([.G20];[.I19]-[.H2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6.25" calcext:value-type="float">
            <text:p>236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6.25" calcext:value-type="float">
            <text:p>R$ 236,25</text:p>
          </table:table-cell>
          <table:table-cell table:style-name="ce25"/>
          <table:table-cell table:style-name="ce21" table:formula="of:=SUM([.G21];[.I20]-[.H2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REFORMA LOJ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2];[.I21]-[.H2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23];[.I22]-[.H2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96.9" calcext:value-type="float">
            <text:p>696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96.9" calcext:value-type="float">
            <text:p>R$ 696,90</text:p>
          </table:table-cell>
          <table:table-cell table:style-name="ce25"/>
          <table:table-cell table:style-name="ce21" table:formula="of:=SUM([.G24];[.I23]-[.H2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8" calcext:value-type="float">
            <text:p>278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8" calcext:value-type="float">
            <text:p>R$ 278,00</text:p>
          </table:table-cell>
          <table:table-cell table:style-name="ce21" table:formula="of:=SUM([.G25];[.I24]-[.H2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40" calcext:value-type="float">
            <text:p>40</text:p>
          </table:table-cell>
          <table:table-cell table:style-name="ce6" table:content-validation-name="val1"/>
          <table:table-cell table:style-name="ce15" office:value-type="float" office:value="414.5" calcext:value-type="float">
            <text:p>414,50</text:p>
          </table:table-cell>
          <table:table-cell table:style-name="ce6" table:content-validation-name="val1" office:value-type="string" calcext:value-type="string">
            <text:p>CLEO</text:p>
          </table:table-cell>
          <table:table-cell table:style-name="ce25"/>
          <table:table-cell table:style-name="ce25" office:value-type="float" office:value="414.5" calcext:value-type="float">
            <text:p>R$ 414,50</text:p>
          </table:table-cell>
          <table:table-cell table:style-name="ce21" table:formula="of:=SUM([.G26];[.I25]-[.H2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REFORMA <text:s/>LOJA 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7];[.I26]-[.H2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28];[.I27]-[.H2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29];[.I28]-[.H2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85" calcext:value-type="float">
            <text:p>248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85" calcext:value-type="float">
            <text:p>R$ 248,85</text:p>
          </table:table-cell>
          <table:table-cell table:style-name="ce25"/>
          <table:table-cell table:style-name="ce21" table:formula="of:=SUM([.G30];[.I29]-[.H3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1];[.I30]-[.H3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2];[.I31]-[.H3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33];[.I32]-[.H3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1.5" calcext:value-type="float">
            <text:p>241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1.5" calcext:value-type="float">
            <text:p>R$ 241,50</text:p>
          </table:table-cell>
          <table:table-cell table:style-name="ce21" table:formula="of:=SUM([.G34];[.I33]-[.H3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550" calcext:value-type="float">
            <text:p>55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550" calcext:value-type="float">
            <text:p>R$ 550,00</text:p>
          </table:table-cell>
          <table:table-cell table:style-name="ce21" table:formula="of:=SUM([.G35];[.I34]-[.H3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0.25" calcext:value-type="float">
            <text:p>31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0.25" calcext:value-type="float">
            <text:p>R$ 310,25</text:p>
          </table:table-cell>
          <table:table-cell table:style-name="ce25"/>
          <table:table-cell table:style-name="ce21" table:formula="of:=SUM([.G36];[.I35]-[.H3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REFORMA LOJ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37];[.I36]-[.H3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ONTADOR</text:p>
          </table:table-cell>
          <table:table-cell table:style-name="ce25"/>
          <table:table-cell table:style-name="ce25" office:value-type="float" office:value="80" calcext:value-type="float">
            <text:p>R$ 80,00</text:p>
          </table:table-cell>
          <table:table-cell table:style-name="ce21" table:formula="of:=SUM([.G38];[.I37]-[.H3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39];[.I38]-[.H3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9.75" calcext:value-type="float">
            <text:p>379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9.75" calcext:value-type="float">
            <text:p>R$ 379,75</text:p>
          </table:table-cell>
          <table:table-cell table:style-name="ce25"/>
          <table:table-cell table:style-name="ce21" table:formula="of:=SUM([.G40];[.I39]-[.H4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65" calcext:value-type="float">
            <text:p>6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65" calcext:value-type="float">
            <text:p>R$ 65,00</text:p>
          </table:table-cell>
          <table:table-cell table:style-name="ce21" table:formula="of:=SUM([.G41];[.I40]-[.H4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85" calcext:value-type="float">
            <text:p>85,00</text:p>
          </table:table-cell>
          <table:table-cell table:style-name="ce6" table:content-validation-name="val1" office:value-type="string" calcext:value-type="string">
            <text:p>ACESSÓRIOS <text:s/>CARMEM </text:p>
          </table:table-cell>
          <table:table-cell table:style-name="ce25"/>
          <table:table-cell table:style-name="ce25" office:value-type="float" office:value="85" calcext:value-type="float">
            <text:p>R$ 85,00</text:p>
          </table:table-cell>
          <table:table-cell table:style-name="ce21" table:formula="of:=SUM([.G42];[.I41]-[.H4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43];[.I42]-[.H4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05.05" calcext:value-type="float">
            <text:p>60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05.05" calcext:value-type="float">
            <text:p>R$ 605,05</text:p>
          </table:table-cell>
          <table:table-cell table:style-name="ce25"/>
          <table:table-cell table:style-name="ce21" table:formula="of:=SUM([.G44];[.I43]-[.H4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130" calcext:value-type="float">
            <text:p>130,00</text:p>
          </table:table-cell>
          <table:table-cell table:style-name="ce6" table:content-validation-name="val1" office:value-type="string" calcext:value-type="string">
            <text:p>TOK BOTANICO</text:p>
          </table:table-cell>
          <table:table-cell table:style-name="ce25"/>
          <table:table-cell table:style-name="ce25" office:value-type="float" office:value="130" calcext:value-type="float">
            <text:p>R$ 130,00</text:p>
          </table:table-cell>
          <table:table-cell table:style-name="ce21" table:formula="of:=SUM([.G45];[.I44]-[.H4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4.9" calcext:value-type="float">
            <text:p>424,9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4.9" calcext:value-type="float">
            <text:p>R$ 424,90</text:p>
          </table:table-cell>
          <table:table-cell table:style-name="ce21" table:formula="of:=SUM([.G46];[.I45]-[.H4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06.35" calcext:value-type="float">
            <text:p>406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06.35" calcext:value-type="float">
            <text:p>R$ 406,35</text:p>
          </table:table-cell>
          <table:table-cell table:style-name="ce25"/>
          <table:table-cell table:style-name="ce21" table:formula="of:=SUM([.G47];[.I46]-[.H4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48];[.I47]-[.H4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49];[.I48]-[.H4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0];[.I49]-[.H5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3" calcext:value-type="float">
            <text:p>353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3" calcext:value-type="float">
            <text:p>R$ 353,00</text:p>
          </table:table-cell>
          <table:table-cell table:style-name="ce25"/>
          <table:table-cell table:style-name="ce21" table:formula="of:=SUM([.G51];[.I50]-[.H5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2];[.I51]-[.H5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53];[.I52]-[.H5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54];[.I53]-[.H5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1.75" calcext:value-type="float">
            <text:p>28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1.75" calcext:value-type="float">
            <text:p>R$ 281,75</text:p>
          </table:table-cell>
          <table:table-cell table:style-name="ce25"/>
          <table:table-cell table:style-name="ce21" table:formula="of:=SUM([.G55];[.I54]-[.H5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56];[.I55]-[.H5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7];[.I56]-[.H5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/>
          <table:table-cell table:style-name="ce15" office:value-type="float" office:value="39" calcext:value-type="float">
            <text:p>39,00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58];[.I57]-[.H5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79.8" calcext:value-type="float">
            <text:p>379,8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9.8" calcext:value-type="float">
            <text:p>R$ 379,80</text:p>
          </table:table-cell>
          <table:table-cell table:style-name="ce21" table:formula="of:=SUM([.G59];[.I58]-[.H5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1.5" calcext:value-type="float">
            <text:p>241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1.5" calcext:value-type="float">
            <text:p>R$ 241,50</text:p>
          </table:table-cell>
          <table:table-cell table:style-name="ce21" table:formula="of:=SUM([.G60];[.I59]-[.H6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0" calcext:value-type="float">
            <text:p>270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0" calcext:value-type="float">
            <text:p>R$ 270,00</text:p>
          </table:table-cell>
          <table:table-cell table:style-name="ce25"/>
          <table:table-cell table:style-name="ce21" table:formula="of:=SUM([.G61];[.I60]-[.H6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2];[.I61]-[.H6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.4" calcext:value-type="float">
            <text:p>200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.4" calcext:value-type="float">
            <text:p>R$ 200,40</text:p>
          </table:table-cell>
          <table:table-cell table:style-name="ce21" table:formula="of:=SUM([.G63];[.I62]-[.H6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6.85" calcext:value-type="float">
            <text:p>316,8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6.85" calcext:value-type="float">
            <text:p>R$ 316,85</text:p>
          </table:table-cell>
          <table:table-cell table:style-name="ce21" table:formula="of:=SUM([.G64];[.I63]-[.H6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6.75" calcext:value-type="float">
            <text:p>266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6.75" calcext:value-type="float">
            <text:p>R$ 266,75</text:p>
          </table:table-cell>
          <table:table-cell table:style-name="ce25"/>
          <table:table-cell table:style-name="ce21" table:formula="of:=SUM([.G65];[.I64]-[.H6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6];[.I65]-[.H6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67];[.I66]-[.H6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7.5" calcext:value-type="float">
            <text:p>427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7.5" calcext:value-type="float">
            <text:p>R$ 427,50</text:p>
          </table:table-cell>
          <table:table-cell table:style-name="ce25"/>
          <table:table-cell table:style-name="ce21" table:formula="of:=SUM([.G68];[.I67]-[.H6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39.8" calcext:value-type="float">
            <text:p>439,8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39.8" calcext:value-type="float">
            <text:p>R$ 439,80</text:p>
          </table:table-cell>
          <table:table-cell table:style-name="ce21" table:formula="of:=SUM([.G69];[.I68]-[.H6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5.05" calcext:value-type="float">
            <text:p>42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5.05" calcext:value-type="float">
            <text:p>R$ 425,05</text:p>
          </table:table-cell>
          <table:table-cell table:style-name="ce25"/>
          <table:table-cell table:style-name="ce21" table:formula="of:=SUM([.G70];[.I69]-[.H7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1];[.I70]-[.H7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2];[.I71]-[.H7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3];[.I72]-[.H7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4];[.I73]-[.H7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6" calcext:value-type="float">
            <text:p>16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6" calcext:value-type="float">
            <text:p>R$ 16,00</text:p>
          </table:table-cell>
          <table:table-cell table:style-name="ce21" table:formula="of:=SUM([.G75];[.I74]-[.H7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76];[.I75]-[.H7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5" calcext:value-type="float">
            <text:p>46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5" calcext:value-type="float">
            <text:p>R$ 465,00</text:p>
          </table:table-cell>
          <table:table-cell table:style-name="ce25"/>
          <table:table-cell table:style-name="ce21" table:formula="of:=SUM([.G77];[.I76]-[.H7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8];[.I77]-[.H7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93.45" calcext:value-type="float">
            <text:p>93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3.45" calcext:value-type="float">
            <text:p>R$ 93,45</text:p>
          </table:table-cell>
          <table:table-cell table:style-name="ce25"/>
          <table:table-cell table:style-name="ce21" table:formula="of:=SUM([.G79];[.I78]-[.H7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10" calcext:value-type="float">
            <text:p>R$ 110,00</text:p>
          </table:table-cell>
          <table:table-cell table:style-name="ce21" table:formula="of:=SUM([.G80];[.I79]-[.H8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9.3" calcext:value-type="float">
            <text:p>189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9.3" calcext:value-type="float">
            <text:p>R$ 189,30</text:p>
          </table:table-cell>
          <table:table-cell table:style-name="ce25"/>
          <table:table-cell table:style-name="ce21" table:formula="of:=SUM([.G81];[.I80]-[.H8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600" calcext:value-type="float">
            <text:p>6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600" calcext:value-type="float">
            <text:p>R$ 600,00</text:p>
          </table:table-cell>
          <table:table-cell table:style-name="ce21" table:formula="of:=SUM([.G82];[.I81]-[.H8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83];[.I82]-[.H8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5.05" calcext:value-type="float">
            <text:p>23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5.05" calcext:value-type="float">
            <text:p>R$ 235,05</text:p>
          </table:table-cell>
          <table:table-cell table:style-name="ce25"/>
          <table:table-cell table:style-name="ce21" table:formula="of:=SUM([.G84];[.I83]-[.H8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5];[.I84]-[.H8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3" calcext:value-type="float">
            <text:p>23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3" calcext:value-type="float">
            <text:p>R$ 23,00</text:p>
          </table:table-cell>
          <table:table-cell table:style-name="ce21" table:formula="of:=SUM([.G86];[.I85]-[.H8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4" calcext:value-type="date">
            <text:p>24/03/16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87];[.I86]-[.H8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88];[.I87]-[.H8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4" calcext:value-type="float">
            <text:p>499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4" calcext:value-type="float">
            <text:p>R$ 499,40</text:p>
          </table:table-cell>
          <table:table-cell table:style-name="ce25"/>
          <table:table-cell table:style-name="ce21" table:formula="of:=SUM([.G89];[.I88]-[.H8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41" calcext:value-type="float">
            <text:p>4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43" calcext:value-type="float">
            <text:p>43,00</text:p>
          </table:table-cell>
          <table:table-cell table:style-name="ce6" table:content-validation-name="val1" office:value-type="string" calcext:value-type="string">
            <text:p>ACESSÓRIOS CARLA</text:p>
          </table:table-cell>
          <table:table-cell table:style-name="ce25"/>
          <table:table-cell table:style-name="ce25" office:value-type="float" office:value="43" calcext:value-type="float">
            <text:p>R$ 43,00</text:p>
          </table:table-cell>
          <table:table-cell table:style-name="ce21" table:formula="of:=SUM([.G90];[.I89]-[.H9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1];[.I90]-[.H9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2];[.I91]-[.H9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32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REFORMA <text:s/>LOJA </text:p>
          </table:table-cell>
          <table:table-cell table:style-name="ce36"/>
          <table:table-cell table:style-name="ce36" office:value-type="float" office:value="50" calcext:value-type="float">
            <text:p>R$ 50,00</text:p>
          </table:table-cell>
          <table:table-cell table:style-name="ce38" table:formula="of:=SUM([.G93];[.I92]-[.H9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463.35" calcext:value-type="float">
            <text:p>463,3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463.35" calcext:value-type="float">
            <text:p>463,35</text:p>
          </table:table-cell>
          <table:table-cell table:style-name="ce28"/>
          <table:table-cell table:style-name="ce38" table:formula="of:=SUM([.G94];[.I93]-[.H9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250" calcext:value-type="float">
            <text:p>25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38" table:formula="of:=SUM([.G95];[.I94]-[.H9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office:value-type="string" calcext:value-type="string">
            <text:p>REFORMA</text:p>
          </table:table-cell>
          <table:table-cell table:style-name="ce58" office:value-type="float" office:value="20" calcext:value-type="float">
            <text:p>20,00</text:p>
          </table:table-cell>
          <table:table-cell table:style-name="ce31" table:content-validation-name="val1" office:value-type="string" calcext:value-type="string">
            <text:p>REFORMA LOJA 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38" table:formula="of:=SUM([.G96];[.I95]-[.H9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0" calcext:value-type="float">
            <text:p>20</text:p>
          </table:table-cell>
          <table:table-cell/>
          <table:table-cell table:style-name="ce58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LIMPEZA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table:formula="of:=SUM([.G97];[.I96]-[.H9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80" calcext:value-type="float">
            <text:p>8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38" table:formula="of:=SUM([.G98];[.I97]-[.H9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58" office:value-type="float" office:value="15" calcext:value-type="float">
            <text:p>15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38" table:formula="of:=SUM([.G99];[.I98]-[.H9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/>
          <table:table-cell table:style-name="ce58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PROLABORE NATI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table:formula="of:=SUM([.G100];[.I99]-[.H10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237.8" calcext:value-type="float">
            <text:p>237,80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237.8" calcext:value-type="float">
            <text:p>237,8</text:p>
          </table:table-cell>
          <table:table-cell table:style-name="ce28"/>
          <table:table-cell table:style-name="ce38" table:formula="of:=SUM([.G101];[.I100]-[.H10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40" office:value-type="float" office:value="12" calcext:value-type="float">
            <text:p>12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 table:style-name="ce58" office:value-type="float" office:value="210" calcext:value-type="float">
            <text:p>210,00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 table:style-name="ce28"/>
          <table:table-cell table:style-name="ce28" office:value-type="float" office:value="210" calcext:value-type="float">
            <text:p>210</text:p>
          </table:table-cell>
          <table:table-cell table:style-name="ce38" table:formula="of:=SUM([.G102];[.I101]-[.H10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58" office:value-type="float" office:value="26" calcext:value-type="float">
            <text:p>26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38" table:formula="of:=SUM([.G103];[.I102]-[.H10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30" calcext:value-type="float">
            <text:p>3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38" table:formula="of:=SUM([.G104];[.I103]-[.H10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42" calcext:value-type="float">
            <text:p>42</text:p>
          </table:table-cell>
          <table:table-cell/>
          <table:table-cell table:style-name="ce58" office:value-type="float" office:value="130" calcext:value-type="float">
            <text:p>130,00</text:p>
          </table:table-cell>
          <table:table-cell table:style-name="ce31" table:content-validation-name="val1" office:value-type="string" calcext:value-type="string">
            <text:p>Vigilancia Sanitaria</text:p>
          </table:table-cell>
          <table:table-cell table:style-name="ce28"/>
          <table:table-cell table:style-name="ce28" office:value-type="float" office:value="130" calcext:value-type="float">
            <text:p>130</text:p>
          </table:table-cell>
          <table:table-cell table:style-name="ce38" table:formula="of:=SUM([.G105];[.I104]-[.H10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381.45" calcext:value-type="float">
            <text:p>381,4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381.45" calcext:value-type="float">
            <text:p>381,45</text:p>
          </table:table-cell>
          <table:table-cell table:style-name="ce28"/>
          <table:table-cell table:style-name="ce38" table:formula="of:=SUM([.G106];[.I105]-[.H10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/>
          <table:table-cell table:style-name="ce58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GASOLINA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38" table:formula="of:=SUM([.G107];[.I106]-[.H10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35" calcext:value-type="float">
            <text:p>35</text:p>
          </table:table-cell>
          <table:table-cell/>
          <table:table-cell table:style-name="ce58" office:value-type="float" office:value="62" calcext:value-type="float">
            <text:p>62,00</text:p>
          </table:table-cell>
          <table:table-cell table:style-name="ce31" table:content-validation-name="val1" office:value-type="string" calcext:value-type="string">
            <text:p>MAX BLOND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38" table:formula="of:=SUM([.G108];[.I107]-[.H10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9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9"/>
          <table:table-cell table:style-name="ce29" office:value-type="float" office:value="50" calcext:value-type="float">
            <text:p>50</text:p>
          </table:table-cell>
          <table:table-cell table:style-name="ce38" table:formula="of:=SUM([.G109];[.I108]-[.H109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60" office:value-type="float" office:value="312.65" calcext:value-type="float">
            <text:p>312,6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30" office:value-type="float" office:value="312.65" calcext:value-type="float">
            <text:p>312,65</text:p>
          </table:table-cell>
          <table:table-cell table:style-name="ce30"/>
          <table:table-cell table:style-name="ce38" table:formula="of:=SUM([.G110];[.I109]-[.H110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3" calcext:value-type="float">
            <text:p>13</text:p>
          </table:table-cell>
          <table:table-cell/>
          <table:table-cell table:style-name="ce60" office:value-type="float" office:value="307.1" calcext:value-type="float">
            <text:p>307,10</text:p>
          </table:table-cell>
          <table:table-cell table:style-name="ce31" table:content-validation-name="val1" office:value-type="string" calcext:value-type="string">
            <text:p>REAL</text:p>
          </table:table-cell>
          <table:table-cell table:style-name="ce30"/>
          <table:table-cell table:style-name="ce30" office:value-type="float" office:value="307.1" calcext:value-type="float">
            <text:p>307,1</text:p>
          </table:table-cell>
          <table:table-cell table:style-name="ce38" table:formula="of:=SUM([.G111];[.I110]-[.H111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office:value-type="string" calcext:value-type="string">
            <text:p>VITRINE</text:p>
          </table:table-cell>
          <table:table-cell table:style-name="ce60" office:value-type="float" office:value="400" calcext:value-type="float">
            <text:p>400,00</text:p>
          </table:table-cell>
          <table:table-cell table:style-name="ce31" table:content-validation-name="val1" office:value-type="string" calcext:value-type="string">
            <text:p>VITRINE <text:s/>LOJA </text:p>
          </table:table-cell>
          <table:table-cell table:style-name="ce30"/>
          <table:table-cell table:style-name="ce30" office:value-type="float" office:value="400" calcext:value-type="float">
            <text:p>400</text:p>
          </table:table-cell>
          <table:table-cell table:style-name="ce38" table:formula="of:=SUM([.G112];[.I111]-[.H112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60" office:value-type="float" office:value="362.15" calcext:value-type="float">
            <text:p>362,1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30" office:value-type="float" office:value="362.15" calcext:value-type="float">
            <text:p>362,15</text:p>
          </table:table-cell>
          <table:table-cell table:style-name="ce30"/>
          <table:table-cell table:style-name="ce38" table:formula="of:=SUM([.G113];[.I112]-[.H113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60" office:value-type="float" office:value="90" calcext:value-type="float">
            <text:p>9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8" table:formula="of:=SUM([.G114];[.I113]-[.H114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style-name="ce31" table:content-validation-name="val1"/>
          <table:table-cell/>
          <table:table-cell table:style-name="ce60"/>
          <table:table-cell table:style-name="ce31" table:content-validation-name="val1"/>
          <table:table-cell table:style-name="ce30" table:number-columns-repeated="2"/>
          <table:table-cell table:style-name="ce38" table:formula="of:=SUM([.G115];[.I114]-[.H115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60"/>
          <table:table-cell table:style-name="ce31" table:content-validation-name="val1"/>
          <table:table-cell table:style-name="ce30" table:number-columns-repeated="2"/>
          <table:table-cell table:style-name="ce38" table:formula="of:=SUM([.G116];[.I115]-[.H116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61"/>
          <table:table-cell table:style-name="ce31" table:content-validation-name="val1"/>
          <table:table-cell table:style-name="ce62" table:number-columns-repeated="2"/>
          <table:table-cell table:style-name="ce38" table:formula="of:=SUM([.G117];[.I116]-[.H117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60"/>
          <table:table-cell table:style-name="ce6" table:content-validation-name="val1"/>
          <table:table-cell table:style-name="ce30" table:number-columns-repeated="2"/>
          <table:table-cell table:style-name="ce21" table:formula="of:=SUM([.G118];[.I117]-[.H118]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 table:number-rows-repeated="1048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BR-16" table:style-name="ta13">
        <office:forms form:automatic-focus="false" form:apply-design-mode="false"/>
        <table:table-column table:style-name="co14" table:default-cell-style-name="Default"/>
        <table:table-column table:style-name="co32" table:default-cell-style-name="ce45"/>
        <table:table-column table:style-name="co54" table:default-cell-style-name="Default"/>
        <table:table-column table:style-name="co6" table:default-cell-style-name="Default"/>
        <table:table-column table:style-name="co58" table:default-cell-style-name="ce10"/>
        <table:table-column table:style-name="co59" table:default-cell-style-name="Default"/>
        <table:table-column table:style-name="co58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14" table:number-columns-repeated="1015" table:default-cell-style-name="Default"/>
        <table:table-row table:style-name="ro4">
          <table:table-cell table:number-columns-repeated="4"/>
          <table:table-cell table:style-name="ce1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879" calcext:value-type="float">
            <text:p>R$ 87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829" calcext:value-type="float">
            <text:p>R$ 82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8];[.I7]-[.H8])" office:value-type="float" office:value="779" calcext:value-type="float">
            <text:p>R$ 77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2" calcext:value-type="float">
            <text:p>277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7.2" calcext:value-type="float">
            <text:p>R$ 277,20</text:p>
          </table:table-cell>
          <table:table-cell table:style-name="ce25"/>
          <table:table-cell table:style-name="ce21" table:formula="of:=SUM([.G9];[.I8]-[.H9])" office:value-type="float" office:value="1056.2" calcext:value-type="float">
            <text:p>R$ 1.05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0];[.I9]-[.H10])" office:value-type="float" office:value="1026.2" calcext:value-type="float">
            <text:p>R$ 1.02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1];[.I10]-[.H11])" office:value-type="float" office:value="996.2" calcext:value-type="float">
            <text:p>R$ 99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1.55" calcext:value-type="float">
            <text:p>451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1.55" calcext:value-type="float">
            <text:p>R$ 451,55</text:p>
          </table:table-cell>
          <table:table-cell table:style-name="ce25"/>
          <table:table-cell table:style-name="ce21" table:formula="of:=SUM([.G12];[.I11]-[.H12])" office:value-type="float" office:value="1447.75" calcext:value-type="float">
            <text:p>R$ 1.447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1397.75" calcext:value-type="float">
            <text:p>R$ 1.397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145" calcext:value-type="float">
            <text:p>145,00</text:p>
          </table:table-cell>
          <table:table-cell table:style-name="ce6" table:content-validation-name="val1" office:value-type="string" calcext:value-type="string">
            <text:p>TOK BOTHANICO </text:p>
          </table:table-cell>
          <table:table-cell table:style-name="ce25"/>
          <table:table-cell table:style-name="ce25" office:value-type="float" office:value="145" calcext:value-type="float">
            <text:p>R$ 145,00</text:p>
          </table:table-cell>
          <table:table-cell table:style-name="ce21" table:formula="of:=SUM([.G14];[.I13]-[.H14])" office:value-type="float" office:value="1252.75" calcext:value-type="float">
            <text:p>R$ 1.252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5];[.I14]-[.H15])" office:value-type="float" office:value="1237.75" calcext:value-type="float">
            <text:p>R$ 1.237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1.35" calcext:value-type="float">
            <text:p>251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1.35" calcext:value-type="float">
            <text:p>R$ 251,35</text:p>
          </table:table-cell>
          <table:table-cell table:style-name="ce25"/>
          <table:table-cell table:style-name="ce21" table:formula="of:=SUM([.G16];[.I15]-[.H16])" office:value-type="float" office:value="1489.1" calcext:value-type="float">
            <text:p>R$ 1.48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4" table:content-validation-name="val1" office:value-type="string" calcext:value-type="string">
            <text:p>ACESSÓRIOS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ACESSÓRIOS CARMEM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17];[.I16]-[.H17])" office:value-type="float" office:value="1339.1" calcext:value-type="float">
            <text:p>R$ 1.33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8];[.I17]-[.H18])" office:value-type="float" office:value="1324.1" calcext:value-type="float">
            <text:p>R$ 1.324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9];[.I18]-[.H19])" office:value-type="float" office:value="1304.1" calcext:value-type="float">
            <text:p>R$ 1.304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55" calcext:value-type="float">
            <text:p>55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55" calcext:value-type="float">
            <text:p>R$ 55,00</text:p>
          </table:table-cell>
          <table:table-cell table:style-name="ce21" table:formula="of:=SUM([.G20];[.I19]-[.H20])" office:value-type="float" office:value="1249.1" calcext:value-type="float">
            <text:p>R$ 1.24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1];[.I20]-[.H21])" office:value-type="float" office:value="1239.1" calcext:value-type="float">
            <text:p>R$ 1.23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" calcext:value-type="float">
            <text:p>R$ 15,00</text:p>
          </table:table-cell>
          <table:table-cell table:style-name="ce21" table:formula="of:=SUM([.G22];[.I21]-[.H22])" office:value-type="float" office:value="1224.1" calcext:value-type="float">
            <text:p>R$ 1.224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8" calcext:value-type="float">
            <text:p>438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8" calcext:value-type="float">
            <text:p>R$ 438,00</text:p>
          </table:table-cell>
          <table:table-cell table:style-name="ce25"/>
          <table:table-cell table:style-name="ce21" table:formula="of:=SUM([.G23];[.I22]-[.H23])" office:value-type="float" office:value="1662.1" calcext:value-type="float">
            <text:p>R$ 1.66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24];[.I23]-[.H24])" office:value-type="float" office:value="1642.1" calcext:value-type="float">
            <text:p>R$ 1.64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1.55" calcext:value-type="float">
            <text:p>421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1.55" calcext:value-type="float">
            <text:p>R$ 421,55</text:p>
          </table:table-cell>
          <table:table-cell table:style-name="ce25"/>
          <table:table-cell table:style-name="ce21" table:formula="of:=SUM([.G25];[.I24]-[.H25])" office:value-type="float" office:value="2063.65" calcext:value-type="float">
            <text:p>R$ 2.063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49.9" calcext:value-type="float">
            <text:p>349,9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49.9" calcext:value-type="float">
            <text:p>R$ 349,90</text:p>
          </table:table-cell>
          <table:table-cell table:style-name="ce21" table:formula="of:=SUM([.G26];[.I25]-[.H26])" office:value-type="float" office:value="1713.75" calcext:value-type="float">
            <text:p>R$ 1.71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ftalmo</text:p>
          </table:table-cell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 OFTALMO</text:p>
          </table:table-cell>
          <table:table-cell table:style-name="ce25"/>
          <table:table-cell table:style-name="ce41" office:value-type="float" office:value="250" calcext:value-type="float">
            <text:p>R$ 250,00</text:p>
          </table:table-cell>
          <table:table-cell table:style-name="ce21" table:formula="of:=SUM([.G27];[.I26]-[.H27])" office:value-type="float" office:value="1463.75" calcext:value-type="float">
            <text:p>R$ 1.46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sses bus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 PASSES ONIBU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8];[.I27]-[.H28])" office:value-type="float" office:value="1433.75" calcext:value-type="float">
            <text:p>R$ 1.43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9];[.I28]-[.H29])" office:value-type="float" office:value="1428.75" calcext:value-type="float">
            <text:p>R$ 1.42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30];[.I29]-[.H30])" office:value-type="float" office:value="1418.75" calcext:value-type="float">
            <text:p>R$ 1.41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1];[.I30]-[.H31])" office:value-type="float" office:value="1368.75" calcext:value-type="float">
            <text:p>R$ 1.36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550" calcext:value-type="float">
            <text:p>550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550" calcext:value-type="float">
            <text:p>R$ 550,00</text:p>
          </table:table-cell>
          <table:table-cell table:style-name="ce21" table:formula="of:=SUM([.G32];[.I31]-[.H32])" office:value-type="float" office:value="818.75" calcext:value-type="float">
            <text:p>R$ 81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818.75" calcext:value-type="float">
            <text:p>R$ 81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2" calcext:value-type="float">
            <text:p>312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2" calcext:value-type="float">
            <text:p>R$ 312,00</text:p>
          </table:table-cell>
          <table:table-cell table:style-name="ce25"/>
          <table:table-cell table:style-name="ce21" table:formula="of:=SUM([.G34];[.I33]-[.H34])" office:value-type="float" office:value="1130.75" calcext:value-type="float">
            <text:p>R$ 1.130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35];[.I34]-[.H35])" office:value-type="float" office:value="1120.75" calcext:value-type="float">
            <text:p>R$ 1.120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71" calcext:value-type="float">
            <text:p>471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71" calcext:value-type="float">
            <text:p>R$ 471,00</text:p>
          </table:table-cell>
          <table:table-cell table:style-name="ce25"/>
          <table:table-cell table:style-name="ce21" table:formula="of:=SUM([.G36];[.I35]-[.H36])" office:value-type="float" office:value="1591.75" calcext:value-type="float">
            <text:p>R$ 1.591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37];[.I36]-[.H37])" office:value-type="float" office:value="1561.75" calcext:value-type="float">
            <text:p>R$ 1.561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511.75" calcext:value-type="float">
            <text:p>R$ 1.511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39];[.I38]-[.H39])" office:value-type="float" office:value="1496.75" calcext:value-type="float">
            <text:p>R$ 1.496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" calcext:value-type="float">
            <text:p>R$ 10,00</text:p>
          </table:table-cell>
          <table:table-cell table:style-name="ce21" table:formula="of:=SUM([.G40];[.I39]-[.H40])" office:value-type="float" office:value="1486.75" calcext:value-type="float">
            <text:p>R$ 1.486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51.2" calcext:value-type="float">
            <text:p>55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2" calcext:value-type="float">
            <text:p>R$ 551,20</text:p>
          </table:table-cell>
          <table:table-cell table:style-name="ce25"/>
          <table:table-cell table:style-name="ce21" table:formula="of:=SUM([.G41];[.I40]-[.H41])" office:value-type="float" office:value="2037.95" calcext:value-type="float">
            <text:p>R$ 2.03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2];[.I41]-[.H42])" office:value-type="float" office:value="2022.95" calcext:value-type="float">
            <text:p>R$ 2.022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MANUTENCAO LOJA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3];[.I42]-[.H43])" office:value-type="float" office:value="2007.95" calcext:value-type="float">
            <text:p>R$ 2.00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8.55" calcext:value-type="float">
            <text:p>35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8.55" calcext:value-type="float">
            <text:p>R$ 358,55</text:p>
          </table:table-cell>
          <table:table-cell table:style-name="ce25"/>
          <table:table-cell table:style-name="ce21" table:formula="of:=SUM([.G44];[.I43]-[.H44])" office:value-type="float" office:value="2366.5" calcext:value-type="float">
            <text:p>R$ 2.366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69.5" calcext:value-type="float">
            <text:p>269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69.5" calcext:value-type="float">
            <text:p>R$ 269,50</text:p>
          </table:table-cell>
          <table:table-cell table:style-name="ce21" table:formula="of:=SUM([.G45];[.I44]-[.H45])" office:value-type="float" office:value="2097" calcext:value-type="float">
            <text:p>R$ 2.097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4.9" calcext:value-type="float">
            <text:p>424,9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4.9" calcext:value-type="float">
            <text:p>R$ 424,90</text:p>
          </table:table-cell>
          <table:table-cell table:style-name="ce21" table:formula="of:=SUM([.G46];[.I45]-[.H46])" office:value-type="float" office:value="1672.1" calcext:value-type="float">
            <text:p>R$ 1.67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600" calcext:value-type="float">
            <text:p>6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600" calcext:value-type="float">
            <text:p>R$ 600,00</text:p>
          </table:table-cell>
          <table:table-cell table:style-name="ce21" table:formula="of:=SUM([.G47];[.I46]-[.H47])" office:value-type="float" office:value="1072.1" calcext:value-type="float">
            <text:p>R$ 1.07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0" calcext:value-type="float">
            <text:p>R$ 40,00</text:p>
          </table:table-cell>
          <table:table-cell table:style-name="ce21" table:formula="of:=SUM([.G48];[.I47]-[.H48])" office:value-type="float" office:value="1032.1" calcext:value-type="float">
            <text:p>R$ 1.03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4.1" calcext:value-type="float">
            <text:p>374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4.1" calcext:value-type="float">
            <text:p>R$ 374,10</text:p>
          </table:table-cell>
          <table:table-cell table:style-name="ce25"/>
          <table:table-cell table:style-name="ce21" table:formula="of:=SUM([.G49];[.I48]-[.H49])" office:value-type="float" office:value="1406.2" calcext:value-type="float">
            <text:p>R$ 1.40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50];[.I49]-[.H50])" office:value-type="float" office:value="1050.2" calcext:value-type="float">
            <text:p>R$ 1.050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70" calcext:value-type="float">
            <text:p>R$ 70,00</text:p>
          </table:table-cell>
          <table:table-cell table:style-name="ce21" table:formula="of:=SUM([.G51];[.I50]-[.H51])" office:value-type="float" office:value="980.2" calcext:value-type="float">
            <text:p>R$ 980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6" calcext:value-type="float">
            <text:p>26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6" calcext:value-type="float">
            <text:p>R$ 26,00</text:p>
          </table:table-cell>
          <table:table-cell table:style-name="ce21" table:formula="of:=SUM([.G52];[.I51]-[.H52])" office:value-type="float" office:value="954.2" calcext:value-type="float">
            <text:p>R$ 954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3.95" calcext:value-type="float">
            <text:p>323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3.95" calcext:value-type="float">
            <text:p>R$ 323,95</text:p>
          </table:table-cell>
          <table:table-cell table:style-name="ce25"/>
          <table:table-cell table:style-name="ce21" table:formula="of:=SUM([.G53];[.I52]-[.H53])" office:value-type="float" office:value="1278.15" calcext:value-type="float">
            <text:p>R$ 1.27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80" calcext:value-type="float">
            <text:p>380,0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80" calcext:value-type="float">
            <text:p>R$ 380,00</text:p>
          </table:table-cell>
          <table:table-cell table:style-name="ce21" table:formula="of:=SUM([.G54];[.I53]-[.H54])" office:value-type="float" office:value="898.15" calcext:value-type="float">
            <text:p>R$ 89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5];[.I54]-[.H55])" office:value-type="float" office:value="848.15" calcext:value-type="float">
            <text:p>R$ 84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56];[.I55]-[.H56])" office:value-type="float" office:value="828.15" calcext:value-type="float">
            <text:p>R$ 82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238" calcext:value-type="float">
            <text:p>23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238" calcext:value-type="float">
            <text:p>R$ 238,00</text:p>
          </table:table-cell>
          <table:table-cell table:style-name="ce21" table:formula="of:=SUM([.G57];[.I56]-[.H57])" office:value-type="float" office:value="590.15" calcext:value-type="float">
            <text:p>R$ 59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0.2" calcext:value-type="float">
            <text:p>35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0.2" calcext:value-type="float">
            <text:p>R$ 350,20</text:p>
          </table:table-cell>
          <table:table-cell table:style-name="ce25"/>
          <table:table-cell table:style-name="ce21" table:formula="of:=SUM([.G58];[.I57]-[.H58])" office:value-type="float" office:value="940.35" calcext:value-type="float">
            <text:p>R$ 94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40" office:value-type="float" office:value="43" calcext:value-type="float">
            <text:p>43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9];[.I58]-[.H59])" office:value-type="float" office:value="890.35" calcext:value-type="float">
            <text:p>R$ 89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70" calcext:value-type="float">
            <text:p>R$ 70,00</text:p>
          </table:table-cell>
          <table:table-cell table:style-name="ce21" table:formula="of:=SUM([.G60];[.I59]-[.H60])" office:value-type="float" office:value="820.35" calcext:value-type="float">
            <text:p>R$ 82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1];[.I60]-[.H61])" office:value-type="float" office:value="810.35" calcext:value-type="float">
            <text:p>R$ 81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6.85" calcext:value-type="float">
            <text:p>416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6.85" calcext:value-type="float">
            <text:p>R$ 416,85</text:p>
          </table:table-cell>
          <table:table-cell table:style-name="ce25"/>
          <table:table-cell table:style-name="ce21" table:formula="of:=SUM([.G62];[.I61]-[.H62])" office:value-type="float" office:value="1227.2" calcext:value-type="float">
            <text:p>R$ 1.227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3];[.I62]-[.H63])" office:value-type="float" office:value="1212.2" calcext:value-type="float">
            <text:p>R$ 1.21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0" calcext:value-type="float">
            <text:p>R$ 60,00</text:p>
          </table:table-cell>
          <table:table-cell table:style-name="ce21" table:formula="of:=SUM([.G64];[.I63]-[.H64])" office:value-type="float" office:value="1152.2" calcext:value-type="float">
            <text:p>R$ 1.15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20" calcext:value-type="float">
            <text:p>520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20" calcext:value-type="float">
            <text:p>R$ 520,00</text:p>
          </table:table-cell>
          <table:table-cell table:style-name="ce25"/>
          <table:table-cell table:style-name="ce21" table:formula="of:=SUM([.G65];[.I64]-[.H65])" office:value-type="float" office:value="1672.2" calcext:value-type="float">
            <text:p>R$ 1.67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39.8" calcext:value-type="float">
            <text:p>439,8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39.8" calcext:value-type="float">
            <text:p>R$ 439,80</text:p>
          </table:table-cell>
          <table:table-cell table:style-name="ce21" table:formula="of:=SUM([.G66];[.I65]-[.H66])" office:value-type="float" office:value="1232.4" calcext:value-type="float">
            <text:p>R$ 1.232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1.45" calcext:value-type="float">
            <text:p>161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1.45" calcext:value-type="float">
            <text:p>R$ 161,45</text:p>
          </table:table-cell>
          <table:table-cell table:style-name="ce25"/>
          <table:table-cell table:style-name="ce21" table:formula="of:=SUM([.G67];[.I66]-[.H67])" office:value-type="float" office:value="1393.85" calcext:value-type="float">
            <text:p>R$ 1.39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8];[.I67]-[.H68])" office:value-type="float" office:value="1383.85" calcext:value-type="float">
            <text:p>R$ 1.38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69];[.I68]-[.H69])" office:value-type="float" office:value="1363.85" calcext:value-type="float">
            <text:p>R$ 1.36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0];[.I69]-[.H70])" office:value-type="float" office:value="1313.85" calcext:value-type="float">
            <text:p>R$ 1.31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1];[.I70]-[.H71])" office:value-type="float" office:value="1293.85" calcext:value-type="float">
            <text:p>R$ 1.29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72];[.I71]-[.H72])" office:value-type="float" office:value="1093.85" calcext:value-type="float">
            <text:p>R$ 1.09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1.2" calcext:value-type="float">
            <text:p>33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1.2" calcext:value-type="float">
            <text:p>R$ 331,20</text:p>
          </table:table-cell>
          <table:table-cell table:style-name="ce25"/>
          <table:table-cell table:style-name="ce21" table:formula="of:=SUM([.G73];[.I72]-[.H73])" office:value-type="float" office:value="1425.05" calcext:value-type="float">
            <text:p>R$ 1.42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43.9" calcext:value-type="float">
            <text:p>443,9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43.9" calcext:value-type="float">
            <text:p>R$ 443,90</text:p>
          </table:table-cell>
          <table:table-cell table:style-name="ce21" table:formula="of:=SUM([.G74];[.I73]-[.H74])" office:value-type="float" office:value="981.15" calcext:value-type="float">
            <text:p>R$ 981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5];[.I74]-[.H75])" office:value-type="float" office:value="971.15" calcext:value-type="float">
            <text:p>R$ 971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2.1" calcext:value-type="float">
            <text:p>332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2.1" calcext:value-type="float">
            <text:p>R$ 332,10</text:p>
          </table:table-cell>
          <table:table-cell table:style-name="ce25"/>
          <table:table-cell table:style-name="ce21" table:formula="of:=SUM([.G76];[.I75]-[.H76])" office:value-type="float" office:value="1303.25" calcext:value-type="float">
            <text:p>R$ 1.303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49.9" calcext:value-type="float">
            <text:p>349,9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49.9" calcext:value-type="float">
            <text:p>R$ 349,90</text:p>
          </table:table-cell>
          <table:table-cell table:style-name="ce21" table:formula="of:=SUM([.G77];[.I76]-[.H77])" office:value-type="float" office:value="953.35" calcext:value-type="float">
            <text:p>R$ 95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8];[.I77]-[.H78])" office:value-type="float" office:value="938.35" calcext:value-type="float">
            <text:p>R$ 93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9];[.I78]-[.H79])" office:value-type="float" office:value="923.35" calcext:value-type="float">
            <text:p>R$ 92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80];[.I79]-[.H80])" office:value-type="float" office:value="918.35" calcext:value-type="float">
            <text:p>R$ 91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81];[.I80]-[.H81])" office:value-type="float" office:value="908.35" calcext:value-type="float">
            <text:p>R$ 90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3.85" calcext:value-type="float">
            <text:p>323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3.85" calcext:value-type="float">
            <text:p>R$ 323,85</text:p>
          </table:table-cell>
          <table:table-cell table:style-name="ce25"/>
          <table:table-cell table:style-name="ce21" table:formula="of:=SUM([.G82];[.I81]-[.H82])" office:value-type="float" office:value="1232.2" calcext:value-type="float">
            <text:p>R$ 1.23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83];[.I82]-[.H83])" office:value-type="float" office:value="932.2" calcext:value-type="float">
            <text:p>R$ 93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4];[.I83]-[.H84])" office:value-type="float" office:value="912.2" calcext:value-type="float">
            <text:p>R$ 91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85];[.I84]-[.H85])" office:value-type="float" office:value="907.2" calcext:value-type="float">
            <text:p>R$ 907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15.45" calcext:value-type="float">
            <text:p>515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15.45" calcext:value-type="float">
            <text:p>R$ 515,45</text:p>
          </table:table-cell>
          <table:table-cell table:style-name="ce25"/>
          <table:table-cell table:style-name="ce21" table:formula="of:=SUM([.G86];[.I85]-[.H86])" office:value-type="float" office:value="1422.65" calcext:value-type="float">
            <text:p>R$ 1.422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7];[.I86]-[.H87])" office:value-type="float" office:value="1402.65" calcext:value-type="float">
            <text:p>R$ 1.402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5.85" calcext:value-type="float">
            <text:p>115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5.85" calcext:value-type="float">
            <text:p>R$ 115,85</text:p>
          </table:table-cell>
          <table:table-cell table:style-name="ce25"/>
          <table:table-cell table:style-name="ce21" table:formula="of:=SUM([.G88];[.I87]-[.H88])" office:value-type="float" office:value="1518.5" calcext:value-type="float">
            <text:p>R$ 1.518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99.4" calcext:value-type="float">
            <text:p>199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99.4" calcext:value-type="float">
            <text:p>R$ 199,40</text:p>
          </table:table-cell>
          <table:table-cell table:style-name="ce25"/>
          <table:table-cell table:style-name="ce21" table:formula="of:=SUM([.G89];[.I88]-[.H89])" office:value-type="float" office:value="1717.9" calcext:value-type="float">
            <text:p>R$ 1.717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0];[.I89]-[.H90])" office:value-type="float" office:value="1707.9" calcext:value-type="float">
            <text:p>R$ 1.707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91];[.I90]-[.H91])" office:value-type="float" office:value="1407.9" calcext:value-type="float">
            <text:p>R$ 1.407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3.2" calcext:value-type="float">
            <text:p>283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3.2" calcext:value-type="float">
            <text:p>R$ 283,20</text:p>
          </table:table-cell>
          <table:table-cell table:style-name="ce21" table:formula="of:=SUM([.G92];[.I91]-[.H92])" office:value-type="float" office:value="1124.7" calcext:value-type="float">
            <text:p>R$ 1.124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1.55" calcext:value-type="float">
            <text:p>311,5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1.55" calcext:value-type="float">
            <text:p>R$ 311,55</text:p>
          </table:table-cell>
          <table:table-cell table:style-name="ce21" table:formula="of:=SUM([.G93];[.I92]-[.H93])" office:value-type="float" office:value="813.15" calcext:value-type="float">
            <text:p>R$ 813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5.25" calcext:value-type="float">
            <text:p>235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5.25" calcext:value-type="float">
            <text:p>R$ 235,25</text:p>
          </table:table-cell>
          <table:table-cell table:style-name="ce25"/>
          <table:table-cell table:style-name="ce21" table:formula="of:=SUM([.G94];[.I93]-[.H94])" office:value-type="float" office:value="1048.4" calcext:value-type="float">
            <text:p>R$ 1.04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95];[.I94]-[.H95])" office:value-type="float" office:value="948.4" calcext:value-type="float">
            <text:p>R$ 94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96];[.I95]-[.H96])" office:value-type="float" office:value="928.4" calcext:value-type="float">
            <text:p>R$ 92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7];[.I96]-[.H97])" office:value-type="float" office:value="918.4" calcext:value-type="float">
            <text:p>R$ 91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8.3" calcext:value-type="float">
            <text:p>R$ 178,30</text:p>
          </table:table-cell>
          <table:table-cell table:style-name="ce25"/>
          <table:table-cell table:style-name="ce21" table:formula="of:=SUM([.G98];[.I97]-[.H98])" office:value-type="float" office:value="1096.7" calcext:value-type="float">
            <text:p>R$ 1.09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9];[.I98]-[.H99])" office:value-type="float" office:value="1086.7" calcext:value-type="float">
            <text:p>R$ 1.08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551.75" calcext:value-type="float">
            <text:p>55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75" calcext:value-type="float">
            <text:p>R$ 551,75</text:p>
          </table:table-cell>
          <table:table-cell table:style-name="ce25"/>
          <table:table-cell table:style-name="ce21" table:formula="of:=SUM([.G100];[.I99]-[.H100])" office:value-type="float" office:value="1638.45" calcext:value-type="float">
            <text:p>R$ 1.63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01];[.I100]-[.H101])" office:value-type="float" office:value="1618.45" calcext:value-type="float">
            <text:p>R$ 1.61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65" calcext:value-type="float">
            <text:p>6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5" calcext:value-type="float">
            <text:p>R$ 65,00</text:p>
          </table:table-cell>
          <table:table-cell table:style-name="ce21" table:formula="of:=SUM([.G102];[.I101]-[.H102])" office:value-type="float" office:value="1553.45" calcext:value-type="float">
            <text:p>R$ 1.55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103];[.I102]-[.H103])" office:value-type="float" office:value="1483.45" calcext:value-type="float">
            <text:p>R$ 1.48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/>
          <table:table-cell table:style-name="ce15" office:value-type="float" office:value="371" calcext:value-type="float">
            <text:p>371,0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1" calcext:value-type="float">
            <text:p>R$ 371,00</text:p>
          </table:table-cell>
          <table:table-cell table:style-name="ce21" table:formula="of:=SUM([.G104];[.I103]-[.H104])" office:value-type="float" office:value="1112.45" calcext:value-type="float">
            <text:p>R$ 1.112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807.55" calcext:value-type="float">
            <text:p>807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07.55" calcext:value-type="float">
            <text:p>R$ 807,55</text:p>
          </table:table-cell>
          <table:table-cell table:style-name="ce25"/>
          <table:table-cell table:style-name="ce21" table:formula="of:=SUM([.G105];[.I104]-[.H105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6];[.I105]-[.H106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7];[.I106]-[.H107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8];[.I107]-[.H108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9];[.I108]-[.H109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0];[.I109]-[.H110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1];[.I110]-[.H111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2];[.I111]-[.H112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-16" table:style-name="ta14">
        <office:forms form:automatic-focus="false" form:apply-design-mode="false"/>
        <table:table-column table:style-name="co14" table:default-cell-style-name="Default"/>
        <table:table-column table:style-name="co14" table:default-cell-style-name="ce45"/>
        <table:table-column table:style-name="co60" table:default-cell-style-name="Default"/>
        <table:table-column table:style-name="co6" table:default-cell-style-name="Default"/>
        <table:table-column table:style-name="co13" table:default-cell-style-name="ce10"/>
        <table:table-column table:style-name="co61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62" table:default-cell-style-name="Default"/>
        <table:table-column table:style-name="co14" table:number-columns-repeated="1015" table:default-cell-style-name="Default"/>
        <table:table-row table:style-name="ro4">
          <table:table-cell table:number-columns-repeated="4"/>
          <table:table-cell table:style-name="ce1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0" table:formula="of:=SUM([.G7];[.I6]-[.H7])" office:value-type="float" office:value="1910" calcext:value-type="float">
            <text:p>R$ 1.910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4.3" calcext:value-type="float">
            <text:p>244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4.3" calcext:value-type="float">
            <text:p>R$ 244,30</text:p>
          </table:table-cell>
          <table:table-cell table:style-name="ce25"/>
          <table:table-cell table:style-name="ce21" table:formula="of:=SUM([.G8];[.I7]-[.H8])" office:value-type="float" office:value="2154.3" calcext:value-type="float">
            <text:p>R$ 2.15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2104.3" calcext:value-type="float">
            <text:p>R$ 2.10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TOK BOTHANICO 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0];[.I9]-[.H10])" office:value-type="float" office:value="2059.3" calcext:value-type="float">
            <text:p>R$ 2.059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370.85" calcext:value-type="float">
            <text:p>370,85</text:p>
          </table:table-cell>
          <table:table-cell table:style-name="ce6" table:content-validation-name="val1" office:value-type="string" calcext:value-type="string">
            <text:p>COXMAS</text:p>
          </table:table-cell>
          <table:table-cell table:style-name="ce25"/>
          <table:table-cell table:style-name="ce25" office:value-type="float" office:value="370.85" calcext:value-type="float">
            <text:p>R$ 370,85</text:p>
          </table:table-cell>
          <table:table-cell table:style-name="ce21" table:formula="of:=SUM([.G11];[.I10]-[.H11])" office:value-type="float" office:value="1688.45" calcext:value-type="float">
            <text:p>R$ 1.68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47" calcext:value-type="float">
            <text:p>47</text:p>
          </table:table-cell>
          <table:table-cell table:style-name="ce6" table:content-validation-name="val1"/>
          <table:table-cell table:style-name="ce15" office:value-type="float" office:value="280.05" calcext:value-type="float">
            <text:p>280,05</text:p>
          </table:table-cell>
          <table:table-cell table:style-name="ce6" table:content-validation-name="val1" office:value-type="string" calcext:value-type="string">
            <text:p>FHARMA</text:p>
          </table:table-cell>
          <table:table-cell table:style-name="ce25"/>
          <table:table-cell table:style-name="ce25" office:value-type="float" office:value="280.05" calcext:value-type="float">
            <text:p>R$ 280,05</text:p>
          </table:table-cell>
          <table:table-cell table:style-name="ce21" table:formula="of:=SUM([.G12];[.I11]-[.H12])" office:value-type="float" office:value="1408.4" calcext:value-type="float">
            <text:p>R$ 1.40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2.65" calcext:value-type="float">
            <text:p>352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2.65" calcext:value-type="float">
            <text:p>R$ 352,65</text:p>
          </table:table-cell>
          <table:table-cell table:style-name="ce25"/>
          <table:table-cell table:style-name="ce21" table:formula="of:=SUM([.G13];[.I12]-[.H13])" office:value-type="float" office:value="1761.05" calcext:value-type="float">
            <text:p>R$ 1.76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40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4];[.I13]-[.H14])" office:value-type="float" office:value="1731.05" calcext:value-type="float">
            <text:p>R$ 1.73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5];[.I14]-[.H15])" office:value-type="float" office:value="1681.05" calcext:value-type="float">
            <text:p>R$ 1.68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1.5" calcext:value-type="float">
            <text:p>331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1.5" calcext:value-type="float">
            <text:p>R$ 331,50</text:p>
          </table:table-cell>
          <table:table-cell table:style-name="ce21" table:formula="of:=SUM([.G16];[.I15]-[.H16])" office:value-type="float" office:value="1349.55" calcext:value-type="float">
            <text:p>R$ 1.349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3.25" calcext:value-type="float">
            <text:p>283,2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3.25" calcext:value-type="float">
            <text:p>R$ 283,25</text:p>
          </table:table-cell>
          <table:table-cell table:style-name="ce21" table:formula="of:=SUM([.G17];[.I16]-[.H17])" office:value-type="float" office:value="1066.3" calcext:value-type="float">
            <text:p>R$ 1.066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3.05" calcext:value-type="float">
            <text:p>443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3.05" calcext:value-type="float">
            <text:p>R$ 443,05</text:p>
          </table:table-cell>
          <table:table-cell table:style-name="ce25"/>
          <table:table-cell table:style-name="ce21" table:formula="of:=SUM([.G18];[.I17]-[.H18])" office:value-type="float" office:value="1509.35" calcext:value-type="float">
            <text:p>R$ 1.50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i remédio</text:p>
          </table:table-cell>
          <table:table-cell table:style-name="ce15" office:value-type="float" office:value="190" calcext:value-type="float">
            <text:p>190,00</text:p>
          </table:table-cell>
          <table:table-cell table:style-name="ce6" table:content-validation-name="val1" office:value-type="string" calcext:value-type="string">
            <text:p>CASA nati remedio</text:p>
          </table:table-cell>
          <table:table-cell table:style-name="ce25"/>
          <table:table-cell table:style-name="ce25" office:value-type="float" office:value="190" calcext:value-type="float">
            <text:p>R$ 190,00</text:p>
          </table:table-cell>
          <table:table-cell table:style-name="ce21" table:formula="of:=SUM([.G19];[.I18]-[.H19])" office:value-type="float" office:value="1319.35" calcext:value-type="float">
            <text:p>R$ 1.31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20];[.I19]-[.H20])" office:value-type="float" office:value="1304.35" calcext:value-type="float">
            <text:p>R$ 1.304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1];[.I20]-[.H21])" office:value-type="float" office:value="1204.35" calcext:value-type="float">
            <text:p>R$ 1.204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3.45" calcext:value-type="float">
            <text:p>353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3.45" calcext:value-type="float">
            <text:p>R$ 353,45</text:p>
          </table:table-cell>
          <table:table-cell table:style-name="ce25"/>
          <table:table-cell table:style-name="ce21" table:formula="of:=SUM([.G22];[.I21]-[.H22])" office:value-type="float" office:value="1557.8" calcext:value-type="float">
            <text:p>R$ 1.55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3];[.I22]-[.H23])" office:value-type="float" office:value="1457.8" calcext:value-type="float">
            <text:p>R$ 1.45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4];[.I23]-[.H24])" office:value-type="float" office:value="1447.8" calcext:value-type="float">
            <text:p>R$ 1.44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48" calcext:value-type="float">
            <text:p>48</text:p>
          </table:table-cell>
          <table:table-cell table:style-name="ce6" table:content-validation-name="val1"/>
          <table:table-cell table:style-name="ce15" office:value-type="float" office:value="303.4" calcext:value-type="float">
            <text:p>303,40</text:p>
          </table:table-cell>
          <table:table-cell table:style-name="ce6" table:content-validation-name="val1" office:value-type="string" calcext:value-type="string">
            <text:p>AR</text:p>
          </table:table-cell>
          <table:table-cell table:style-name="ce25"/>
          <table:table-cell table:style-name="ce25" office:value-type="float" office:value="303.4" calcext:value-type="float">
            <text:p>R$ 303,40</text:p>
          </table:table-cell>
          <table:table-cell table:style-name="ce21" table:formula="of:=SUM([.G25];[.I24]-[.H25])" office:value-type="float" office:value="1144.4" calcext:value-type="float">
            <text:p>R$ 1.144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6.8" calcext:value-type="float">
            <text:p>466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6.8" calcext:value-type="float">
            <text:p>R$ 466,80</text:p>
          </table:table-cell>
          <table:table-cell table:style-name="ce25"/>
          <table:table-cell table:style-name="ce21" table:formula="of:=SUM([.G26];[.I25]-[.H26])" office:value-type="float" office:value="1611.2" calcext:value-type="float">
            <text:p>R$ 1.611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561.2" calcext:value-type="float">
            <text:p>R$ 1.561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28];[.I27]-[.H28])" office:value-type="float" office:value="1549.2" calcext:value-type="float">
            <text:p>R$ 1.549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0.5" calcext:value-type="float">
            <text:p>450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0.5" calcext:value-type="float">
            <text:p>R$ 450,50</text:p>
          </table:table-cell>
          <table:table-cell table:style-name="ce25"/>
          <table:table-cell table:style-name="ce21" table:formula="of:=SUM([.G29];[.I28]-[.H29])" office:value-type="float" office:value="1999.7" calcext:value-type="float">
            <text:p>R$ 1.99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169.5" calcext:value-type="float">
            <text:p>169,50</text:p>
          </table:table-cell>
          <table:table-cell table:style-name="ce6" table:content-validation-name="val1" office:value-type="string" calcext:value-type="string">
            <text:p>CORA</text:p>
          </table:table-cell>
          <table:table-cell table:style-name="ce25"/>
          <table:table-cell table:style-name="ce25" office:value-type="float" office:value="169.5" calcext:value-type="float">
            <text:p>R$ 169,50</text:p>
          </table:table-cell>
          <table:table-cell table:style-name="ce21" table:formula="of:=SUM([.G30];[.I29]-[.H30])" office:value-type="float" office:value="1830.2" calcext:value-type="float">
            <text:p>R$ 1.830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72" calcext:value-type="float">
            <text:p>472,0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72" calcext:value-type="float">
            <text:p>R$ 472,00</text:p>
          </table:table-cell>
          <table:table-cell table:style-name="ce21" table:formula="of:=SUM([.G31];[.I30]-[.H31])" office:value-type="float" office:value="1358.2" calcext:value-type="float">
            <text:p>R$ 1.358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2];[.I31]-[.H32])" office:value-type="float" office:value="1308.2" calcext:value-type="float">
            <text:p>R$ 1.308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6.65" calcext:value-type="float">
            <text:p>386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6.65" calcext:value-type="float">
            <text:p>R$ 386,65</text:p>
          </table:table-cell>
          <table:table-cell table:style-name="ce25"/>
          <table:table-cell table:style-name="ce21" table:formula="of:=SUM([.G33];[.I32]-[.H33])" office:value-type="float" office:value="1694.85" calcext:value-type="float">
            <text:p>R$ 1.694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69.5" calcext:value-type="float">
            <text:p>269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69.5" calcext:value-type="float">
            <text:p>R$ 269,50</text:p>
          </table:table-cell>
          <table:table-cell table:style-name="ce21" table:formula="of:=SUM([.G34];[.I33]-[.H34])" office:value-type="float" office:value="1425.35" calcext:value-type="float">
            <text:p>R$ 1.425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15" office:value-type="float" office:value="400" calcext:value-type="float">
            <text:p>4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400" calcext:value-type="float">
            <text:p>R$ 400,00</text:p>
          </table:table-cell>
          <table:table-cell table:style-name="ce21" table:formula="of:=SUM([.G35];[.I34]-[.H35])" office:value-type="float" office:value="1025.35" calcext:value-type="float">
            <text:p>R$ 1.025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6];[.I35]-[.H36])" office:value-type="float" office:value="1005.35" calcext:value-type="float">
            <text:p>R$ 1.005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9.8" calcext:value-type="float">
            <text:p>279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9.8" calcext:value-type="float">
            <text:p>R$ 279,80</text:p>
          </table:table-cell>
          <table:table-cell table:style-name="ce25"/>
          <table:table-cell table:style-name="ce21" table:formula="of:=SUM([.G37];[.I36]-[.H37])" office:value-type="float" office:value="1285.15" calcext:value-type="float">
            <text:p>R$ 1.285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235.15" calcext:value-type="float">
            <text:p>R$ 1.235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3" calcext:value-type="float">
            <text:p>383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3" calcext:value-type="float">
            <text:p>R$ 383,00</text:p>
          </table:table-cell>
          <table:table-cell table:style-name="ce25"/>
          <table:table-cell table:style-name="ce21" table:formula="of:=SUM([.G39];[.I38]-[.H39])" office:value-type="float" office:value="1618.15" calcext:value-type="float">
            <text:p>R$ 1.61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40];[.I39]-[.H40])" office:value-type="float" office:value="1608.15" calcext:value-type="float">
            <text:p>R$ 1.60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41];[.I40]-[.H41])" office:value-type="float" office:value="1598.15" calcext:value-type="float">
            <text:p>R$ 1.59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400" calcext:value-type="float">
            <text:p>400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400" calcext:value-type="float">
            <text:p>R$ 400,00</text:p>
          </table:table-cell>
          <table:table-cell table:style-name="ce21" table:formula="of:=SUM([.G42];[.I41]-[.H42])" office:value-type="float" office:value="1198.15" calcext:value-type="float">
            <text:p>R$ 1.19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2.6" calcext:value-type="float">
            <text:p>222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2.6" calcext:value-type="float">
            <text:p>R$ 222,60</text:p>
          </table:table-cell>
          <table:table-cell table:style-name="ce25"/>
          <table:table-cell table:style-name="ce21" table:formula="of:=SUM([.G43];[.I42]-[.H43])" office:value-type="float" office:value="1420.75" calcext:value-type="float">
            <text:p>R$ 1.420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3" calcext:value-type="date">
            <text:p>13/05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44];[.I43]-[.H4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ódigo" table:style-name="ta15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3" table:default-cell-style-name="ce10"/>
        <table:table-column table:style-name="co63" table:number-columns-repeated="5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cashes</text:p>
          </table:table-cell>
          <table:covered-table-cell table:number-columns-repeated="2" table:style-name="ce6" table:content-validation-name="val1"/>
          <table:covered-table-cell table:style-name="ce15"/>
          <table:table-cell table:number-columns-repeated="3"/>
          <table:table-cell table:style-name="ce40" office:value-type="string" calcext:value-type="string" table:number-columns-spanned="2" table:number-rows-spanned="1">
            <text:p>accounts</text:p>
          </table:table-cell>
          <table:covered-table-cell/>
        </table:table-row>
        <table:table-row table:style-name="ro4"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number-columns-repeated="3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1">
          <table:table-cell table:style-name="ce4"/>
          <table:table-cell table:style-name="ce6" table:content-validation-name="val1" table:number-columns-repeated="2"/>
          <table:table-cell table:style-name="ce15"/>
          <table:table-cell table:number-columns-repeated="5"/>
        </table:table-row>
        <table:table-row table:style-name="ro1">
          <table:table-cell table:style-name="ce4" office:value-type="date" office:date-value="2015-04-01" calcext:value-type="date">
            <text:p>01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aixa</text:p>
          </table:table-cell>
          <table:table-cell/>
        </table:table-row>
        <table:table-row table:style-name="ro1">
          <table:table-cell table:style-name="ce4" office:value-type="date" office:date-value="2015-04-01" calcext:value-type="date">
            <text:p>01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8.55" calcext:value-type="float">
            <text:p>328,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asa</text:p>
          </table:table-cell>
          <table:table-cell/>
        </table:table-row>
        <table:table-row table:style-name="ro1">
          <table:table-cell table:style-name="ce4" office:value-type="date" office:date-value="2015-04-02" calcext:value-type="date">
            <text:p>02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5.7" calcext:value-type="float">
            <text:p>175,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luguel</text:p>
          </table:table-cell>
          <table:table-cell/>
        </table:table-row>
        <table:table-row table:style-name="ro1">
          <table:table-cell table:style-name="ce4" office:value-type="date" office:date-value="2015-04-02" calcext:value-type="date">
            <text:p>02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9" calcext:value-type="float">
            <text:p>179,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elefone</text:p>
          </table:table-cell>
          <table:table-cell/>
        </table:table-row>
        <table:table-row table:style-name="ro1">
          <table:table-cell table:style-name="ce4" office:value-type="date" office:date-value="2015-04-02" calcext:value-type="date">
            <text:p>02/04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76.5" calcext:value-type="float">
            <text:p>276,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ombustível</text:p>
          </table:table-cell>
          <table:table-cell/>
        </table:table-row>
        <table:table-row table:style-name="ro1">
          <table:table-cell table:style-name="ce4" office:value-type="date" office:date-value="2015-04-02" calcext:value-type="date">
            <text:p>02/04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 office:value-type="float" office:value="167.9" calcext:value-type="float">
            <text:p>167,9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feição</text:p>
          </table:table-cell>
          <table:table-cell/>
        </table:table-row>
        <table:table-row table:style-name="ro1">
          <table:table-cell table:style-name="ce4" office:value-type="date" office:date-value="2015-04-02" calcext:value-type="date">
            <text:p>02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4.4" calcext:value-type="float">
            <text:p>564,4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ontador</text:p>
          </table:table-cell>
          <table:table-cell/>
        </table:table-row>
        <table:table-row table:style-name="ro1">
          <table:table-cell table:style-name="ce4" office:value-type="date" office:date-value="2015-04-04" calcext:value-type="date">
            <text:p>04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ombeiro</text:p>
          </table:table-cell>
          <table:table-cell/>
        </table:table-row>
        <table:table-row table:style-name="ro1">
          <table:table-cell table:style-name="ce4" office:value-type="date" office:date-value="2015-04-04" calcext:value-type="date">
            <text:p>04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PTU</text:p>
          </table:table-cell>
          <table:table-cell/>
        </table:table-row>
        <table:table-row table:style-name="ro1">
          <table:table-cell table:style-name="ce4" office:value-type="date" office:date-value="2015-04-06" calcext:value-type="date">
            <text:p>06/04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221.4" calcext:value-type="float">
            <text:p>221,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olabore Rebeca</text:p>
          </table:table-cell>
          <table:table-cell/>
        </table:table-row>
        <table:table-row table:style-name="ro1">
          <table:table-cell table:style-name="ce4" office:value-type="date" office:date-value="2015-04-06" calcext:value-type="date">
            <text:p>06/04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185.9" calcext:value-type="float">
            <text:p>185,9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labore Natália</text:p>
          </table:table-cell>
          <table:table-cell/>
        </table:table-row>
        <table:table-row table:style-name="ro1">
          <table:table-cell table:style-name="ce4" office:value-type="date" office:date-value="2015-04-06" calcext:value-type="date">
            <text:p>06/04/15</text:p>
          </table:table-cell>
          <table:table-cell table:style-name="ce6" table:content-validation-name="val1" office:value-type="float" office:value="8" calcext:value-type="float">
            <text:p>8</text:p>
          </table:table-cell>
          <table:table-cell table:style-name="ce6" table:content-validation-name="val1"/>
          <table:table-cell table:style-name="ce15" office:value-type="float" office:value="67.9" calcext:value-type="float">
            <text:p>67,9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labore Sandra</text:p>
          </table:table-cell>
          <table:table-cell/>
        </table:table-row>
        <table:table-row table:style-name="ro1">
          <table:table-cell table:style-name="ce4" office:value-type="date" office:date-value="2015-04-06" calcext:value-type="date">
            <text:p>06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style-name="ce4" office:value-type="date" office:date-value="2015-04-06" calcext:value-type="date">
            <text:p>06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5" calcext:value-type="float">
            <text:p>221,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istal</text:p>
          </table:table-cell>
          <table:table-cell/>
        </table:table-row>
        <table:table-row table:style-name="ro1">
          <table:table-cell table:style-name="ce4" office:value-type="date" office:date-value="2015-04-07" calcext:value-type="date">
            <text:p>07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6.5" calcext:value-type="float">
            <text:p>296,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BioExtratus</text:p>
          </table:table-cell>
          <table:table-cell/>
        </table:table-row>
        <table:table-row table:style-name="ro1">
          <table:table-cell table:style-name="ce4" office:value-type="date" office:date-value="2015-04-07" calcext:value-type="date">
            <text:p>07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laucia</text:p>
          </table:table-cell>
          <table:table-cell/>
        </table:table-row>
        <table:table-row table:style-name="ro1">
          <table:table-cell table:style-name="ce5" office:value-type="date" office:date-value="2015-04-08" calcext:value-type="date">
            <text:p>08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1.1" calcext:value-type="float">
            <text:p>231,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ladim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27.5" calcext:value-type="float">
            <text:p>227,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desivos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5.7" calcext:value-type="float">
            <text:p>175,7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Zamphy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5.35" calcext:value-type="float">
            <text:p>165,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impeza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 office:value-type="float" office:value="102.85" calcext:value-type="float">
            <text:p>102,8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acolas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oja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6.5" calcext:value-type="float">
            <text:p>26,5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Marco Boni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22" calcext:value-type="float">
            <text:p>222,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Vult</text:p>
          </table:table-cell>
          <table:table-cell/>
        </table:table-row>
        <table:table-row table:style-name="ro1">
          <table:table-cell table:style-name="ce4" office:value-type="date" office:date-value="2015-04-09" calcext:value-type="date">
            <text:p>09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6.7" calcext:value-type="float">
            <text:p>396,7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Faces Carla</text:p>
          </table:table-cell>
          <table:table-cell/>
        </table:table-row>
        <table:table-row table:style-name="ro1">
          <table:table-cell table:style-name="ce5" office:value-type="date" office:date-value="2015-04-10" calcext:value-type="date">
            <text:p>10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ora Esmalte</text:p>
          </table:table-cell>
          <table:table-cell/>
        </table:table-row>
        <table:table-row table:style-name="ro1">
          <table:table-cell table:style-name="ce5" office:value-type="date" office:date-value="2015-04-10" calcext:value-type="date">
            <text:p>10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8.95" calcext:value-type="float">
            <text:p>378,9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Zafer</text:p>
          </table:table-cell>
          <table:table-cell/>
        </table:table-row>
        <table:table-row table:style-name="ro1">
          <table:table-cell table:style-name="ce4" office:value-type="date" office:date-value="2015-04-11" calcext:value-type="date">
            <text:p>11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01.5" calcext:value-type="float">
            <text:p>401,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alitos Unha</text:p>
          </table:table-cell>
          <table:table-cell/>
        </table:table-row>
        <table:table-row table:style-name="ro1">
          <table:table-cell table:style-name="ce4" office:value-type="date" office:date-value="2015-04-11" calcext:value-type="date">
            <text:p>11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10" calcext:value-type="float">
            <text:p>210,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ixas Olinda</text:p>
          </table:table-cell>
          <table:table-cell/>
        </table:table-row>
        <table:table-row table:style-name="ro1">
          <table:table-cell table:style-name="ce4" office:value-type="date" office:date-value="2015-04-11" calcext:value-type="date">
            <text:p>11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0" calcext:value-type="float">
            <text:p>400,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Natura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Divulgação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44" calcext:value-type="float">
            <text:p>344,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Carmem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5.3" calcext:value-type="float">
            <text:p>185,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iversos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Max Blond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volução</text:p>
          </table:table-cell>
          <table:table-cell/>
        </table:table-row>
        <table:table-row table:style-name="ro1">
          <table:table-cell table:style-name="ce5" office:value-type="date" office:date-value="2015-04-13" calcext:value-type="date">
            <text:p>13/04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smax</text:p>
          </table:table-cell>
          <table:table-cell/>
        </table:table-row>
        <table:table-row table:style-name="ro1">
          <table:table-cell table:style-name="ce4" office:value-type="date" office:date-value="2015-04-14" calcext:value-type="date">
            <text:p>14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0.2" calcext:value-type="float">
            <text:p>270,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Mega Forte</text:p>
          </table:table-cell>
          <table:table-cell/>
        </table:table-row>
        <table:table-row table:style-name="ro1">
          <table:table-cell table:style-name="ce5" office:value-type="date" office:date-value="2015-04-15" calcext:value-type="date">
            <text:p>15/04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Tok Botânico</text:p>
          </table:table-cell>
          <table:table-cell/>
        </table:table-row>
        <table:table-row table:style-name="ro1">
          <table:table-cell table:style-name="ce5" office:value-type="date" office:date-value="2015-04-15" calcext:value-type="date">
            <text:p>15/04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Cleo</text:p>
          </table:table-cell>
          <table:table-cell/>
        </table:table-row>
        <table:table-row table:style-name="ro1">
          <table:table-cell table:style-name="ce5" office:value-type="date" office:date-value="2015-04-15" calcext:value-type="date">
            <text:p>15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6" calcext:value-type="float">
            <text:p>277,6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Carla</text:p>
          </table:table-cell>
          <table:table-cell/>
        </table:table-row>
        <table:table-row table:style-name="ro1">
          <table:table-cell table:style-name="ce5" office:value-type="date" office:date-value="2015-04-16" calcext:value-type="date">
            <text:p>16/04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400" calcext:value-type="float">
            <text:p>400,0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ANVISA</text:p>
          </table:table-cell>
          <table:table-cell/>
        </table:table-row>
        <table:table-row table:style-name="ro1">
          <table:table-cell table:style-name="ce5" office:value-type="date" office:date-value="2015-04-16" calcext:value-type="date">
            <text:p>16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0.55" calcext:value-type="float">
            <text:p>280,5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lano de Saúde CDL</text:p>
          </table:table-cell>
          <table:table-cell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76.5" calcext:value-type="float">
            <text:p>276,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Água</text:p>
          </table:table-cell>
          <table:table-cell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8.5" calcext:value-type="float">
            <text:p>208,5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Energia</text:p>
          </table:table-cell>
          <table:table-cell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Transferência</text:p>
          </table:table-cell>
          <table:table-cell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Fharma</text:p>
          </table:table-cell>
          <table:table-cell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0.25" calcext:value-type="float">
            <text:p>320,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17" calcext:value-type="date">
            <text:p>17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18" calcext:value-type="date">
            <text:p>18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18" calcext:value-type="date">
            <text:p>18/04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15.5" calcext:value-type="float">
            <text:p>15,5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18" calcext:value-type="date">
            <text:p>18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7.85" calcext:value-type="float">
            <text:p>467,8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0" calcext:value-type="date">
            <text:p>20/04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43.75" calcext:value-type="float">
            <text:p>343,7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0" calcext:value-type="date">
            <text:p>20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9.3" calcext:value-type="float">
            <text:p>119,3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0" calcext:value-type="date">
            <text:p>20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2" calcext:value-type="date">
            <text:p>22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4.95" calcext:value-type="float">
            <text:p>344,9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3" calcext:value-type="date">
            <text:p>23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5.35" calcext:value-type="float">
            <text:p>165,3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3" calcext:value-type="date">
            <text:p>23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3" calcext:value-type="date">
            <text:p>23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3" calcext:value-type="date">
            <text:p>23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3.85" calcext:value-type="float">
            <text:p>253,8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4" calcext:value-type="date">
            <text:p>24/04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187.65" calcext:value-type="float">
            <text:p>187,6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4" calcext:value-type="date">
            <text:p>24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8.55" calcext:value-type="float">
            <text:p>208,5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4" calcext:value-type="date">
            <text:p>24/04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4" calcext:value-type="date">
            <text:p>24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4" calcext:value-type="date">
            <text:p>24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6.45" calcext:value-type="float">
            <text:p>176,4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5" calcext:value-type="date">
            <text:p>25/04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5" calcext:value-type="date">
            <text:p>25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5" calcext:value-type="date">
            <text:p>25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07.2" calcext:value-type="float">
            <text:p>507,2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5" calcext:value-type="date">
            <text:p>25/04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7" calcext:value-type="date">
            <text:p>27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5.65" calcext:value-type="float">
            <text:p>285,6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7" calcext:value-type="date">
            <text:p>27/04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8" calcext:value-type="date">
            <text:p>28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5" calcext:value-type="float">
            <text:p>180,5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29" calcext:value-type="date">
            <text:p>29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5.2" calcext:value-type="float">
            <text:p>445,2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30" calcext:value-type="date">
            <text:p>30/04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30" calcext:value-type="date">
            <text:p>30/04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5.25" calcext:value-type="float">
            <text:p>225,25</text:p>
          </table:table-cell>
          <table:table-cell table:number-columns-repeated="5"/>
        </table:table-row>
        <table:table-row table:style-name="ro1">
          <table:table-cell table:style-name="ce4" office:value-type="date" office:date-value="2015-04-30" calcext:value-type="date">
            <text:p>30/04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39.9" calcext:value-type="float">
            <text:p>639,9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8.55" calcext:value-type="float">
            <text:p>208,5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30.6" calcext:value-type="float">
            <text:p>330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7.8" calcext:value-type="float">
            <text:p>267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ol manutenção</text:p>
          </table:table-cell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96.1" calcext:value-type="float">
            <text:p>96,1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7.2" calcext:value-type="float">
            <text:p>147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5.5" calcext:value-type="float">
            <text:p>185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4.65" calcext:value-type="float">
            <text:p>244,6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5.3" calcext:value-type="float">
            <text:p>225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95" calcext:value-type="float">
            <text:p>19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 office:value-type="float" office:value="171.5" calcext:value-type="float">
            <text:p>171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9" calcext:value-type="float">
            <text:p>269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s</text:p>
          </table:table-cell>
          <table:table-cell table:style-name="ce15" office:value-type="float" office:value="110" calcext:value-type="float">
            <text:p>11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53.6" calcext:value-type="float">
            <text:p>253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30.6" calcext:value-type="float">
            <text:p>330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20.1" calcext:value-type="float">
            <text:p>620,1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81.25" calcext:value-type="float">
            <text:p>581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1" calcext:value-type="date">
            <text:p>1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9.5" calcext:value-type="float">
            <text:p>239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2" calcext:value-type="date">
            <text:p>1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5.25" calcext:value-type="float">
            <text:p>355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5.5" calcext:value-type="float">
            <text:p>185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8.25" calcext:value-type="float">
            <text:p>378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3" calcext:value-type="float">
            <text:p>426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94.97" calcext:value-type="float">
            <text:p>194,97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1.9" calcext:value-type="float">
            <text:p>161,9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53.59" calcext:value-type="float">
            <text:p>253,59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3" calcext:value-type="float">
            <text:p>229,33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1.25" calcext:value-type="float">
            <text:p>371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7.9" calcext:value-type="float">
            <text:p>417,9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8.5" calcext:value-type="float">
            <text:p>258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pva gol</text:p>
          </table:table-cell>
          <table:table-cell table:style-name="ce15" office:value-type="float" office:value="58" calcext:value-type="float">
            <text:p>58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8.5" calcext:value-type="float">
            <text:p>368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30" calcext:value-type="float">
            <text:p>2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rcos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320" calcext:value-type="float">
            <text:p>3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1.05" calcext:value-type="float">
            <text:p>311,0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8" calcext:value-type="float">
            <text:p>18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cia</text:p>
          </table:table-cell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5.6" calcext:value-type="float">
            <text:p>215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" calcext:value-type="float">
            <text:p>229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8.2" calcext:value-type="float">
            <text:p>238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08.4" calcext:value-type="float">
            <text:p>308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0.7" calcext:value-type="float">
            <text:p>150,7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75" calcext:value-type="float">
            <text:p>221,7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27" calcext:value-type="float">
            <text:p>2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1" calcext:value-type="float">
            <text:p>41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4.55" calcext:value-type="float">
            <text:p>144,5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3" calcext:value-type="float">
            <text:p>426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" calcext:value-type="float">
            <text:p>221,1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" calcext:value-type="float">
            <text:p>26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9.25" calcext:value-type="float">
            <text:p>219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18" calcext:value-type="float">
            <text:p>18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8" calcext:value-type="float">
            <text:p>206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" calcext:value-type="float">
            <text:p>229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8.15" calcext:value-type="float">
            <text:p>238,1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5.6" calcext:value-type="float">
            <text:p>385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1.7" calcext:value-type="float">
            <text:p>171,7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5" calcext:value-type="float">
            <text:p>42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3.1" calcext:value-type="float">
            <text:p>243,1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8" calcext:value-type="float">
            <text:p>8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.3" calcext:value-type="float">
            <text:p>375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" calcext:value-type="float">
            <text:p>26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41.5" calcext:value-type="float">
            <text:p>41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2.05" calcext:value-type="float">
            <text:p>202,0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 office:value-type="string" calcext:value-type="string">
            <text:p>Carla</text:p>
          </table:table-cell>
          <table:table-cell table:style-name="ce15" office:value-type="float" office:value="82" calcext:value-type="float">
            <text:p>8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4.6" calcext:value-type="float">
            <text:p>454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66.5" calcext:value-type="float">
            <text:p>66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7.85" calcext:value-type="float">
            <text:p>377,8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" calcext:value-type="float">
            <text:p>11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5.5" calcext:value-type="float">
            <text:p>5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4" calcext:value-type="float">
            <text:p>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7" calcext:value-type="float">
            <text:p>1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5" calcext:value-type="float">
            <text:p>426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 office:value-type="float" office:value="177.7" calcext:value-type="float">
            <text:p>177,7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9.25" calcext:value-type="float">
            <text:p>149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5.4" calcext:value-type="float">
            <text:p>345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3.4" calcext:value-type="float">
            <text:p>363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08.3" calcext:value-type="float">
            <text:p>308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0" calcext:value-type="float">
            <text:p>2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7.8" calcext:value-type="float">
            <text:p>317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Devolução</text:p>
          </table:table-cell>
          <table:table-cell table:style-name="ce15" office:value-type="float" office:value="250" calcext:value-type="float">
            <text:p>2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2.25" calcext:value-type="float">
            <text:p>252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7.85" calcext:value-type="float">
            <text:p>467,8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30.5" calcext:value-type="float">
            <text:p>130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5" calcext:value-type="float">
            <text:p>8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4.5" calcext:value-type="float">
            <text:p>144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5" calcext:value-type="float">
            <text:p>262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4.8" calcext:value-type="float">
            <text:p>384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9.5" calcext:value-type="float">
            <text:p>239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JORNAL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3.5" calcext:value-type="float">
            <text:p>333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4.85" calcext:value-type="float">
            <text:p>274,8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6.15" calcext:value-type="float">
            <text:p>276,1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6.4" calcext:value-type="float">
            <text:p>156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8.2" calcext:value-type="float">
            <text:p>148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45" calcext:value-type="float">
            <text:p>262,4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médio san</text:p>
          </table:table-cell>
          <table:table-cell table:style-name="ce15" office:value-type="float" office:value="78" calcext:value-type="float">
            <text:p>78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23.8" calcext:value-type="float">
            <text:p>123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9.4" calcext:value-type="float">
            <text:p>239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27" calcext:value-type="float">
            <text:p>2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0.9" calcext:value-type="float">
            <text:p>360,9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Carimbo</text:p>
          </table:table-cell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1.2" calcext:value-type="float">
            <text:p>451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office:value-type="string" calcext:value-type="string">
            <text:p>Ampolas</text:p>
          </table:table-cell>
          <table:table-cell table:style-name="ce15" office:value-type="float" office:value="68" calcext:value-type="float">
            <text:p>68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8" calcext:value-type="float">
            <text:p>206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6-30" calcext:value-type="date">
            <text:p>3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6.35" calcext:value-type="float">
            <text:p>236,3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.2" calcext:value-type="float">
            <text:p>181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3" calcext:value-type="float">
            <text:p>23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4" calcext:value-type="float">
            <text:p>262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6.6" calcext:value-type="float">
            <text:p>386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3.6" calcext:value-type="float">
            <text:p>393,6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5.05" calcext:value-type="float">
            <text:p>565,0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3.75" calcext:value-type="float">
            <text:p>373,7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3.75" calcext:value-type="float">
            <text:p>383,7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.25" calcext:value-type="float">
            <text:p>181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" calcext:value-type="float">
            <text:p>181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300" calcext:value-type="float">
            <text:p>30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0.25" calcext:value-type="float">
            <text:p>210,2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53.4" calcext:value-type="float">
            <text:p>353,4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 office:value-type="float" office:value="135" calcext:value-type="float">
            <text:p>13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4.8" calcext:value-type="float">
            <text:p>374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ávio</text:p>
          </table:table-cell>
          <table:table-cell table:style-name="ce15" office:value-type="float" office:value="22" calcext:value-type="float">
            <text:p>2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5.5" calcext:value-type="float">
            <text:p>385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7" calcext:value-type="float">
            <text:p>67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8.7" calcext:value-type="float">
            <text:p>458,7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4.8" calcext:value-type="float">
            <text:p>104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/>
          <table:table-cell table:style-name="ce15"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4.7" calcext:value-type="float">
            <text:p>364,7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75" calcext:value-type="float">
            <text:p>441,7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53.5" calcext:value-type="float">
            <text:p>353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40.5" calcext:value-type="float">
            <text:p>140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ção</text:p>
          </table:table-cell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0.35" calcext:value-type="float">
            <text:p>390,3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5.45" calcext:value-type="float">
            <text:p>415,4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2.95" calcext:value-type="float">
            <text:p>332,9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 office:value-type="float" office:value="320" calcext:value-type="float">
            <text:p>3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5.65" calcext:value-type="float">
            <text:p>295,6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" calcext:value-type="float">
            <text:p>181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0.05" calcext:value-type="float">
            <text:p>210,0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5.35" calcext:value-type="float">
            <text:p>425,3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number-columns-repeated="5"/>
        </table:table-row>
        <table:table-row table:style-name="ro1"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0.45" calcext:value-type="float">
            <text:p>310,4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40.5" calcext:value-type="float">
            <text:p>140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0.2" calcext:value-type="float">
            <text:p>410,2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9.15" calcext:value-type="float">
            <text:p>469,15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14" calcext:value-type="float">
            <text:p>214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5" calcext:value-type="float">
            <text:p>244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51.5" calcext:value-type="float">
            <text:p>451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1.8" calcext:value-type="float">
            <text:p>301,8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inema</text:p>
          </table:table-cell>
          <table:table-cell table:style-name="ce15" office:value-type="float" office:value="53" calcext:value-type="float">
            <text:p>53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2.5" calcext:value-type="float">
            <text:p>322,5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 office:value-type="float" office:value="75" calcext:value-type="float">
            <text:p>75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3" calcext:value-type="float">
            <text:p>441,3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430" calcext:value-type="float">
            <text:p>43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23" office:value-type="date" office:date-value="2015-07-30" calcext:value-type="date">
            <text:p>30/07/15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32" office:value-type="float" office:value="291.4" calcext:value-type="float">
            <text:p>291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5.95" calcext:value-type="float">
            <text:p>565,9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 office:value-type="float" office:value="442" calcext:value-type="float">
            <text:p>44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2.2" calcext:value-type="float">
            <text:p>172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88.2" calcext:value-type="float">
            <text:p>188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6" calcext:value-type="float">
            <text:p>246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8.15" calcext:value-type="float">
            <text:p>228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4" calcext:value-type="float">
            <text:p>244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5" calcext:value-type="date">
            <text:p>05/08/15</text:p>
          </table:table-cell>
          <table:table-cell table:style-name="ce40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0.25" calcext:value-type="float">
            <text:p>170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6" calcext:value-type="date">
            <text:p>06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6.25" calcext:value-type="float">
            <text:p>296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51.5" calcext:value-type="float">
            <text:p>451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9.55" calcext:value-type="float">
            <text:p>349,5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64.75" calcext:value-type="float">
            <text:p>664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rinco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8.2" calcext:value-type="float">
            <text:p>338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560" calcext:value-type="float">
            <text:p>56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.95" calcext:value-type="float">
            <text:p>375,9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.5" calcext:value-type="float">
            <text:p>267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5" calcext:value-type="float">
            <text:p>244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3.5" calcext:value-type="float">
            <text:p>203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547" calcext:value-type="float">
            <text:p>547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1.45" calcext:value-type="float">
            <text:p>341,4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25" calcext:value-type="float">
            <text:p>22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4.1" calcext:value-type="float">
            <text:p>394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1" calcext:value-type="float">
            <text:p>11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0.2" calcext:value-type="float">
            <text:p>360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16" calcext:value-type="float">
            <text:p>216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7.35" calcext:value-type="float">
            <text:p>237,3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30" calcext:value-type="float">
            <text:p>23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7" calcext:value-type="float">
            <text:p>187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.5" calcext:value-type="float">
            <text:p>267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17.6" calcext:value-type="float">
            <text:p>317,6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500" calcext:value-type="float">
            <text:p>5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7.1" calcext:value-type="float">
            <text:p>107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5" calcext:value-type="float">
            <text:p>6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PENTES</text:p>
          </table:table-cell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7.15" calcext:value-type="float">
            <text:p>347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19.3" calcext:value-type="float">
            <text:p>319,3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75" calcext:value-type="float">
            <text:p>251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5.3" calcext:value-type="float">
            <text:p>435,3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2" calcext:value-type="float">
            <text:p>35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85.5" calcext:value-type="float">
            <text:p>585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15" office:value-type="float" office:value="145" calcext:value-type="float">
            <text:p>14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27.85" calcext:value-type="float">
            <text:p>527,8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00" calcext:value-type="float">
            <text:p>8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6.75" calcext:value-type="float">
            <text:p>256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15" office:value-type="float" office:value="216" calcext:value-type="float">
            <text:p>216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5" calcext:value-type="float">
            <text:p>221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75" calcext:value-type="float">
            <text:p>251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9" calcext:value-type="float">
            <text:p>180,9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87.75" calcext:value-type="float">
            <text:p>87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31.2" calcext:value-type="float">
            <text:p>531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92.25" calcext:value-type="float">
            <text:p>692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8.25" calcext:value-type="float">
            <text:p>178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" calcext:value-type="float">
            <text:p>37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42" calcext:value-type="float">
            <text:p>34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1.35" calcext:value-type="float">
            <text:p>311,3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85.1" calcext:value-type="float">
            <text:p>85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3" calcext:value-type="date">
            <text:p>1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4.65" calcext:value-type="float">
            <text:p>234,6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6.9" calcext:value-type="float">
            <text:p>426,9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1.15" calcext:value-type="float">
            <text:p>171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Dia 12</text:p>
          </table:table-cell>
          <table:table-cell table:style-name="ce15" office:value-type="float" office:value="257" calcext:value-type="float">
            <text:p>257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01.7" calcext:value-type="float">
            <text:p>301,7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3.55" calcext:value-type="float">
            <text:p>103,5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2.6" calcext:value-type="float">
            <text:p>242,6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42" calcext:value-type="float">
            <text:p>34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8" calcext:value-type="date">
            <text:p>18/11/15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55" calcext:value-type="float">
            <text:p>248,5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0" calcext:value-type="float">
            <text:p>3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7.55" calcext:value-type="float">
            <text:p>377,5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1.8" calcext:value-type="float">
            <text:p>261,8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ANDRA</text:p>
          </table:table-cell>
          <table:table-cell table:style-name="ce15" office:value-type="float" office:value="13" calcext:value-type="float">
            <text:p>13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BECA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il</text:p>
          </table:table-cell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.5" calcext:value-type="float">
            <text:p>4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9.25" calcext:value-type="float">
            <text:p>309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4" calcext:value-type="float">
            <text:p>206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6.2" calcext:value-type="float">
            <text:p>146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8.25" calcext:value-type="float">
            <text:p>18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7.6" calcext:value-type="float">
            <text:p>247,6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34.1" calcext:value-type="float">
            <text:p>234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66.2" calcext:value-type="float">
            <text:p>266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3.05" calcext:value-type="float">
            <text:p>423,0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.75" calcext:value-type="float">
            <text:p>15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6.05" calcext:value-type="float">
            <text:p>186,0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4.5" calcext:value-type="float">
            <text:p>24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62" calcext:value-type="float">
            <text:p>16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08" calcext:value-type="float">
            <text:p>208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7.15" calcext:value-type="float">
            <text:p>287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58.9" calcext:value-type="float">
            <text:p>658,9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1-30" calcext:value-type="date">
            <text:p>3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2.65" calcext:value-type="float">
            <text:p>372,6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string" calcext:value-type="string">
            <text:p>246, 6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Natal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6.25" calcext:value-type="float">
            <text:p>366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15" office:value-type="float" office:value="219.5" calcext:value-type="float">
            <text:p>219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0.85" calcext:value-type="float">
            <text:p>280,8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15" office:value-type="float" office:value="700" calcext:value-type="float">
            <text:p>7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66.2" calcext:value-type="float">
            <text:p>266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4" calcext:value-type="date">
            <text:p>04/12/15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15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5" calcext:value-type="float">
            <text:p>499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ás</text:p>
          </table:table-cell>
          <table:table-cell table:style-name="ce15" office:value-type="float" office:value="55" calcext:value-type="float">
            <text:p>5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84.5" calcext:value-type="float">
            <text:p>484,5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1" calcext:value-type="float">
            <text:p>11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4.9" calcext:value-type="float">
            <text:p>204,9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8" calcext:value-type="date">
            <text:p>08/12/15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8.75" calcext:value-type="float">
            <text:p>338,7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9" calcext:value-type="date">
            <text:p>09/12/15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00" calcext:value-type="float">
            <text:p>8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9" calcext:value-type="float">
            <text:p>499,9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791.65" calcext:value-type="float">
            <text:p>791,6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ães e gatos</text:p>
          </table:table-cell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3.3" calcext:value-type="float">
            <text:p>303,3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57.7" calcext:value-type="float">
            <text:p>657,7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sseio</text:p>
          </table:table-cell>
          <table:table-cell table:style-name="ce15" office:value-type="float" office:value="85" calcext:value-type="float">
            <text:p>8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6.15" calcext:value-type="float">
            <text:p>456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8.3" calcext:value-type="float">
            <text:p>218,3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VITRINE</text:p>
          </table:table-cell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15" office:value-type="float" office:value="39" calcext:value-type="float">
            <text:p>39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39" calcext:value-type="float">
            <text:p>39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Crédito</text:p>
          </table:table-cell>
          <table:table-cell table:style-name="ce15" office:value-type="float" office:value="400" calcext:value-type="float">
            <text:p>4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700" calcext:value-type="float">
            <text:p>7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5.35" calcext:value-type="float">
            <text:p>325,3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5.4" calcext:value-type="float">
            <text:p>265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7" calcext:value-type="date">
            <text:p>17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8.25" calcext:value-type="float">
            <text:p>298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8" calcext:value-type="date">
            <text:p>1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86.1" calcext:value-type="float">
            <text:p>486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427" calcext:value-type="float">
            <text:p>427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42.4" calcext:value-type="float">
            <text:p>1042,4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6" calcext:value-type="float">
            <text:p>26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51.25" calcext:value-type="float">
            <text:p>551,2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1000" calcext:value-type="float">
            <text:p>10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60.2" calcext:value-type="float">
            <text:p>660,2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966.1" calcext:value-type="float">
            <text:p>966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84.9" calcext:value-type="float">
            <text:p>884,9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8.55" calcext:value-type="float">
            <text:p>188,5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6" calcext:value-type="float">
            <text:p>102,6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4.15" calcext:value-type="float">
            <text:p>264,1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oalhas</text:p>
          </table:table-cell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0" calcext:value-type="float">
            <text:p>100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37.35" calcext:value-type="float">
            <text:p>537,3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58.3" calcext:value-type="float">
            <text:p>458,3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" calcext:value-type="float">
            <text:p>4,0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73.1" calcext:value-type="float">
            <text:p>673,10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41.95" calcext:value-type="float">
            <text:p>841,95</text:p>
          </table:table-cell>
          <table:table-cell table:number-columns-repeated="5"/>
        </table:table-row>
        <table:table-row table:style-name="ro1">
          <table:table-cell table:style-name="ce39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4.6" calcext:value-type="float">
            <text:p>154,6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7" calcext:value-type="float">
            <text:p>102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29.1" calcext:value-type="float">
            <text:p>129,1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8.95" calcext:value-type="float">
            <text:p>188,9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apatilha/camiseta</text:p>
          </table:table-cell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mpressora</text:p>
          </table:table-cell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8.05" calcext:value-type="float">
            <text:p>118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58.3" calcext:value-type="float">
            <text:p>458,3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04.75" calcext:value-type="float">
            <text:p>104,7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4" calcext:value-type="float">
            <text:p>295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5.9" calcext:value-type="float">
            <text:p>395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8" calcext:value-type="date">
            <text:p>08/01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3.85" calcext:value-type="float">
            <text:p>213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7" calcext:value-type="float">
            <text:p>102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791.6" calcext:value-type="float">
            <text:p>791,6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tacadão</text:p>
          </table:table-cell>
          <table:table-cell table:style-name="ce15" office:value-type="float" office:value="250" calcext:value-type="float">
            <text:p>2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6.9" calcext:value-type="float">
            <text:p>186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08.6" calcext:value-type="float">
            <text:p>408,6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600.25" calcext:value-type="float">
            <text:p>600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25.25" calcext:value-type="float">
            <text:p>125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2.5" calcext:value-type="float">
            <text:p>322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3" calcext:value-type="date">
            <text:p>1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8.65" calcext:value-type="float">
            <text:p>268,6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130" calcext:value-type="float">
            <text:p>1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1.95" calcext:value-type="float">
            <text:p>291,9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 office:value-type="float" office:value="335.65" calcext:value-type="float">
            <text:p>335,6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Rebeca</text:p>
          </table:table-cell>
          <table:table-cell table:style-name="ce15" office:value-type="float" office:value="224.3" calcext:value-type="float">
            <text:p>224,3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6.45" calcext:value-type="float">
            <text:p>216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6" calcext:value-type="date">
            <text:p>1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41.9" calcext:value-type="float">
            <text:p>641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93" calcext:value-type="float">
            <text:p>9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olo Nati</text:p>
          </table:table-cell>
          <table:table-cell table:style-name="ce15" office:value-type="float" office:value="65" calcext:value-type="float">
            <text:p>6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2.6" calcext:value-type="float">
            <text:p>182,6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7.45" calcext:value-type="float">
            <text:p>247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.5" calcext:value-type="float">
            <text:p>11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6.35" calcext:value-type="float">
            <text:p>246,3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loro</text:p>
          </table:table-cell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3.5" calcext:value-type="float">
            <text:p>23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13" calcext:value-type="float">
            <text:p>51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5" calcext:value-type="float">
            <text:p>295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90.5" calcext:value-type="float">
            <text:p>390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5.5" calcext:value-type="float">
            <text:p>45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8.55" calcext:value-type="float">
            <text:p>348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6.5" calcext:value-type="float">
            <text:p>6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.85" calcext:value-type="float">
            <text:p>15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5.35" calcext:value-type="float">
            <text:p>435,3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ália</text:p>
          </table:table-cell>
          <table:table-cell table:style-name="ce15" office:value-type="float" office:value="55" calcext:value-type="float">
            <text:p>5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4.85" calcext:value-type="float">
            <text:p>234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6" calcext:value-type="date">
            <text:p>2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0.2" calcext:value-type="float">
            <text:p>250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8" calcext:value-type="float">
            <text:p>251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5.7" calcext:value-type="float">
            <text:p>335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41.4" calcext:value-type="float">
            <text:p>441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175" calcext:value-type="float">
            <text:p>17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2.85" calcext:value-type="float">
            <text:p>152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8" calcext:value-type="date">
            <text:p>2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25" calcext:value-type="float">
            <text:p>248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74.7" calcext:value-type="float">
            <text:p>474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6.2" calcext:value-type="float">
            <text:p>216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54" calcext:value-type="float">
            <text:p>54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85" calcext:value-type="float">
            <text:p>277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5.7" calcext:value-type="float">
            <text:p>335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8" calcext:value-type="float">
            <text:p>251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7.35" calcext:value-type="float">
            <text:p>367,3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4.3" calcext:value-type="float">
            <text:p>424,3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50" calcext:value-type="float">
            <text:p>8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00.5" calcext:value-type="float">
            <text:p>300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315.5" calcext:value-type="float">
            <text:p>315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6.85" calcext:value-type="float">
            <text:p>306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4" calcext:value-type="float">
            <text:p>295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01.9" calcext:value-type="float">
            <text:p>601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08" calcext:value-type="date">
            <text:p>0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5.8" calcext:value-type="float">
            <text:p>85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08.5" calcext:value-type="float">
            <text:p>408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4.4" calcext:value-type="float">
            <text:p>204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médio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1.5" calcext:value-type="float">
            <text:p>181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00" calcext:value-type="float">
            <text:p>3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8.5" calcext:value-type="float">
            <text:p>438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3" calcext:value-type="date">
            <text:p>1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9" calcext:value-type="float">
            <text:p>441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79.7" calcext:value-type="float">
            <text:p>379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3.55" calcext:value-type="float">
            <text:p>263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6.2" calcext:value-type="float">
            <text:p>276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4" calcext:value-type="float">
            <text:p>44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72" calcext:value-type="float">
            <text:p>7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9.4" calcext:value-type="float">
            <text:p>399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8" calcext:value-type="float">
            <text:p>2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7" calcext:value-type="float">
            <text:p>17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1.25" calcext:value-type="float">
            <text:p>271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85" calcext:value-type="float">
            <text:p>180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4" calcext:value-type="float">
            <text:p>114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0.25" calcext:value-type="float">
            <text:p>370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2" calcext:value-type="float">
            <text:p>5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44" calcext:value-type="float">
            <text:p>44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596" calcext:value-type="float">
            <text:p>596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2" calcext:value-type="date">
            <text:p>22/02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15" office:value-type="float" office:value="45" calcext:value-type="float">
            <text:p>4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office:value-type="string" calcext:value-type="string">
            <text:p>Dia 19/02</text:p>
          </table:table-cell>
          <table:table-cell table:style-name="ce15" office:value-type="float" office:value="300.45" calcext:value-type="float">
            <text:p>300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5.5" calcext:value-type="float">
            <text:p>115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3" calcext:value-type="date">
            <text:p>2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6.7" calcext:value-type="float">
            <text:p>166,7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99.85" calcext:value-type="float">
            <text:p>99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9.5" calcext:value-type="float">
            <text:p>219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9.4" calcext:value-type="float">
            <text:p>319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35.05" calcext:value-type="float">
            <text:p>135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4.85" calcext:value-type="float">
            <text:p>254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8" calcext:value-type="float">
            <text:p>27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41.35" calcext:value-type="float">
            <text:p>441,3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</text:p>
          </table:table-cell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380" calcext:value-type="float">
            <text:p>380,00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/>
          <table:table-cell table:style-name="ce15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416.45" calcext:value-type="float">
            <text:p>416,45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167.45" calcext:value-type="float">
            <text:p>167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/>
          <table:table-cell table:style-name="ce15" office:value-type="float" office:value="95" calcext:value-type="float">
            <text:p>9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1" calcext:value-type="date">
            <text:p>01/03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6.1" calcext:value-type="float">
            <text:p>376,1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1.55" calcext:value-type="float">
            <text:p>331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9.05" calcext:value-type="float">
            <text:p>319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3" calcext:value-type="float">
            <text:p>1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0.95" calcext:value-type="float">
            <text:p>160,9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6.25" calcext:value-type="float">
            <text:p>236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96.9" calcext:value-type="float">
            <text:p>696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8" calcext:value-type="float">
            <text:p>27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40" calcext:value-type="float">
            <text:p>40</text:p>
          </table:table-cell>
          <table:table-cell table:style-name="ce6" table:content-validation-name="val1"/>
          <table:table-cell table:style-name="ce15" office:value-type="float" office:value="414.5" calcext:value-type="float">
            <text:p>414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85" calcext:value-type="float">
            <text:p>248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1.5" calcext:value-type="float">
            <text:p>241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550" calcext:value-type="float">
            <text:p>5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0.25" calcext:value-type="float">
            <text:p>310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9.75" calcext:value-type="float">
            <text:p>379,7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65" calcext:value-type="float">
            <text:p>6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85" calcext:value-type="float">
            <text:p>8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05.05" calcext:value-type="float">
            <text:p>605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130" calcext:value-type="float">
            <text:p>1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4.9" calcext:value-type="float">
            <text:p>424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06.35" calcext:value-type="float">
            <text:p>406,3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3" calcext:value-type="float">
            <text:p>35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1.75" calcext:value-type="float">
            <text:p>281,7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/>
          <table:table-cell table:style-name="ce15" office:value-type="float" office:value="39" calcext:value-type="float">
            <text:p>39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79.8" calcext:value-type="float">
            <text:p>379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1.5" calcext:value-type="float">
            <text:p>241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0" calcext:value-type="float">
            <text:p>2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.4" calcext:value-type="float">
            <text:p>200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6.85" calcext:value-type="float">
            <text:p>316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6.75" calcext:value-type="float">
            <text:p>266,7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7.5" calcext:value-type="float">
            <text:p>427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39.8" calcext:value-type="float">
            <text:p>439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5.05" calcext:value-type="float">
            <text:p>425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8" calcext:value-type="date">
            <text:p>18/03/16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6" calcext:value-type="float">
            <text:p>16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9" calcext:value-type="date">
            <text:p>19/03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5" calcext:value-type="float">
            <text:p>46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93.45" calcext:value-type="float">
            <text:p>93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9.3" calcext:value-type="float">
            <text:p>189,3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5.05" calcext:value-type="float">
            <text:p>235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3" calcext:value-type="float">
            <text:p>2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4" calcext:value-type="date">
            <text:p>24/03/16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4" calcext:value-type="float">
            <text:p>499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41" calcext:value-type="float">
            <text:p>4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43" calcext:value-type="float">
            <text:p>4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32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463.35" calcext:value-type="float">
            <text:p>463,35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250" calcext:value-type="float">
            <text:p>25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office:value-type="string" calcext:value-type="string">
            <text:p>REFORMA</text:p>
          </table:table-cell>
          <table:table-cell table:style-name="ce58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0" calcext:value-type="float">
            <text:p>20</text:p>
          </table:table-cell>
          <table:table-cell/>
          <table:table-cell table:style-name="ce58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80" calcext:value-type="float">
            <text:p>8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58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/>
          <table:table-cell table:style-name="ce58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237.8" calcext:value-type="float">
            <text:p>237,8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9" calcext:value-type="date">
            <text:p>29/03/16</text:p>
          </table:table-cell>
          <table:table-cell table:style-name="ce40" office:value-type="float" office:value="12" calcext:value-type="float">
            <text:p>12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 table:style-name="ce58" office:value-type="float" office:value="210" calcext:value-type="float">
            <text:p>21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58" office:value-type="float" office:value="26" calcext:value-type="float">
            <text:p>26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42" calcext:value-type="float">
            <text:p>42</text:p>
          </table:table-cell>
          <table:table-cell/>
          <table:table-cell table:style-name="ce58" office:value-type="float" office:value="130" calcext:value-type="float">
            <text:p>13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381.45" calcext:value-type="float">
            <text:p>381,45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/>
          <table:table-cell table:style-name="ce58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35" calcext:value-type="float">
            <text:p>35</text:p>
          </table:table-cell>
          <table:table-cell/>
          <table:table-cell table:style-name="ce58" office:value-type="float" office:value="62" calcext:value-type="float">
            <text:p>62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9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60" office:value-type="float" office:value="312.65" calcext:value-type="float">
            <text:p>312,65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3" calcext:value-type="float">
            <text:p>13</text:p>
          </table:table-cell>
          <table:table-cell/>
          <table:table-cell table:style-name="ce60" office:value-type="float" office:value="307.1" calcext:value-type="float">
            <text:p>307,10</text:p>
          </table:table-cell>
          <table:table-cell table:number-columns-repeated="5"/>
        </table:table-row>
        <table:table-row table:style-name="ro1"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office:value-type="string" calcext:value-type="string">
            <text:p>VITRINE</text:p>
          </table:table-cell>
          <table:table-cell table:style-name="ce60" office:value-type="float" office:value="400" calcext:value-type="float">
            <text:p>400,00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60" office:value-type="float" office:value="362.15" calcext:value-type="float">
            <text:p>362,15</text:p>
          </table:table-cell>
          <table:table-cell table:number-columns-repeated="5"/>
        </table:table-row>
        <table:table-row table:style-name="ro1">
          <table:table-cell table:style-name="ce52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60" office:value-type="float" office:value="90" calcext:value-type="float">
            <text:p>9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2" calcext:value-type="float">
            <text:p>277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1.55" calcext:value-type="float">
            <text:p>451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145" calcext:value-type="float">
            <text:p>14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1.35" calcext:value-type="float">
            <text:p>251,3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4" table:content-validation-name="val1" office:value-type="string" calcext:value-type="string">
            <text:p>ACESSÓRIOS</text:p>
          </table:table-cell>
          <table:table-cell table:style-name="ce15" office:value-type="float" office:value="150" calcext:value-type="float">
            <text:p>1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55" calcext:value-type="float">
            <text:p>5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8" calcext:value-type="float">
            <text:p>43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1.55" calcext:value-type="float">
            <text:p>421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49.9" calcext:value-type="float">
            <text:p>349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ftalmo</text:p>
          </table:table-cell>
          <table:table-cell table:style-name="ce15" office:value-type="float" office:value="250" calcext:value-type="float">
            <text:p>2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sses bus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550" calcext:value-type="float">
            <text:p>5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number-columns-repeated="5"/>
        </table:table-row>
        <table:table-row table:style-name="ro1"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2" calcext:value-type="float">
            <text:p>31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71" calcext:value-type="float">
            <text:p>471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51.2" calcext:value-type="float">
            <text:p>551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8.55" calcext:value-type="float">
            <text:p>358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69.5" calcext:value-type="float">
            <text:p>269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4.9" calcext:value-type="float">
            <text:p>424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4.1" calcext:value-type="float">
            <text:p>374,1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6" calcext:value-type="float">
            <text:p>26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3.95" calcext:value-type="float">
            <text:p>323,9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80" calcext:value-type="float">
            <text:p>38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238" calcext:value-type="float">
            <text:p>238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0.2" calcext:value-type="float">
            <text:p>350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5" calcext:value-type="date">
            <text:p>15/04/16</text:p>
          </table:table-cell>
          <table:table-cell table:style-name="ce40" office:value-type="float" office:value="43" calcext:value-type="float">
            <text:p>43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6.85" calcext:value-type="float">
            <text:p>416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20" calcext:value-type="float">
            <text:p>5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39.8" calcext:value-type="float">
            <text:p>439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1.45" calcext:value-type="float">
            <text:p>161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1.2" calcext:value-type="float">
            <text:p>331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43.9" calcext:value-type="float">
            <text:p>443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2.1" calcext:value-type="float">
            <text:p>332,1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49.9" calcext:value-type="float">
            <text:p>349,9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3.85" calcext:value-type="float">
            <text:p>323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15.45" calcext:value-type="float">
            <text:p>515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5.85" calcext:value-type="float">
            <text:p>115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99.4" calcext:value-type="float">
            <text:p>199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3.2" calcext:value-type="float">
            <text:p>283,2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1.55" calcext:value-type="float">
            <text:p>311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5.25" calcext:value-type="float">
            <text:p>235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178.3" calcext:value-type="float">
            <text:p>178,3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551.75" calcext:value-type="float">
            <text:p>551,7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30" calcext:value-type="date">
            <text:p>30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30" calcext:value-type="date">
            <text:p>30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65" calcext:value-type="float">
            <text:p>6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30" calcext:value-type="date">
            <text:p>30/04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/>
          <table:table-cell table:style-name="ce15" office:value-type="float" office:value="70" calcext:value-type="float">
            <text:p>7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30" calcext:value-type="date">
            <text:p>30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/>
          <table:table-cell table:style-name="ce15" office:value-type="float" office:value="371" calcext:value-type="float">
            <text:p>371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4-30" calcext:value-type="date">
            <text:p>30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807.55" calcext:value-type="float">
            <text:p>807,5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4.3" calcext:value-type="float">
            <text:p>244,3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370.85" calcext:value-type="float">
            <text:p>370,8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47" calcext:value-type="float">
            <text:p>47</text:p>
          </table:table-cell>
          <table:table-cell table:style-name="ce6" table:content-validation-name="val1"/>
          <table:table-cell table:style-name="ce15" office:value-type="float" office:value="280.05" calcext:value-type="float">
            <text:p>280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2.65" calcext:value-type="float">
            <text:p>352,6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4" calcext:value-type="date">
            <text:p>04/05/16</text:p>
          </table:table-cell>
          <table:table-cell table:style-name="ce40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15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1.5" calcext:value-type="float">
            <text:p>331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3.25" calcext:value-type="float">
            <text:p>283,2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3.05" calcext:value-type="float">
            <text:p>443,0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i remédio</text:p>
          </table:table-cell>
          <table:table-cell table:style-name="ce15" office:value-type="float" office:value="190" calcext:value-type="float">
            <text:p>19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3.45" calcext:value-type="float">
            <text:p>353,4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48" calcext:value-type="float">
            <text:p>48</text:p>
          </table:table-cell>
          <table:table-cell table:style-name="ce6" table:content-validation-name="val1"/>
          <table:table-cell table:style-name="ce15" office:value-type="float" office:value="303.4" calcext:value-type="float">
            <text:p>303,4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6.8" calcext:value-type="float">
            <text:p>466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0.5" calcext:value-type="float">
            <text:p>450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169.5" calcext:value-type="float">
            <text:p>169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72" calcext:value-type="float">
            <text:p>472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6.65" calcext:value-type="float">
            <text:p>386,65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69.5" calcext:value-type="float">
            <text:p>269,5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15" office:value-type="float" office:value="400" calcext:value-type="float">
            <text:p>4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9.8" calcext:value-type="float">
            <text:p>279,8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3" calcext:value-type="float">
            <text:p>383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400" calcext:value-type="float">
            <text:p>400,0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2.6" calcext:value-type="float">
            <text:p>222,60</text:p>
          </table:table-cell>
          <table:table-cell table:number-columns-repeated="5"/>
        </table:table-row>
        <table:table-row table:style-name="ro1">
          <table:table-cell table:style-name="ce49" office:value-type="date" office:date-value="2016-05-13" calcext:value-type="date">
            <text:p>13/05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number-columns-repeated="5"/>
        </table:table-row>
        <table:table-row table:style-name="ro1" table:number-rows-repeated="10476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yriad Pro" svg:font-family="'Myriad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text>R$ </number:text>
      <number:number number:decimal-places="2" number:min-integer-digits="1" number:grouping="true"/>
    </number:number-style>
    <number:number-style style:name="N111">
      <number:number number:decimal-places="0" number:min-integer-digits="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6:47:38.9398657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15" style:display-name="PageStyle_ABR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15" style:display-name="PageStyle_MAI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-15" style:display-name="PageStyle_JUN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15" style:display-name="PageStyle_JUL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15" style:display-name="PageStyle_AGO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-15" style:display-name="PageStyle_SET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15" style:display-name="PageStyle_OUT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15" style:display-name="PageStyle_NOV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-15" style:display-name="PageStyle_DEZ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16" style:display-name="PageStyle_JAN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16" style:display-name="PageStyle_FEV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16" style:display-name="PageStyle_MAR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-16" style:display-name="PageStyle_ABR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16" style:display-name="PageStyle_MAI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16" style:display-name="PageStyle_JUN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16" style:display-name="PageStyle_JUL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16" style:display-name="PageStyle_AGO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-16" style:display-name="PageStyle_SET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16" style:display-name="PageStyle_OUT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16" style:display-name="PageStyle_NOV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16" style:display-name="PageStyle_DEZ-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oid phone</meta:initial-creator>
    <meta:creation-date>2015-07-24T18:26:12</meta:creation-date>
    <dc:date>2016-06-02T18:07:01.640432002</dc:date>
    <meta:generator>LibreOffice/4.2.8.2$Linux_X86_64 LibreOffice_project/420m0$Build-2</meta:generator>
    <meta:editing-duration>PT6H20M40S</meta:editing-duration>
    <meta:editing-cycles>39</meta:editing-cycles>
    <meta:document-statistic meta:table-count="15" meta:cell-count="9475" meta:object-count="0"/>
    <meta:user-defined meta:name="AppVersion">16.0300</meta:user-defined>
    <meta:user-defined meta:name="Company">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